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gnm="http://www.gnumeric.org/odf-extension/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0.10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381cm"/>
    </style:style>
    <style:style style:name="co13" style:family="table-column">
      <style:table-column-properties fo:break-before="auto" style:column-width="2.214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4.247cm"/>
    </style:style>
    <style:style style:name="co17" style:family="table-column">
      <style:table-column-properties fo:break-before="auto" style:column-width="3.14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2.522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0.18cm"/>
    </style:style>
    <style:style style:name="co22" style:family="table-column">
      <style:table-column-properties fo:break-before="auto" style:column-width="2.655cm"/>
    </style:style>
    <style:style style:name="co23" style:family="table-column">
      <style:table-column-properties fo:break-before="auto" style:column-width="2.667cm"/>
    </style:style>
    <style:style style:name="co24" style:family="table-column">
      <style:table-column-properties fo:break-before="auto" style:column-width="3.884cm"/>
    </style:style>
    <style:style style:name="co25" style:family="table-column">
      <style:table-column-properties fo:break-before="auto" style:column-width="3.03cm"/>
    </style:style>
    <style:style style:name="co26" style:family="table-column">
      <style:table-column-properties fo:break-before="auto" style:column-width="1.401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431cm"/>
    </style:style>
    <style:style style:name="co29" style:family="table-column">
      <style:table-column-properties fo:break-before="auto" style:column-width="1.723cm"/>
    </style:style>
    <style:style style:name="co30" style:family="table-column">
      <style:table-column-properties fo:break-before="auto" style:column-width="2.776cm"/>
    </style:style>
    <style:style style:name="co31" style:family="table-column">
      <style:table-column-properties fo:break-before="auto" style:column-width="2.196cm"/>
    </style:style>
    <style:style style:name="co32" style:family="table-column">
      <style:table-column-properties fo:break-before="auto" style:column-width="3.177cm"/>
    </style:style>
    <style:style style:name="co33" style:family="table-column">
      <style:table-column-properties fo:break-before="auto" style:column-width="2.759cm"/>
    </style:style>
    <style:style style:name="co34" style:family="table-column">
      <style:table-column-properties fo:break-before="auto" style:column-width="2.341cm"/>
    </style:style>
    <style:style style:name="co35" style:family="table-column">
      <style:table-column-properties fo:break-before="auto" style:column-width="1.45cm"/>
    </style:style>
    <style:style style:name="co36" style:family="table-column">
      <style:table-column-properties fo:break-before="auto" style:column-width="1.198cm"/>
    </style:style>
    <style:style style:name="ro1" style:family="table-row">
      <style:table-row-properties style:row-height="0.194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247cm" fo:break-before="auto" style:use-optimal-row-height="false"/>
    </style:style>
    <style:style style:name="ro4" style:family="table-row">
      <style:table-row-properties style:row-height="0.229cm" fo:break-before="auto" style:use-optimal-row-height="false"/>
    </style:style>
    <style:style style:name="ro5" style:family="table-row">
      <style:table-row-properties style:row-height="0.353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3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192cm" fo:break-before="auto" style:use-optimal-row-height="false"/>
    </style:style>
    <style:style style:name="ro10" style:family="table-row">
      <style:table-row-properties style:row-height="0.67cm" fo:break-before="auto" style:use-optimal-row-height="false"/>
    </style:style>
    <style:style style:name="ro11" style:family="table-row">
      <style:table-row-properties style:row-height="0.335cm" fo:break-before="auto" style:use-optimal-row-height="false"/>
    </style:style>
    <style:style style:name="ro12" style:family="table-row">
      <style:table-row-properties style:row-height="0.176cm" fo:break-before="auto" style:use-optimal-row-height="false"/>
    </style:style>
    <style:style style:name="ro13" style:family="table-row">
      <style:table-row-properties style:row-height="0.3cm" fo:break-before="page" style:use-optimal-row-height="false"/>
    </style:style>
    <style:style style:name="ro14" style:family="table-row">
      <style:table-row-properties style:row-height="0.175cm" fo:break-before="auto" style:use-optimal-row-height="false"/>
    </style:style>
    <style:style style:name="ro15" style:family="table-row">
      <style:table-row-properties style:row-height="0.653cm" fo:break-before="auto" style:use-optimal-row-height="false"/>
    </style:style>
    <style:style style:name="ro16" style:family="table-row">
      <style:table-row-properties style:row-height="0.316cm" fo:break-before="auto" style:use-optimal-row-height="false"/>
    </style:style>
    <style:style style:name="ro17" style:family="table-row">
      <style:table-row-properties style:row-height="0.318cm" fo:break-before="auto" style:use-optimal-row-height="false"/>
    </style:style>
    <style:style style:name="ro18" style:family="table-row">
      <style:table-row-properties style:row-height="0.605cm" fo:break-before="auto" style:use-optimal-row-height="true"/>
    </style:style>
    <style:style style:name="ro19" style:family="table-row">
      <style:table-row-properties style:row-height="0.21cm" fo:break-before="auto" style:use-optimal-row-height="false"/>
    </style:style>
    <style:style style:name="ro20" style:family="table-row">
      <style:table-row-properties style:row-height="1.923cm" fo:break-before="auto" style:use-optimal-row-height="false"/>
    </style:style>
    <style:style style:name="ro21" style:family="table-row">
      <style:table-row-properties style:row-height="0.28cm" fo:break-before="auto" style:use-optimal-row-height="false"/>
    </style:style>
    <style:style style:name="ro22" style:family="table-row">
      <style:table-row-properties style:row-height="0.545cm" fo:break-before="auto" style:use-optimal-row-height="true"/>
    </style:style>
    <style:style style:name="ro23" style:family="table-row">
      <style:table-row-properties style:row-height="0.272cm" fo:break-before="auto" style:use-optimal-row-height="false"/>
    </style:style>
    <style:style style:name="ro24" style:family="table-row">
      <style:table-row-properties style:row-height="0.452cm" fo:break-before="auto" style:use-optimal-row-height="true"/>
    </style:style>
    <style:style style:name="ro25" style:family="table-row">
      <style:table-row-properties style:row-height="0.452cm" fo:break-before="page" style:use-optimal-row-height="true"/>
    </style:style>
    <style:style style:name="ro26" style:family="table-row">
      <style:table-row-properties style:row-height="0.487cm" fo:break-before="auto" style:use-optimal-row-height="true"/>
    </style:style>
    <style:style style:name="ro27" style:family="table-row">
      <style:table-row-properties style:row-height="2.117cm" fo:break-before="auto" style:use-optimal-row-height="false"/>
    </style:style>
    <style:style style:name="ro28" style:family="table-row">
      <style:table-row-properties style:row-height="0.206cm" fo:break-before="auto" style:use-optimal-row-height="false"/>
    </style:style>
    <style:style style:name="ro29" style:family="table-row">
      <style:table-row-properties style:row-height="0.552cm" fo:break-before="auto" style:use-optimal-row-height="true"/>
    </style:style>
    <style:style style:name="ro30" style:family="table-row">
      <style:table-row-properties style:row-height="0.24cm" fo:break-before="auto" style:use-optimal-row-height="false"/>
    </style:style>
    <style:style style:name="ro31" style:family="table-row">
      <style:table-row-properties style:row-height="0.265cm" fo:break-before="auto" style:use-optimal-row-height="false"/>
    </style:style>
    <style:style style:name="ro32" style:family="table-row">
      <style:table-row-properties style:row-height="0.219cm" fo:break-before="auto" style:use-optimal-row-height="false"/>
    </style:style>
    <style:style style:name="ro33" style:family="table-row">
      <style:table-row-properties style:row-height="0.55cm" fo:break-before="page" style:use-optimal-row-height="false"/>
    </style:style>
    <style:style style:name="ro34" style:family="table-row">
      <style:table-row-properties style:row-height="2.593cm" fo:break-before="auto" style:use-optimal-row-height="false"/>
    </style:style>
    <style:style style:name="ro35" style:family="table-row">
      <style:table-row-properties style:row-height="2.522cm" fo:break-before="auto" style:use-optimal-row-height="false"/>
    </style:style>
    <style:style style:name="ro36" style:family="table-row">
      <style:table-row-properties style:row-height="0.282cm" fo:break-before="auto" style:use-optimal-row-height="false"/>
    </style:style>
    <style:style style:name="ro37" style:family="table-row">
      <style:table-row-properties style:row-height="0.337cm" fo:break-before="auto" style:use-optimal-row-height="false"/>
    </style:style>
    <style:style style:name="ro38" style:family="table-row">
      <style:table-row-properties style:row-height="1.852cm" fo:break-before="auto" style:use-optimal-row-height="false"/>
    </style:style>
    <style:style style:name="ro39" style:family="table-row">
      <style:table-row-properties style:row-height="1.85cm" fo:break-before="auto" style:use-optimal-row-height="false"/>
    </style:style>
    <style:style style:name="ro40" style:family="table-row">
      <style:table-row-properties style:row-height="0.2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middle"/>
      <style:paragraph-properties fo:text-align="center"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9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top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0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1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" style:family="table-cell" style:parent-style-name="Default" style:data-style-name="N137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8" style:family="table-cell" style:parent-style-name="Default" style:data-style-name="N1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000000" style:font-name="Sans" fo:font-size="11pt" style:font-size-asian="11pt" style:font-size-complex="11pt"/>
    </style:style>
    <style:style style:name="ce26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1pt" style:font-size-asian="11pt" style:font-size-complex="11pt"/>
    </style:style>
    <style:style style:name="ce26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1pt" style:font-size-asian="11pt" style:font-size-complex="11pt"/>
    </style:style>
    <style:style style:name="ce74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9" style:family="table-cell" style:parent-style-name="Default" style:data-style-name="N1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8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center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center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0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0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1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ce17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3" style:family="table-cell" style:parent-style-name="Default" style:data-style-name="N1">
      <style:table-cell-properties fo:background-color="#99ffff" fo:border="none"/>
      <style:text-properties fo:color="#000000" style:text-underline-style="solid" style:text-underline-width="auto" style:text-underline-color="font-color"/>
    </style:style>
    <style:style style:name="ce18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4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7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3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4" style:family="table-cell" style:parent-style-name="Default" style:data-style-name="N3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28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93" style:family="table-cell" style:parent-style-name="Default">
      <style:table-cell-properties fo:background-color="#ffffff"/>
    </style:style>
    <style:style style:name="ce213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2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3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5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7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8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5" style:family="table-cell" style:parent-style-name="Default" style:data-style-name="N1">
      <style:table-cell-properties style:glyph-orientation-vertical="auto" fo:background-color="#99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5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7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8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9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4" style:family="table-cell" style:parent-style-name="Default" style:data-style-name="N1">
      <style:table-cell-properties style:glyph-orientation-vertical="auto" fo:border-bottom="none" fo:background-color="#99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7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solid" style:text-underline-width="auto" style:text-underline-color="font-color"/>
    </style:style>
    <style:style style:name="ce23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34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  <style:text-properties fo:color="#000000" style:font-name="Sans" fo:font-size="11pt" style:font-size-asian="11pt" style:font-size-complex="11pt"/>
    </style:style>
    <style:style style:name="ce235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36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24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313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249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5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47" style:family="table-cell" style:parent-style-name="Default">
      <style:table-cell-properties fo:border-bottom="none" fo:border-left="0.06pt solid #000000" fo:border-right="0.06pt solid #000000" fo:border-top="none"/>
    </style:style>
    <style:style style:name="ce24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9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6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6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63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6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35" style:family="table-cell" style:parent-style-name="Default" style:data-style-name="N1">
      <style:table-cell-properties fo:border-bottom="none" fo:background-color="#ffffff" fo:border-left="0.06pt solid #000000" fo:border-right="0.06pt solid #000000" fo:border-top="0.06pt solid #000000"/>
    </style:style>
    <style:style style:name="ce311" style:family="table-cell" style:parent-style-name="Default" style:data-style-name="N1">
      <style:table-cell-properties fo:border-bottom="none" fo:background-color="#ffffff" fo:border-left="0.06pt solid #000000" fo:border-right="0.06pt solid #000000" fo:border-top="none"/>
    </style:style>
    <style:style style:name="ce312" style:family="table-cell" style:parent-style-name="Default" style:data-style-name="N1">
      <style:table-cell-properties fo:border-bottom="0.06pt solid #000000" fo:background-color="#ffffff" fo:border-left="0.06pt solid #000000" fo:border-right="0.06pt solid #000000" fo:border-top="none"/>
    </style:style>
    <style:style style:name="ce276" style:family="table-cell" style:parent-style-name="Default" style:data-style-name="N1">
      <style:table-cell-properties fo:border="0.06pt solid #000000"/>
    </style:style>
    <style:style style:name="ce277" style:family="table-cell" style:parent-style-name="Default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cm"/>
    </style:style>
    <style:style style:name="ce278" style:family="table-cell" style:parent-style-name="Default" style:data-style-name="N2">
      <style:table-cell-properties fo:border="0.06pt solid #000000"/>
    </style:style>
    <style:style style:name="ce281" style:family="table-cell" style:parent-style-name="Default" style:data-style-name="N1">
      <style:table-cell-properties fo:border="0.06pt solid #000000"/>
      <style:map style:condition="cell-content()&lt;10" style:apply-style-name="Default" style:base-cell-address="EuroEastAsianRatio.E6"/>
      <style:map style:condition="cell-content()&lt;=100" style:apply-style-name="Times10" style:base-cell-address="EuroEastAsianRatio.E6"/>
      <style:map style:condition="cell-content()&lt;500" style:apply-style-name="Times100" style:base-cell-address="EuroEastAsianRatio.E6"/>
      <style:map style:condition="cell-content()&lt;1000" style:apply-style-name="Times500" style:base-cell-address="EuroEastAsianRatio.E6"/>
      <style:map style:condition="cell-content()&gt;=1000" style:apply-style-name="Times1000" style:base-cell-address="EuroEastAsianRatio.E6"/>
    </style:style>
    <style:style style:name="ce287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ce292" style:family="table-cell" style:parent-style-name="Default" style:data-style-name="N1">
      <style:table-cell-properties fo:border="0.06pt solid #000000"/>
      <style:map style:condition="cell-content()&lt;10" style:apply-style-name="Default" style:base-cell-address="EuroEastAsianRatio.E27"/>
      <style:map style:condition="cell-content()&lt;100" style:apply-style-name="Times10" style:base-cell-address="EuroEastAsianRatio.E27"/>
      <style:map style:condition="cell-content()&lt;500" style:apply-style-name="Times100" style:base-cell-address="EuroEastAsianRatio.E27"/>
      <style:map style:condition="cell-content()&lt;1000" style:apply-style-name="Times500" style:base-cell-address="EuroEastAsianRatio.E27"/>
      <style:map style:condition="cell-content()&gt;=1000" style:apply-style-name="Times1000" style:base-cell-address="EuroEastAsianRatio.E27"/>
    </style:style>
    <style:style style:name="ce294" style:family="table-cell" style:parent-style-name="Default" style:data-style-name="N1">
      <style:table-cell-properties fo:background-color="#ffff66" fo:border="none"/>
      <style:text-properties fo:color="#000000" style:text-underline-style="solid" style:text-underline-width="auto" style:text-underline-color="font-color"/>
    </style:style>
    <style:style style:name="ce296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ce297" style:family="table-cell" style:parent-style-name="Default" style:data-style-name="N1">
      <style:table-cell-properties fo:background-color="#ff3333" fo:border="none"/>
      <style:text-properties fo:color="#ffffff"/>
    </style:style>
    <style:style style:name="ce300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1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30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2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322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none"/>
    </style:style>
    <style:style style:name="ce323" style:family="table-cell" style:parent-style-name="Default" style:data-style-name="N1">
      <style:table-cell-properties fo:border-bottom="none" fo:background-color="#ffff66" fo:border-left="none" fo:border-right="0.06pt solid #000000" fo:border-top="none"/>
      <style:text-properties fo:color="#000000" style:text-underline-style="none"/>
    </style:style>
    <style:style style:name="ce324" style:family="table-cell" style:parent-style-name="Default" style:data-style-name="N1">
      <style:table-cell-properties fo:border-bottom="none" fo:background-color="#ffcc00" fo:border-left="none" fo:border-right="0.06pt solid #000000" fo:border-top="none"/>
      <style:text-properties fo:color="#000000" style:text-underline-style="none"/>
    </style:style>
    <style:style style:name="ce325" style:family="table-cell" style:parent-style-name="Default" style:data-style-name="N1">
      <style:table-cell-properties fo:border-bottom="none" fo:background-color="#ff3333" fo:border-left="none" fo:border-right="0.06pt solid #000000" fo:border-top="none"/>
      <style:text-properties fo:color="#ffffff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1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1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0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8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1pt" style:font-size-asian="11pt" style:font-size-complex="11pt"/>
    </style:style>
    <style:style style:name="ce409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style:font-name="Sans" fo:font-size="11pt" style:font-size-asian="11pt" style:font-size-complex="11pt"/>
    </style:style>
    <style:style style:name="ce15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7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5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415" style:family="table-cell" style:parent-style-name="Default">
      <style:table-cell-properties fo:background-color="#ffffff"/>
      <style:text-properties fo:color="#000000" style:font-name="Sans" fo:font-size="11pt" style:font-size-asian="11pt" style:font-size-complex="11pt"/>
    </style:style>
    <style:style style:name="ce330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3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9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1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  <style:text-properties fo:color="#000000" style:font-name="Sans" fo:font-size="11pt" fo:font-weight="bold" style:font-size-asian="11pt" style:font-weight-asian="bold" style:font-size-complex="11pt" style:font-weight-complex="bold"/>
    </style:style>
    <style:style style:name="ce42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4" style:family="table-cell" style:parent-style-name="Default">
      <style:table-cell-properties fo:border-bottom="none" fo:border-left="none" fo:border-right="0.06pt solid #000000" fo:border-top="0.06pt solid #000000"/>
    </style:style>
    <style:style style:name="ce425" style:family="table-cell" style:parent-style-name="Default" style:data-style-name="N1">
      <style:table-cell-properties fo:background-color="#ffffff"/>
    </style:style>
    <style:style style:name="ce426" style:family="table-cell" style:parent-style-name="Default" style:data-style-name="N2">
      <style:table-cell-properties fo:border="0.06pt solid #000000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27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28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25"/>
      <style:map style:condition="cell-content()&lt;100" style:apply-style-name="Times10" style:base-cell-address="CitiesRatio.E25"/>
      <style:map style:condition="cell-content()&lt;500" style:apply-style-name="Times100" style:base-cell-address="CitiesRatio.E25"/>
      <style:map style:condition="cell-content()&lt;1000" style:apply-style-name="Times500" style:base-cell-address="CitiesRatio.E25"/>
      <style:map style:condition="cell-content()&gt;=1000" style:apply-style-name="Times1000" style:base-cell-address="CitiesRatio.E25"/>
    </style:style>
    <style:style style:name="ce429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25"/>
      <style:map style:condition="cell-content()&lt;100" style:apply-style-name="Times10" style:base-cell-address="CitiesRatio.E25"/>
      <style:map style:condition="cell-content()&lt;500" style:apply-style-name="Times100" style:base-cell-address="CitiesRatio.E25"/>
      <style:map style:condition="cell-content()&lt;1000" style:apply-style-name="Times500" style:base-cell-address="CitiesRatio.E25"/>
      <style:map style:condition="cell-content()&gt;=1000" style:apply-style-name="Times1000" style:base-cell-address="CitiesRatio.E25"/>
    </style:style>
    <style:style style:name="ce430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25"/>
      <style:map style:condition="cell-content()&lt;100" style:apply-style-name="Times10" style:base-cell-address="CitiesRatio.E25"/>
      <style:map style:condition="cell-content()&lt;500" style:apply-style-name="Times100" style:base-cell-address="CitiesRatio.E25"/>
      <style:map style:condition="cell-content()&lt;1000" style:apply-style-name="Times500" style:base-cell-address="CitiesRatio.E25"/>
      <style:map style:condition="cell-content()&gt;=1000" style:apply-style-name="Times1000" style:base-cell-address="CitiesRatio.E25"/>
    </style:style>
    <style:style style:name="ce452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32" style:family="table-cell" style:parent-style-name="Default" style:data-style-name="N1"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33" style:family="table-cell" style:parent-style-name="Default">
      <style:table-cell-properties style:glyph-orientation-vertical="auto" fo:border-bottom="none" fo:background-color="#ffffff" style:text-align-source="fix" style:repeat-content="false" fo:border-left="none" style:direction="ttb" fo:border-right="none" style:rotation-angle="0" fo:border-top="0.06pt solid #000000"/>
      <style:paragraph-properties fo:text-align="end" fo:margin-left="0cm"/>
    </style:style>
    <style:style style:name="ce434" style:family="table-cell" style:parent-style-name="Default" style:data-style-name="N2">
      <style:table-cell-properties fo:background-color="#ffffff"/>
    </style:style>
    <style:style style:name="ce435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M25"/>
      <style:map style:condition="cell-content()&lt;100" style:apply-style-name="Times10" style:base-cell-address="CitiesRatio.M25"/>
      <style:map style:condition="cell-content()&lt;500" style:apply-style-name="Times100" style:base-cell-address="CitiesRatio.M25"/>
      <style:map style:condition="cell-content()&lt;1000" style:apply-style-name="Times500" style:base-cell-address="CitiesRatio.M25"/>
      <style:map style:condition="cell-content()&gt;=1000" style:apply-style-name="Times1000" style:base-cell-address="CitiesRatio.M25"/>
    </style:style>
    <style:style style:name="ce379" style:family="table-cell" style:parent-style-name="Default">
      <style:table-cell-properties style:glyph-orientation-vertical="auto" fo:border-bottom="none" fo:background-color="#ffffff" style:text-align-source="fix" style:repeat-content="false" fo:border-left="none" style:direction="ttb" fo:border-right="0.06pt solid #000000" style:rotation-angle="0" fo:border-top="0.06pt solid #000000"/>
      <style:paragraph-properties fo:text-align="end" fo:margin-left="0cm"/>
    </style:style>
    <style:style style:name="ce436" style:family="table-cell" style:parent-style-name="Default" style:data-style-name="N2">
      <style:table-cell-properties fo:border-bottom="none" fo:background-color="#ffffff" fo:border-left="none" fo:border-right="0.06pt solid #000000" fo:border-top="none"/>
    </style:style>
    <style:style style:name="ce437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38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M25"/>
      <style:map style:condition="cell-content()&lt;100" style:apply-style-name="Times10" style:base-cell-address="CitiesRatio.M25"/>
      <style:map style:condition="cell-content()&lt;500" style:apply-style-name="Times100" style:base-cell-address="CitiesRatio.M25"/>
      <style:map style:condition="cell-content()&lt;1000" style:apply-style-name="Times500" style:base-cell-address="CitiesRatio.M25"/>
      <style:map style:condition="cell-content()&gt;=1000" style:apply-style-name="Times1000" style:base-cell-address="CitiesRatio.M25"/>
    </style:style>
    <style:style style:name="ce328" style:family="table-cell" style:parent-style-name="Default">
      <style:table-cell-properties fo:background-color="#ffffff" fo:border="none"/>
      <style:text-properties fo:font-size="11pt" style:font-size-asian="11pt" style:font-size-complex="11pt"/>
    </style:style>
    <style:style style:name="ce3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8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font-size="11pt" style:font-size-asian="11pt" style:font-size-complex="11pt"/>
    </style:style>
    <style:style style:name="ce239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1pt" style:font-size-asian="11pt" style:font-size-complex="11pt"/>
    </style:style>
    <style:style style:name="ce120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size="11pt" style:font-size-asian="11pt" style:font-size-complex="11pt"/>
    </style:style>
    <style:style style:name="ce23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282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Sans" fo:font-size="11pt" style:font-size-asian="11pt" style:font-size-complex="11pt"/>
    </style:style>
    <style:style style:name="ce283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style:font-name="Sans" fo:font-size="11pt" style:font-size-asian="11pt" style:font-size-complex="11pt"/>
    </style:style>
    <style:style style:name="ce242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font-size="11pt" style:font-size-asian="11pt" style:font-size-complex="11pt"/>
    </style:style>
    <style:style style:name="ce243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1pt" style:font-size-asian="11pt" style:font-size-complex="11pt"/>
    </style:style>
    <style:style style:name="ce156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1pt" style:font-size-asian="11pt" style:font-size-complex="11pt"/>
    </style:style>
    <style:style style:name="ce28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11pt" style:font-size-asian="11pt" style:font-size-complex="11pt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11pt" style:font-size-asian="11pt" style:font-size-complex="11pt"/>
    </style:style>
    <style:style style:name="ce28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0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11pt" style:font-size-asian="11pt" style:font-size-complex="11pt"/>
    </style:style>
    <style:style style:name="ce306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03" style:family="table-cell" style:parent-style-name="Default" style:data-style-name="N4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Sans" fo:font-size="11pt" style:font-size-asian="11pt" style:font-size-complex="11pt"/>
    </style:style>
    <style:style style:name="ce304" style:family="table-cell" style:parent-style-name="Default" style:data-style-name="N4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Sans" fo:font-size="11pt" style:font-size-asian="11pt" style:font-size-complex="11pt"/>
    </style:style>
    <style:style style:name="ce307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Sans" fo:font-size="11pt" style:font-size-asian="11pt" style:font-size-complex="11pt"/>
    </style:style>
    <style:style style:name="ce3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Sans" fo:font-size="11pt" style:font-size-asian="11pt" style:font-size-complex="11pt"/>
    </style:style>
    <style:style style:name="ce27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Sans" fo:font-size="11pt" style:font-size-asian="11pt" style:font-size-complex="11pt"/>
    </style:style>
    <style:style style:name="ce358" style:family="table-cell" style:parent-style-name="Default" style:data-style-name="N1">
      <style:table-cell-properties fo:border-bottom="none" fo:background-color="#99ffff" fo:border-left="0.06pt solid #000000" fo:border-right="0.06pt solid #000000" fo:border-top="none"/>
    </style:style>
    <style:style style:name="ce279" style:family="table-cell" style:parent-style-name="Default">
      <style:table-cell-properties fo:background-color="#ffffff" fo:border="none"/>
    </style:style>
    <style:style style:name="ce280" style:family="table-cell" style:parent-style-name="Default" style:data-style-name="N1">
      <style:table-cell-properties fo:background-color="#ffffff" fo:border="none"/>
    </style:style>
    <style:style style:name="ce361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05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18" style:family="table-cell" style:parent-style-name="Default" style:data-style-name="N137">
      <style:table-cell-properties fo:border-bottom="0.06pt solid #000000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16" style:family="table-cell" style:parent-style-name="Default" style:data-style-name="N142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Sans" fo:font-size="11pt" style:font-size-asian="11pt" style:font-size-complex="11pt"/>
    </style:style>
    <style:style style:name="ce319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8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9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5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000000" style:font-name="Sans" fo:font-size="11pt" style:font-size-asian="11pt" style:font-size-complex="11pt"/>
    </style:style>
    <style:style style:name="ce3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Sans" fo:font-size="11pt" style:font-size-asian="11pt" style:font-size-complex="11pt"/>
    </style:style>
    <style:style style:name="ce37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text-underline-style="solid" style:text-underline-width="auto" style:text-underline-color="font-color"/>
    </style:style>
    <style:style style:name="ce378" style:family="table-cell" style:parent-style-name="Default">
      <style:table-cell-properties fo:border-bottom="0.06pt solid #000000" fo:background-color="#ffffff" fo:border-left="none" fo:border-right="none" fo:border-top="none"/>
      <style:text-properties style:text-underline-style="solid" style:text-underline-width="auto" style:text-underline-color="font-color"/>
    </style:style>
    <style:style style:name="ce380" style:family="table-cell" style:parent-style-name="Default">
      <style:table-cell-properties fo:background-color="transparent"/>
    </style:style>
    <style:style style:name="ce381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</style:style>
    <style:style style:name="ce382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</style:style>
    <style:style style:name="ce383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</style:style>
    <style:style style:name="ce38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507" style:family="table-cell" style:parent-style-name="Default" style:data-style-name="N1">
      <style:table-cell-properties fo:border="0.06pt solid #000000"/>
      <style:map style:condition="cell-content()&lt;10" style:apply-style-name="Default" style:base-cell-address="TopUSA_AsianRatio.E7"/>
      <style:map style:condition="cell-content()&lt;=100" style:apply-style-name="Times10" style:base-cell-address="TopUSA_AsianRatio.E7"/>
      <style:map style:condition="cell-content()&lt;500" style:apply-style-name="Times100" style:base-cell-address="TopUSA_AsianRatio.E7"/>
      <style:map style:condition="cell-content()&lt;1000" style:apply-style-name="Times500" style:base-cell-address="TopUSA_AsianRatio.E7"/>
      <style:map style:condition="cell-content()&gt;=1000" style:apply-style-name="Times1000" style:base-cell-address="TopUSA_AsianRatio.E7"/>
    </style:style>
    <style:style style:name="ce388" style:family="table-cell" style:parent-style-name="Times500">
      <style:table-cell-properties fo:border-bottom="0.06pt solid #000000" fo:background-color="#ffffff" fo:border-left="none" fo:border-right="none" fo:border-top="none"/>
    </style:style>
    <style:style style:name="ce389" style:family="table-cell" style:parent-style-name="Times500">
      <style:table-cell-properties fo:background-color="transparent"/>
    </style:style>
    <style:style style:name="ce510" style:family="table-cell" style:parent-style-name="Default" style:data-style-name="N1">
      <style:table-cell-properties fo:border="0.06pt solid #000000"/>
      <style:map style:condition="cell-content()&lt;10" style:apply-style-name="Default" style:base-cell-address="TopUSA_AsianRatio.E31"/>
      <style:map style:condition="cell-content()&lt;100" style:apply-style-name="Times10" style:base-cell-address="TopUSA_AsianRatio.E31"/>
      <style:map style:condition="cell-content()&lt;500" style:apply-style-name="Times100" style:base-cell-address="TopUSA_AsianRatio.E31"/>
      <style:map style:condition="cell-content()&lt;1000" style:apply-style-name="Times500" style:base-cell-address="TopUSA_AsianRatio.E31"/>
      <style:map style:condition="cell-content()&gt;=1000" style:apply-style-name="Times1000" style:base-cell-address="TopUSA_AsianRatio.E31"/>
    </style:style>
    <style:style style:name="ce391" style:family="table-cell" style:parent-style-name="Default" style:data-style-name="N150">
      <style:table-cell-properties fo:border="0.06pt solid #000000"/>
      <style:map style:condition="cell-content()&lt;10" style:apply-style-name="Default" style:base-cell-address="TopUSA_AsianRatio.E31"/>
      <style:map style:condition="cell-content()&lt;100" style:apply-style-name="Times10" style:base-cell-address="TopUSA_AsianRatio.E31"/>
      <style:map style:condition="cell-content()&lt;500" style:apply-style-name="Times100" style:base-cell-address="TopUSA_AsianRatio.E31"/>
      <style:map style:condition="cell-content()&lt;1000" style:apply-style-name="Times500" style:base-cell-address="TopUSA_AsianRatio.E31"/>
      <style:map style:condition="cell-content()&gt;=1000" style:apply-style-name="Times1000" style:base-cell-address="TopUSA_AsianRatio.E31"/>
    </style:style>
    <style:style style:name="ce393" style:family="table-cell" style:parent-style-name="Default" style:data-style-name="N1">
      <style:table-cell-properties fo:border-bottom="0.06pt solid #000000" fo:background-color="#ffffff" fo:border-left="none" fo:border-right="none" fo:border-top="none"/>
      <style:text-properties fo:color="#000000" style:text-underline-style="none"/>
    </style:style>
    <style:style style:name="ce394" style:family="table-cell" style:parent-style-name="Default" style:data-style-name="N1">
      <style:table-cell-properties fo:background-color="transparent" fo:border="none"/>
      <style:text-properties fo:color="#000000" style:text-underline-style="none"/>
    </style:style>
    <style:style style:name="ce395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style:rotation-angle="0" fo:border-top="0.06pt solid #000000"/>
      <style:paragraph-properties fo:text-align="end" fo:margin-left="0cm"/>
    </style:style>
    <style:style style:name="ce396" style:family="table-cell" style:parent-style-name="Default">
      <style:table-cell-properties style:glyph-orientation-vertical="auto" style:text-align-source="fix" style:repeat-content="false" style:direction="ttb" style:rotation-angle="0"/>
      <style:paragraph-properties fo:text-align="end" fo:margin-left="0cm"/>
    </style:style>
    <style:style style:name="ce399" style:family="table-cell" style:parent-style-name="Default" style:data-style-name="N1">
      <style:table-cell-properties fo:border-bottom="0.06pt solid #000000" fo:background-color="#ffffff" fo:border-left="none" fo:border-right="0.06pt solid #000000" fo:border-top="none"/>
      <style:text-properties fo:color="#000000" style:text-underline-style="none"/>
    </style:style>
    <style:style style:name="ce400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0.06pt solid #000000" style:rotation-angle="0" fo:border-top="none"/>
      <style:paragraph-properties fo:text-align="end" fo:margin-left="0cm"/>
    </style:style>
    <style:style style:name="ce401" style:family="table-cell" style:parent-style-name="Default">
      <style:table-cell-properties style:glyph-orientation-vertical="auto" style:text-align-source="fix" style:repeat-content="false" fo:border="none" style:direction="ttb" style:rotation-angle="0"/>
      <style:paragraph-properties fo:text-align="end" fo:margin-left="0cm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RS Histor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1">
          <table:table-cell table:style-name="ce8"/>
          <table:table-cell table:style-name="ce22"/>
          <table:table-cell table:style-name="ce122" table:number-columns-repeated="7"/>
          <table:table-cell table:number-columns-repeated="55"/>
        </table:table-row>
        <table:table-row table:style-name="ro2">
          <table:table-cell table:style-name="ce8"/>
          <table:table-cell table:style-name="ce30" office:value-type="string" calcext:value-type="string">
            <text:p>2003 SARS outbreak</text:p>
          </table:table-cell>
          <table:table-cell table:style-name="ce158" table:number-columns-repeated="2"/>
          <table:table-cell table:style-name="ce218" office:value-type="string" calcext:value-type="string">
            <text:p>2003 年 SARS 事件</text:p>
          </table:table-cell>
          <table:table-cell table:style-name="ce158" table:number-columns-repeated="3"/>
          <table:table-cell table:style-name="ce151" office:value-type="string" calcext:value-type="string">
            <text:p>Historical Data</text:p>
          </table:table-cell>
          <table:table-cell table:style-name="ce176" office:value-type="string" calcext:value-type="string">
            <text:p>歷史資料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Hong Kong and Taiwan was hit hard by SARS in 2003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Wearing face mask or face shield is a common knowledge now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香港及台灣受到 2003 年 SARS 事件重擊，市民帶口罩或面罩現在已經成為普通常識。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4">
          <table:table-cell table:style-name="ce8"/>
          <table:table-cell table:style-name="ce44"/>
          <table:table-cell table:style-name="ce161" table:number-columns-repeated="7"/>
          <table:table-cell table:style-name="ce266"/>
          <table:table-cell table:number-columns-repeated="54"/>
        </table:table-row>
        <table:table-row table:style-name="ro2">
          <table:table-cell table:style-name="ce8"/>
          <table:table-cell table:style-name="ce30"/>
          <table:table-cell table:style-name="ce162"/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2003 SARS outbreak</text:p>
          </table:table-cell>
          <table:table-cell table:style-name="ce16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historical data</text:p>
          </table:table-cell>
          <table:covered-table-cell table:style-name="ce16"/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4" office:value-type="string" calcext:value-type="string">
            <text:p>China (mainland)</text:p>
          </table:table-cell>
          <table:table-cell table:style-name="ce25" office:value-type="string" calcext:value-type="string">
            <text:p>中國大陸</text:p>
          </table:table-cell>
          <table:table-cell table:style-name="ce25" office:value-type="float" office:value="5327" calcext:value-type="float">
            <text:p>5327</text:p>
          </table:table-cell>
          <table:table-cell table:style-name="ce25" office:value-type="float" office:value="349" calcext:value-type="float">
            <text:p>349</text:p>
          </table:table-cell>
          <table:table-cell table:style-name="ce41" office:value-type="float" office:value="1433783686" calcext:value-type="float">
            <text:p>1,433,783,686</text:p>
          </table:table-cell>
          <table:table-cell table:style-name="ce46" table:formula="of:=[.F11]*1000000/[.H11]" office:value-type="float" office:value="3.71534426846589" calcext:value-type="float">
            <text:p>3.72</text:p>
          </table:table-cell>
          <table:table-cell table:style-name="ce74" table:formula="of:=[.G11]*1000000/[.H11]" office:value-type="float" office:value="0.243411892189712" calcext:value-type="float">
            <text:p>0.2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<text:s/>2003 年 SARS 事件</text:p>
          </table:table-cell>
          <table:covered-table-cell table:style-name="ce17"/>
          <table:table-cell table:style-name="ce25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25" office:value-type="float" office:value="1755" calcext:value-type="float">
            <text:p>1755</text:p>
          </table:table-cell>
          <table:table-cell table:style-name="ce25" office:value-type="float" office:value="299" calcext:value-type="float">
            <text:p>299</text:p>
          </table:table-cell>
          <table:table-cell table:style-name="ce41" office:value-type="float" office:value="7436154" calcext:value-type="float">
            <text:p>7,436,154</text:p>
          </table:table-cell>
          <table:table-cell table:style-name="ce46" table:formula="of:=[.F12]*1000000/[.H12]" office:value-type="float" office:value="236.009098251596" calcext:value-type="float">
            <text:p>236.01</text:p>
          </table:table-cell>
          <table:table-cell table:style-name="ce46" table:formula="of:=[.G12]*1000000/[.H12]" office:value-type="float" office:value="40.2089574799016" calcext:value-type="float">
            <text:p>40.2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歷史數據</text:p>
          </table:table-cell>
          <table:covered-table-cell table:style-name="ce17"/>
          <table:table-cell table:style-name="ce25" office:value-type="string" calcext:value-type="string">
            <text:p>Taiwan</text:p>
          </table:table-cell>
          <table:table-cell table:style-name="ce24" office:value-type="string" calcext:value-type="string">
            <text:p>台灣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73" calcext:value-type="float">
            <text:p>73</text:p>
          </table:table-cell>
          <table:table-cell table:style-name="ce41" office:value-type="float" office:value="23773876" calcext:value-type="float">
            <text:p>23,773,876</text:p>
          </table:table-cell>
          <table:table-cell table:style-name="ce46" table:formula="of:=[.F13]*1000000/[.H13]" office:value-type="float" office:value="14.5537900508945" calcext:value-type="float">
            <text:p>14.55</text:p>
          </table:table-cell>
          <table:table-cell table:style-name="ce46" table:formula="of:=[.G13]*1000000/[.H13]" office:value-type="float" office:value="3.07059732287659" calcext:value-type="float">
            <text:p>3.0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5" office:value-type="string" calcext:value-type="string">
            <text:p>Canada</text:p>
          </table:table-cell>
          <table:table-cell table:style-name="ce25" office:value-type="string" calcext:value-type="string">
            <text:p>加拿大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43" calcext:value-type="float">
            <text:p>43</text:p>
          </table:table-cell>
          <table:table-cell table:style-name="ce41" office:value-type="float" office:value="37968566" calcext:value-type="float">
            <text:p>37,968,566</text:p>
          </table:table-cell>
          <table:table-cell table:style-name="ce46" table:formula="of:=[.F14]*1000000/[.H14]" office:value-type="float" office:value="6.61073162468132" calcext:value-type="float">
            <text:p>6.61</text:p>
          </table:table-cell>
          <table:table-cell table:style-name="ce46" table:formula="of:=[.G14]*1000000/[.H14]" office:value-type="float" office:value="1.13251577633983" calcext:value-type="float">
            <text:p>1.1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4"/>
          <table:table-cell table:style-name="ce18"/>
          <table:table-cell table:style-name="ce26" office:value-type="string" calcext:value-type="string">
            <text:p>Singapore</text:p>
          </table:table-cell>
          <table:table-cell table:style-name="ce33" office:value-type="string" calcext:value-type="string">
            <text:p>新加玻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3" calcext:value-type="float">
            <text:p>33</text:p>
          </table:table-cell>
          <table:table-cell table:style-name="ce42" office:value-type="float" office:value="5804337" calcext:value-type="float">
            <text:p>5,804,337</text:p>
          </table:table-cell>
          <table:table-cell table:style-name="ce47" table:formula="of:=[.F15]*1000000/[.H15]" office:value-type="float" office:value="41.0038217973905" calcext:value-type="float">
            <text:p>41.00</text:p>
          </table:table-cell>
          <table:table-cell table:style-name="ce47" table:formula="of:=[.G15]*1000000/[.H15]" office:value-type="float" office:value="5.68540386266338" calcext:value-type="float">
            <text:p>5.69</text:p>
          </table:table-cell>
          <table:table-cell table:number-columns-repeated="54"/>
        </table:table-row>
        <table:table-row table:style-name="ro5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1">Hong Kong and China comparison  香港與中國大陸</text:span>比較</text:p>
          </table:table-cell>
          <table:table-cell table:style-name="ce159" table:number-columns-repeated="3"/>
          <table:table-cell table:style-name="ce37" office:value-type="string" calcext:value-type="string">
            <text:p>Hong Kong</text:p>
          </table:table-cell>
          <table:table-cell table:style-name="ce37" office:value-type="string" calcext:value-type="string">
            <text:p>China</text:p>
          </table:table-cell>
          <table:table-cell table:style-name="ce37"/>
          <table:table-cell table:style-name="ce159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3"/>
          <table:table-cell table:style-name="ce38" office:value-type="string" calcext:value-type="string">
            <text:p>香港</text:p>
          </table:table-cell>
          <table:table-cell table:style-name="ce38" office:value-type="string" calcext:value-type="string">
            <text:p>中國大陸</text:p>
          </table:table-cell>
          <table:table-cell table:style-name="ce37"/>
          <table:table-cell table:style-name="ce159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12]" office:value-type="float" office:value="236.009098251596" calcext:value-type="float">
            <text:p>236.01</text:p>
          </table:table-cell>
          <table:table-cell table:style-name="ce39" table:formula="of:=[.I11]" office:value-type="float" office:value="3.71534426846589" calcext:value-type="float">
            <text:p>3.72</text:p>
          </table:table-cell>
          <table:table-cell table:style-name="ce19"/>
          <table:table-cell table:style-name="ce48" table:formula="of:=[.F19]/[.G19]" office:value-type="float" office:value="63.5228073626262" calcext:value-type="float">
            <text:p>64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0" table:formula="of:=[.J12]" office:value-type="float" office:value="40.2089574799016" calcext:value-type="float">
            <text:p>40.2090</text:p>
          </table:table-cell>
          <table:table-cell table:style-name="ce40" table:formula="of:=[.J11]" office:value-type="float" office:value="0.243411892189712" calcext:value-type="float">
            <text:p>0.2434</text:p>
          </table:table-cell>
          <table:table-cell table:style-name="ce19" table:number-columns-repeated="2"/>
          <table:table-cell table:style-name="ce59" table:formula="of:=[.F20]/[.G20]" office:value-type="float" office:value="165.18896064685" calcext:value-type="float">
            <text:p>165</text:p>
          </table:table-cell>
          <table:table-cell table:number-columns-repeated="54"/>
        </table:table-row>
        <table:table-row table:style-name="ro6">
          <table:table-cell table:style-name="ce8"/>
          <table:table-cell table:style-name="ce31"/>
          <table:table-cell table:style-name="ce19" table:number-columns-repeated="3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In 2003, Hong Kong cases per million was 64 times and deaths per million was 165 times of China.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在 2003 年，香港的每百萬感染病例數是中國大陸的 64 倍，每百萬死亡人數是 165 倍。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Hong Kong people did not know the importance of face mask and face shield and learned the lesson.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當時香港人還末知道口罩及面罩的重要性，上了重要的一課。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7">
          <table:table-cell table:style-name="ce8"/>
          <table:table-cell table:style-name="ce44"/>
          <table:table-cell table:style-name="ce161" table:number-columns-repeated="7"/>
          <table:table-cell table:style-name="ce61"/>
          <table:table-cell table:number-columns-repeated="54"/>
        </table:table-row>
        <table:table-row table:style-name="ro2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 table:number-columns-repeated="10"/>
          <table:table-cell table:number-columns-repeated="54"/>
        </table:table-row>
        <table:table-row table:style-name="ro2" table:number-rows-repeated="1047997">
          <table:table-cell table:number-columns-repeated="64"/>
        </table:table-row>
        <table:table-row table:style-name="ro8" table:number-rows-repeated="550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EuropeEast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1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office:value-type="string" calcext:value-type="string">
            <text:p>2020-04-01</text:p>
          </table:table-cell>
          <table:table-cell table:number-columns-repeated="54"/>
        </table:table-row>
        <table:table-row table:style-name="ro9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54"/>
        </table:table-row>
        <table:table-row table:style-name="ro2">
          <table:table-cell table:style-name="ce8"/>
          <table:table-cell table:style-name="ce88" office:value-type="string" calcext:value-type="string">
            <text:p>Top-10 European countries and territories 前十位歐洲國家或地區 <text:s text:c="2"/>COVID-19</text:p>
          </table:table-cell>
          <table:table-cell table:style-name="ce139" table:number-columns-repeated="7"/>
          <table:table-cell table:style-name="ce246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4"/>
        </table:table-row>
        <table:table-row table:style-name="ro10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11">
          <table:table-cell table:style-name="ce8"/>
          <table:table-cell table:style-name="ce93" table:number-columns-repeated="2"/>
          <table:table-cell table:style-name="ce208" table:number-columns-repeated="2"/>
          <table:table-cell table:style-name="ce187" table:number-columns-repeated="2"/>
          <table:table-cell table:style-name="ce208" table:number-columns-repeated="3"/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66" office:value-type="string" calcext:value-type="string">
            <text:p>Italy</text:p>
          </table:table-cell>
          <table:table-cell table:style-name="ce166" office:value-type="string" calcext:value-type="string">
            <text:p>意大利</text:p>
          </table:table-cell>
          <table:table-cell table:style-name="ce154" office:value-type="float" office:value="110574" calcext:value-type="float">
            <text:p>110,574</text:p>
          </table:table-cell>
          <table:table-cell table:style-name="ce154" office:value-type="float" office:value="13155" calcext:value-type="float">
            <text:p>13,155</text:p>
          </table:table-cell>
          <table:table-cell table:style-name="ce213" office:value-type="float" office:value="60550075" calcext:value-type="float">
            <text:p>60,550,075</text:p>
          </table:table-cell>
          <table:table-cell table:style-name="ce223" table:formula="of:=[.F9]*1000000/[.H9]" office:value-type="float" office:value="1826.15793622056" calcext:value-type="float">
            <text:p>1826.16</text:p>
          </table:table-cell>
          <table:table-cell table:style-name="ce223" table:formula="of:=[.G9]*1000000/[.H9]" office:value-type="float" office:value="217.258194973334" calcext:value-type="float">
            <text:p>217.26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66" office:value-type="string" calcext:value-type="string">
            <text:p>Spain</text:p>
          </table:table-cell>
          <table:table-cell table:style-name="ce166" office:value-type="string" calcext:value-type="string">
            <text:p>西班牙</text:p>
          </table:table-cell>
          <table:table-cell table:style-name="ce154" office:value-type="float" office:value="104118" calcext:value-type="float">
            <text:p>104,118</text:p>
          </table:table-cell>
          <table:table-cell table:style-name="ce154" office:value-type="float" office:value="9387" calcext:value-type="float">
            <text:p>9,387</text:p>
          </table:table-cell>
          <table:table-cell table:style-name="ce213" office:value-type="float" office:value="46736776" calcext:value-type="float">
            <text:p>46,736,776</text:p>
          </table:table-cell>
          <table:table-cell table:style-name="ce223" table:formula="of:=[.F10]*1000000/[.H10]" office:value-type="float" office:value="2227.75315096617" calcext:value-type="float">
            <text:p>2227.75</text:p>
          </table:table-cell>
          <table:table-cell table:style-name="ce223" table:formula="of:=[.G10]*1000000/[.H10]" office:value-type="float" office:value="200.848257055643" calcext:value-type="float">
            <text:p>200.8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5" calcext:value-type="float">
            <text:p>5</text:p>
          </table:table-cell>
          <table:table-cell table:style-name="ce166" office:value-type="string" calcext:value-type="string">
            <text:p>Germany</text:p>
          </table:table-cell>
          <table:table-cell table:style-name="ce166" office:value-type="string" calcext:value-type="string">
            <text:p>德國</text:p>
          </table:table-cell>
          <table:table-cell table:style-name="ce154" office:value-type="float" office:value="77981" calcext:value-type="float">
            <text:p>77,981</text:p>
          </table:table-cell>
          <table:table-cell table:style-name="ce154" office:value-type="float" office:value="931" calcext:value-type="float">
            <text:p>931</text:p>
          </table:table-cell>
          <table:table-cell table:style-name="ce213" office:value-type="float" office:value="83517045" calcext:value-type="float">
            <text:p>83,517,045</text:p>
          </table:table-cell>
          <table:table-cell table:style-name="ce223" table:formula="of:=[.F11]*1000000/[.H11]" office:value-type="float" office:value="933.713591040009" calcext:value-type="float">
            <text:p>933.71</text:p>
          </table:table-cell>
          <table:table-cell table:style-name="ce223" table:formula="of:=[.G11]*1000000/[.H11]" office:value-type="float" office:value="11.147425055568" calcext:value-type="float">
            <text:p>11.1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6" calcext:value-type="float">
            <text:p>6</text:p>
          </table:table-cell>
          <table:table-cell table:style-name="ce166" office:value-type="string" calcext:value-type="string">
            <text:p>France</text:p>
          </table:table-cell>
          <table:table-cell table:style-name="ce166" office:value-type="string" calcext:value-type="string">
            <text:p>法國</text:p>
          </table:table-cell>
          <table:table-cell table:style-name="ce154" office:value-type="float" office:value="56989" calcext:value-type="float">
            <text:p>56,989</text:p>
          </table:table-cell>
          <table:table-cell table:style-name="ce154" office:value-type="float" office:value="4032" calcext:value-type="float">
            <text:p>4,032</text:p>
          </table:table-cell>
          <table:table-cell table:style-name="ce213" office:value-type="float" office:value="65129728" calcext:value-type="float">
            <text:p>65,129,728</text:p>
          </table:table-cell>
          <table:table-cell table:style-name="ce223" table:formula="of:=[.F12]*1000000/[.H12]" office:value-type="float" office:value="875.007492738185" calcext:value-type="float">
            <text:p>875.01</text:p>
          </table:table-cell>
          <table:table-cell table:style-name="ce223" table:formula="of:=[.G12]*1000000/[.H12]" office:value-type="float" office:value="61.9072138609269" calcext:value-type="float">
            <text:p>61.9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 office:value-type="float" office:value="8" calcext:value-type="float">
            <text:p>8</text:p>
          </table:table-cell>
          <table:table-cell table:style-name="ce166" office:value-type="string" calcext:value-type="string">
            <text:p>United Kingdom</text:p>
          </table:table-cell>
          <table:table-cell table:style-name="ce166" office:value-type="string" calcext:value-type="string">
            <text:p>英國</text:p>
          </table:table-cell>
          <table:table-cell table:style-name="ce154" office:value-type="float" office:value="25150" calcext:value-type="float">
            <text:p>25,150</text:p>
          </table:table-cell>
          <table:table-cell table:style-name="ce154" office:value-type="float" office:value="1808" calcext:value-type="float">
            <text:p>1,808</text:p>
          </table:table-cell>
          <table:table-cell table:style-name="ce213" office:value-type="float" office:value="67530172" calcext:value-type="float">
            <text:p>67,530,172</text:p>
          </table:table-cell>
          <table:table-cell table:style-name="ce223" table:formula="of:=[.F13]*1000000/[.H13]" office:value-type="float" office:value="372.426120875273" calcext:value-type="float">
            <text:p>372.43</text:p>
          </table:table-cell>
          <table:table-cell table:style-name="ce223" table:formula="of:=[.G13]*1000000/[.H13]" office:value-type="float" office:value="26.7732177551688" calcext:value-type="float">
            <text:p>26.7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166" office:value-type="string" calcext:value-type="string">
            <text:p>Switzerland</text:p>
          </table:table-cell>
          <table:table-cell table:style-name="ce166" office:value-type="string" calcext:value-type="string">
            <text:p>瑞士</text:p>
          </table:table-cell>
          <table:table-cell table:style-name="ce154" office:value-type="float" office:value="16590" calcext:value-type="float">
            <text:p>16,590</text:p>
          </table:table-cell>
          <table:table-cell table:style-name="ce154" office:value-type="float" office:value="432" calcext:value-type="float">
            <text:p>432</text:p>
          </table:table-cell>
          <table:table-cell table:style-name="ce213" office:value-type="float" office:value="8591365" calcext:value-type="float">
            <text:p>8,591,365</text:p>
          </table:table-cell>
          <table:table-cell table:style-name="ce223" table:formula="of:=[.F14]*1000000/[.H14]" office:value-type="float" office:value="1931.00863483277" calcext:value-type="float">
            <text:p>1931.01</text:p>
          </table:table-cell>
          <table:table-cell table:style-name="ce223" table:formula="of:=[.G14]*1000000/[.H14]" office:value-type="float" office:value="50.2830458256633" calcext:value-type="float">
            <text:p>50.2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 office:value-type="float" office:value="11" calcext:value-type="float">
            <text:p>11</text:p>
          </table:table-cell>
          <table:table-cell table:style-name="ce166" office:value-type="string" calcext:value-type="string">
            <text:p>Belgium</text:p>
          </table:table-cell>
          <table:table-cell table:style-name="ce166" office:value-type="string" calcext:value-type="string">
            <text:p>比利時</text:p>
          </table:table-cell>
          <table:table-cell table:style-name="ce157" office:value-type="float" office:value="12775" calcext:value-type="float">
            <text:p>12,775</text:p>
          </table:table-cell>
          <table:table-cell table:style-name="ce157" office:value-type="float" office:value="705" calcext:value-type="float">
            <text:p>705</text:p>
          </table:table-cell>
          <table:table-cell table:style-name="ce213" office:value-type="float" office:value="11539328" calcext:value-type="float">
            <text:p>11,539,328</text:p>
          </table:table-cell>
          <table:table-cell table:style-name="ce223" table:formula="of:=[.F15]*1000000/[.H15]" office:value-type="float" office:value="1107.08353207396" calcext:value-type="float">
            <text:p>1107.08</text:p>
          </table:table-cell>
          <table:table-cell table:style-name="ce223" table:formula="of:=[.G15]*1000000/[.H15]" office:value-type="float" office:value="61.0954121418509" calcext:value-type="float">
            <text:p>61.1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 office:value-type="float" office:value="12" calcext:value-type="float">
            <text:p>12</text:p>
          </table:table-cell>
          <table:table-cell table:style-name="ce166" office:value-type="string" calcext:value-type="string">
            <text:p>Netherlands</text:p>
          </table:table-cell>
          <table:table-cell table:style-name="ce166" office:value-type="string" calcext:value-type="string">
            <text:p>荷蘭</text:p>
          </table:table-cell>
          <table:table-cell table:style-name="ce157" office:value-type="float" office:value="12595" calcext:value-type="float">
            <text:p>12,595</text:p>
          </table:table-cell>
          <table:table-cell table:style-name="ce157" office:value-type="float" office:value="1039" calcext:value-type="float">
            <text:p>1,039</text:p>
          </table:table-cell>
          <table:table-cell table:style-name="ce213" office:value-type="float" office:value="17097130" calcext:value-type="float">
            <text:p>17,097,130</text:p>
          </table:table-cell>
          <table:table-cell table:style-name="ce223" table:formula="of:=[.F16]*1000000/[.H16]" office:value-type="float" office:value="736.673348099944" calcext:value-type="float">
            <text:p>736.67</text:p>
          </table:table-cell>
          <table:table-cell table:style-name="ce223" table:formula="of:=[.G16]*1000000/[.H16]" office:value-type="float" office:value="60.7704334002256" calcext:value-type="float">
            <text:p>60.7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 office:value-type="float" office:value="13" calcext:value-type="float">
            <text:p>13</text:p>
          </table:table-cell>
          <table:table-cell table:style-name="ce166" office:value-type="string" calcext:value-type="string">
            <text:p>Austria</text:p>
          </table:table-cell>
          <table:table-cell table:style-name="ce166" office:value-type="string" calcext:value-type="string">
            <text:p>奧地利</text:p>
          </table:table-cell>
          <table:table-cell table:style-name="ce154" office:value-type="float" office:value="10088" calcext:value-type="float">
            <text:p>10,088</text:p>
          </table:table-cell>
          <table:table-cell table:style-name="ce154" office:value-type="float" office:value="128" calcext:value-type="float">
            <text:p>128</text:p>
          </table:table-cell>
          <table:table-cell table:style-name="ce213" office:value-type="float" office:value="8955102" calcext:value-type="float">
            <text:p>8,955,102</text:p>
          </table:table-cell>
          <table:table-cell table:style-name="ce223" table:formula="of:=[.F17]*1000000/[.H17]" office:value-type="float" office:value="1126.50866511627" calcext:value-type="float">
            <text:p>1126.51</text:p>
          </table:table-cell>
          <table:table-cell table:style-name="ce223" table:formula="of:=[.G17]*1000000/[.H17]" office:value-type="float" office:value="14.2935278682476" calcext:value-type="float">
            <text:p>14.2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6" calcext:value-type="float">
            <text:p>16</text:p>
          </table:table-cell>
          <table:table-cell table:style-name="ce166" office:value-type="string" calcext:value-type="string">
            <text:p>Portugal</text:p>
          </table:table-cell>
          <table:table-cell table:style-name="ce166" office:value-type="string" calcext:value-type="string">
            <text:p>葡萄牙</text:p>
          </table:table-cell>
          <table:table-cell table:style-name="ce157" office:value-type="float" office:value="7443" calcext:value-type="float">
            <text:p>7,443</text:p>
          </table:table-cell>
          <table:table-cell table:style-name="ce157" office:value-type="float" office:value="160" calcext:value-type="float">
            <text:p>160</text:p>
          </table:table-cell>
          <table:table-cell table:style-name="ce213" office:value-type="float" office:value="5378857" calcext:value-type="float">
            <text:p>5,378,857</text:p>
          </table:table-cell>
          <table:table-cell table:style-name="ce223" table:formula="of:=[.F18]*1000000/[.H18]" office:value-type="float" office:value="1383.7512319067" calcext:value-type="float">
            <text:p>1383.75</text:p>
          </table:table-cell>
          <table:table-cell table:style-name="ce223" table:formula="of:=[.G18]*1000000/[.H18]" office:value-type="float" office:value="29.74609661495" calcext:value-type="float">
            <text:p>29.75</text:p>
          </table:table-cell>
          <table:table-cell table:number-columns-repeated="54"/>
        </table:table-row>
        <table:table-row table:style-name="ro7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4"/>
        </table:table-row>
        <table:table-row table:style-name="ro2">
          <table:table-cell table:style-name="ce8"/>
          <table:table-cell table:style-name="ce95" office:value-type="string" calcext:value-type="string">
            <text:p>European Total</text:p>
          </table:table-cell>
          <table:table-cell table:style-name="ce159"/>
          <table:table-cell table:style-name="ce159" office:value-type="string" calcext:value-type="string">
            <text:p>歐洲總計</text:p>
          </table:table-cell>
          <table:table-cell table:style-name="ce159"/>
          <table:table-cell table:style-name="ce154" table:formula="of:=SUM([.F9:.F18])" office:value-type="float" office:value="434303" calcext:value-type="float">
            <text:p>434,303</text:p>
          </table:table-cell>
          <table:table-cell table:style-name="ce154" table:formula="of:=SUM([.G9:.G18])" office:value-type="float" office:value="31777" calcext:value-type="float">
            <text:p>31,777</text:p>
          </table:table-cell>
          <table:table-cell table:style-name="ce213" table:formula="of:=SUM([.H9:.H18])" office:value-type="float" office:value="375025578" calcext:value-type="float">
            <text:p>375,025,578</text:p>
          </table:table-cell>
          <table:table-cell table:style-name="ce223" table:formula="of:=[.F20]*1000000/[.H20]" office:value-type="float" office:value="1158.06234421696" calcext:value-type="float">
            <text:p>1158.06</text:p>
          </table:table-cell>
          <table:table-cell table:style-name="ce223" table:formula="of:=[.G20]*1000000/[.H20]" office:value-type="float" office:value="84.7328872058961" calcext:value-type="float">
            <text:p>84.73</text:p>
          </table:table-cell>
          <table:table-cell table:number-columns-repeated="54"/>
        </table:table-row>
        <table:table-row table:style-name="ro1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4"/>
        </table:table-row>
        <table:table-row table:style-name="ro3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4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01" calcext:value-type="string">
            <text:p>2020-04-01</text:p>
          </table:table-cell>
          <table:table-cell table:number-columns-repeated="54"/>
        </table:table-row>
        <table:table-row table:style-name="ro14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54"/>
        </table:table-row>
        <table:table-row table:style-name="ro2">
          <table:table-cell table:style-name="ce8"/>
          <table:table-cell table:style-name="ce98" office:value-type="string" calcext:value-type="string">
            <text:p>Top-10 East Asian countries and territories <text:s/>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3"/>
          <table:table-cell table:style-name="ce288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103"/>
          <table:table-cell table:style-name="ce143"/>
          <table:table-cell table:style-name="ce169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204" office:value-type="string" calcext:value-type="string">
            <text:p>China (mainland)</text:p>
          </table:table-cell>
          <table:table-cell table:style-name="ce204" office:value-type="string" calcext:value-type="string">
            <text:p>中國大陸</text:p>
          </table:table-cell>
          <table:table-cell table:style-name="ce41" office:value-type="float" office:value="81470" calcext:value-type="float">
            <text:p>81,470</text:p>
          </table:table-cell>
          <table:table-cell table:style-name="ce41" office:value-type="float" office:value="3304" calcext:value-type="float">
            <text:p>3,304</text:p>
          </table:table-cell>
          <table:table-cell table:style-name="ce251" office:value-type="float" office:value="1433783686" calcext:value-type="float">
            <text:p>1,433,783,686</text:p>
          </table:table-cell>
          <table:table-cell table:style-name="ce257" table:formula="of:=[.F32]*1000000/[.H32]" office:value-type="float" office:value="56.8216815378104" calcext:value-type="float">
            <text:p>56.82</text:p>
          </table:table-cell>
          <table:table-cell table:style-name="ce46" table:formula="of:=[.G32]*1000000/[.H32]" office:value-type="float" office:value="2.30439224009974" calcext:value-type="float">
            <text:p>2.3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204" office:value-type="string" calcext:value-type="string">
            <text:p>South Korea</text:p>
          </table:table-cell>
          <table:table-cell table:style-name="ce204" office:value-type="string" calcext:value-type="string">
            <text:p>南韓</text:p>
          </table:table-cell>
          <table:table-cell table:style-name="ce41" office:value-type="float" office:value="9661" calcext:value-type="float">
            <text:p>9,661</text:p>
          </table:table-cell>
          <table:table-cell table:style-name="ce41" office:value-type="float" office:value="158" calcext:value-type="float">
            <text:p>158</text:p>
          </table:table-cell>
          <table:table-cell table:style-name="ce251" office:value-type="float" office:value="51225308" calcext:value-type="float">
            <text:p>51,225,308</text:p>
          </table:table-cell>
          <table:table-cell table:style-name="ce257" table:formula="of:=[.F33]*1000000/[.H33]" office:value-type="float" office:value="188.598182757632" calcext:value-type="float">
            <text:p>188.60</text:p>
          </table:table-cell>
          <table:table-cell table:style-name="ce46" table:formula="of:=[.G33]*1000000/[.H33]" office:value-type="float" office:value="3.08441288435006" calcext:value-type="float">
            <text:p>3.0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204" office:value-type="string" calcext:value-type="string">
            <text:p>Malaysia</text:p>
          </table:table-cell>
          <table:table-cell table:style-name="ce204" office:value-type="string" calcext:value-type="string">
            <text:p>馬來西亞</text:p>
          </table:table-cell>
          <table:table-cell table:style-name="ce157" office:value-type="float" office:value="2626" calcext:value-type="float">
            <text:p>2,626</text:p>
          </table:table-cell>
          <table:table-cell table:style-name="ce157" office:value-type="float" office:value="37" calcext:value-type="float">
            <text:p>37</text:p>
          </table:table-cell>
          <table:table-cell table:style-name="ce251" office:value-type="float" office:value="31949777" calcext:value-type="float">
            <text:p>31,949,777</text:p>
          </table:table-cell>
          <table:table-cell table:style-name="ce257" table:formula="of:=[.F34]*1000000/[.H34]" office:value-type="float" office:value="82.1914969860353" calcext:value-type="float">
            <text:p>82.19</text:p>
          </table:table-cell>
          <table:table-cell table:style-name="ce46" table:formula="of:=[.G34]*1000000/[.H34]" office:value-type="float" office:value="1.15806755083142" calcext:value-type="float">
            <text:p>1.16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3" calcext:value-type="float">
            <text:p>33</text:p>
          </table:table-cell>
          <table:table-cell table:style-name="ce204" office:value-type="string" calcext:value-type="string">
            <text:p>Japan</text:p>
          </table:table-cell>
          <table:table-cell table:style-name="ce204" office:value-type="string" calcext:value-type="string">
            <text:p>日本</text:p>
          </table:table-cell>
          <table:table-cell table:style-name="ce157" office:value-type="float" office:value="1866" calcext:value-type="float">
            <text:p>1,866</text:p>
          </table:table-cell>
          <table:table-cell table:style-name="ce157" office:value-type="float" office:value="54" calcext:value-type="float">
            <text:p>54</text:p>
          </table:table-cell>
          <table:table-cell table:style-name="ce251" office:value-type="float" office:value="126860301" calcext:value-type="float">
            <text:p>126,860,301</text:p>
          </table:table-cell>
          <table:table-cell table:style-name="ce257" table:formula="of:=[.F35]*1000000/[.H35]" office:value-type="float" office:value="14.709093272607" calcext:value-type="float">
            <text:p>14.71</text:p>
          </table:table-cell>
          <table:table-cell table:style-name="ce46" table:formula="of:=[.G35]*1000000/[.H35]" office:value-type="float" office:value="0.425665078628499" calcext:value-type="float">
            <text:p>0.4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34" calcext:value-type="float">
            <text:p>34</text:p>
          </table:table-cell>
          <table:table-cell table:style-name="ce204" office:value-type="string" calcext:value-type="string">
            <text:p>Philippines</text:p>
          </table:table-cell>
          <table:table-cell table:style-name="ce204" office:value-type="string" calcext:value-type="string">
            <text:p>菲律賓</text:p>
          </table:table-cell>
          <table:table-cell table:style-name="ce157" office:value-type="float" office:value="1546" calcext:value-type="float">
            <text:p>1,546</text:p>
          </table:table-cell>
          <table:table-cell table:style-name="ce157" office:value-type="float" office:value="78" calcext:value-type="float">
            <text:p>78</text:p>
          </table:table-cell>
          <table:table-cell table:style-name="ce251" office:value-type="float" office:value="108477674" calcext:value-type="float">
            <text:p>108,477,674</text:p>
          </table:table-cell>
          <table:table-cell table:style-name="ce257" table:formula="of:=[.F36]*1000000/[.H36]" office:value-type="float" office:value="14.2517805092318" calcext:value-type="float">
            <text:p>14.25</text:p>
          </table:table-cell>
          <table:table-cell table:style-name="ce46" table:formula="of:=[.G36]*1000000/[.H36]" office:value-type="float" office:value="0.719041966183751" calcext:value-type="float">
            <text:p>0.7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5" calcext:value-type="float">
            <text:p>35</text:p>
          </table:table-cell>
          <table:table-cell table:style-name="ce204" office:value-type="string" calcext:value-type="string">
            <text:p>Thailand</text:p>
          </table:table-cell>
          <table:table-cell table:style-name="ce204" office:value-type="string" calcext:value-type="string">
            <text:p>泰國</text:p>
          </table:table-cell>
          <table:table-cell table:style-name="ce41" office:value-type="float" office:value="1651" calcext:value-type="float">
            <text:p>1,651</text:p>
          </table:table-cell>
          <table:table-cell table:style-name="ce41" office:value-type="float" office:value="12" calcext:value-type="float">
            <text:p>12</text:p>
          </table:table-cell>
          <table:table-cell table:style-name="ce251" office:value-type="float" office:value="66487830" calcext:value-type="float">
            <text:p>66,487,830</text:p>
          </table:table-cell>
          <table:table-cell table:style-name="ce257" table:formula="of:=[.F37]*1000000/[.H37]" office:value-type="float" office:value="24.8316120408803" calcext:value-type="float">
            <text:p>24.83</text:p>
          </table:table-cell>
          <table:table-cell table:style-name="ce46" table:formula="of:=[.G37]*1000000/[.H37]" office:value-type="float" office:value="0.180484157777446" calcext:value-type="float">
            <text:p>0.1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204" office:value-type="string" calcext:value-type="string">
            <text:p>Indonesia</text:p>
          </table:table-cell>
          <table:table-cell table:style-name="ce204" office:value-type="string" calcext:value-type="string">
            <text:p>印尼</text:p>
          </table:table-cell>
          <table:table-cell table:style-name="ce41" office:value-type="float" office:value="1528" calcext:value-type="float">
            <text:p>1,528</text:p>
          </table:table-cell>
          <table:table-cell table:style-name="ce41" office:value-type="float" office:value="136" calcext:value-type="float">
            <text:p>136</text:p>
          </table:table-cell>
          <table:table-cell table:style-name="ce251" office:value-type="float" office:value="266911900" calcext:value-type="float">
            <text:p>266,911,900</text:p>
          </table:table-cell>
          <table:table-cell table:style-name="ce257" table:formula="of:=[.F38]*1000000/[.H38]" office:value-type="float" office:value="5.72473539021677" calcext:value-type="float">
            <text:p>5.72</text:p>
          </table:table-cell>
          <table:table-cell table:style-name="ce46" table:formula="of:=[.G38]*1000000/[.H38]" office:value-type="float" office:value="0.509531422165891" calcext:value-type="float">
            <text:p>0.5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48" calcext:value-type="float">
            <text:p>48</text:p>
          </table:table-cell>
          <table:table-cell table:style-name="ce8" office:value-type="string" calcext:value-type="string">
            <text:p>Singapore</text:p>
          </table:table-cell>
          <table:table-cell table:style-name="ce178" office:value-type="string" calcext:value-type="string">
            <text:p>新加玻</text:p>
          </table:table-cell>
          <table:table-cell table:style-name="ce164" office:value-type="float" office:value="879" calcext:value-type="float">
            <text:p>879</text:p>
          </table:table-cell>
          <table:table-cell table:style-name="ce164" office:value-type="float" office:value="3" calcext:value-type="float">
            <text:p>3</text:p>
          </table:table-cell>
          <table:table-cell table:style-name="ce251" office:value-type="float" office:value="5804337" calcext:value-type="float">
            <text:p>5,804,337</text:p>
          </table:table-cell>
          <table:table-cell table:style-name="ce257" table:formula="of:=[.F39]*1000000/[.H39]" office:value-type="float" office:value="151.438484705488" calcext:value-type="float">
            <text:p>151.44</text:p>
          </table:table-cell>
          <table:table-cell table:style-name="ce46" table:formula="of:=[.G39]*1000000/[.H39]" office:value-type="float" office:value="0.516854896605762" calcext:value-type="float">
            <text:p>0.5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204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41" office:value-type="float" office:value="682" calcext:value-type="float">
            <text:p>682</text:p>
          </table:table-cell>
          <table:table-cell table:style-name="ce41" office:value-type="float" office:value="4" calcext:value-type="float">
            <text:p>4</text:p>
          </table:table-cell>
          <table:table-cell table:style-name="ce251" office:value-type="float" office:value="7500700" calcext:value-type="float">
            <text:p>7,500,700</text:p>
          </table:table-cell>
          <table:table-cell table:style-name="ce257" table:formula="of:=[.F40]*1000000/[.H40]" office:value-type="float" office:value="90.9248470142787" calcext:value-type="float">
            <text:p>90.92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204" office:value-type="string" calcext:value-type="string">
            <text:p>Taiwan</text:p>
          </table:table-cell>
          <table:table-cell table:style-name="ce204" office:value-type="string" calcext:value-type="string">
            <text:p>台灣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5" calcext:value-type="float">
            <text:p>5</text:p>
          </table:table-cell>
          <table:table-cell table:style-name="ce251" office:value-type="float" office:value="23773876" calcext:value-type="float">
            <text:p>23,773,876</text:p>
          </table:table-cell>
          <table:table-cell table:style-name="ce257" table:formula="of:=[.F41]*1000000/[.H41]" office:value-type="float" office:value="12.8712709698663" calcext:value-type="float">
            <text:p>12.87</text:p>
          </table:table-cell>
          <table:table-cell table:style-name="ce46" table:formula="of:=[.G41]*1000000/[.H41]" office:value-type="float" office:value="0.210314885128534" calcext:value-type="float">
            <text:p>0.21</text:p>
          </table:table-cell>
          <table:table-cell table:number-columns-repeated="54"/>
        </table:table-row>
        <table:table-row table:style-name="ro16">
          <table:table-cell table:style-name="ce8"/>
          <table:table-cell table:style-name="ce105"/>
          <table:table-cell table:style-name="ce145"/>
          <table:table-cell table:style-name="ce216" table:number-columns-repeated="2"/>
          <table:table-cell table:style-name="ce42" table:number-columns-repeated="2"/>
          <table:table-cell table:style-name="ce252"/>
          <table:table-cell table:style-name="ce258"/>
          <table:table-cell table:style-name="ce47"/>
          <table:table-cell table:number-columns-repeated="5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總計</text:p>
          </table:table-cell>
          <table:table-cell table:style-name="ce146"/>
          <table:table-cell table:style-name="ce41" table:formula="of:=SUM([.F32:.F42])" office:value-type="float" office:value="102215" calcext:value-type="float">
            <text:p>102,215</text:p>
          </table:table-cell>
          <table:table-cell table:style-name="ce41" table:formula="of:=SUM([.G32:.G42])" office:value-type="float" office:value="3791" calcext:value-type="float">
            <text:p>3,791</text:p>
          </table:table-cell>
          <table:table-cell table:style-name="ce251" table:formula="of:=SUM([.H32:.H41])" office:value-type="float" office:value="2122775389" calcext:value-type="float">
            <text:p>2,122,775,389</text:p>
          </table:table-cell>
          <table:table-cell table:style-name="ce257" table:formula="of:=[.F43]*1000000/[.H43]" office:value-type="float" office:value="48.1515851981644" calcext:value-type="float">
            <text:p>48.15</text:p>
          </table:table-cell>
          <table:table-cell table:style-name="ce46" table:formula="of:=[.G43]*1000000/[.H43]" office:value-type="float" office:value="1.78586958358598" calcext:value-type="float">
            <text:p>1.79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107"/>
          <table:table-cell table:style-name="ce147" table:number-columns-repeated="3"/>
          <table:table-cell table:style-name="ce216" table:number-columns-repeated="3"/>
          <table:table-cell table:style-name="ce258" table:number-columns-repeated="2"/>
          <table:table-cell table:number-columns-repeated="54"/>
        </table:table-row>
        <table:table-row table:style-name="ro17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4"/>
        </table:table-row>
        <table:table-row table:style-name="ro7">
          <table:table-cell table:style-name="ce8" table:number-columns-repeated="10"/>
          <table:table-cell table:number-columns-repeated="54"/>
        </table:table-row>
        <table:table-row table:style-name="ro2">
          <table:table-cell table:style-name="ce8"/>
          <table:table-cell table:style-name="ce108" office:value-type="string" calcext:value-type="string">
            <text:p>European and East Asian Comparison 歐洲 東亞 比較</text:p>
          </table:table-cell>
          <table:table-cell table:style-name="ce148" table:number-columns-repeated="7"/>
          <table:table-cell table:style-name="ce289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71" table:number-columns-repeated="7"/>
          <table:table-cell table:style-name="ce274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71" table:number-columns-repeated="3"/>
          <table:table-cell table:style-name="ce131" office:value-type="string" calcext:value-type="string">
            <text:p>Europe 歐洲</text:p>
          </table:table-cell>
          <table:table-cell table:style-name="ce142" office:value-type="string" calcext:value-type="string">
            <text:p>East Asia 東亞</text:p>
          </table:table-cell>
          <table:table-cell table:style-name="ce171" table:number-columns-repeated="2"/>
          <table:table-cell table:style-name="ce274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71" office:value-type="string" calcext:value-type="string">
            <text:p>Cases by million ratio 每百萬人確診比率</text:p>
          </table:table-cell>
          <table:table-cell table:style-name="ce171" table:number-columns-repeated="2"/>
          <table:table-cell table:style-name="ce228" table:formula="of:=[.I20]" office:value-type="float" office:value="1158.06234421696" calcext:value-type="float">
            <text:p>1158.06</text:p>
          </table:table-cell>
          <table:table-cell table:style-name="ce228" table:formula="of:=[.I43]" office:value-type="float" office:value="48.1515851981644" calcext:value-type="float">
            <text:p>48.15</text:p>
          </table:table-cell>
          <table:table-cell table:style-name="ce171"/>
          <table:table-cell table:style-name="ce205" table:formula="of:=[.F50]/[.G50]" office:value-type="float" office:value="24.0503472409275" calcext:value-type="float">
            <text:p>24</text:p>
          </table:table-cell>
          <table:table-cell table:style-name="ce274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28" table:formula="of:=[.J20]" office:value-type="float" office:value="84.7328872058961" calcext:value-type="float">
            <text:p>84.73</text:p>
          </table:table-cell>
          <table:table-cell table:style-name="ce39" table:formula="of:=[.J43]" office:value-type="float" office:value="1.78586958358598" calcext:value-type="float">
            <text:p>1.79</text:p>
          </table:table-cell>
          <table:table-cell table:style-name="ce171" table:number-columns-repeated="2"/>
          <table:table-cell table:style-name="ce224" table:formula="of:=[.F51]/[.G51]" office:value-type="float" office:value="47.4462905828513" calcext:value-type="float">
            <text:p>4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49" table:number-columns-repeated="3"/>
          <table:table-cell table:style-name="ce190" table:number-columns-repeated="2"/>
          <table:table-cell table:style-name="ce149" table:number-columns-repeated="2"/>
          <table:table-cell table:style-name="ce290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more than 10 times deaths 超過十倍確診</text:p>
          </table:table-cell>
          <table:table-cell table:style-name="ce153"/>
          <table:table-cell table:style-name="ce19"/>
          <table:table-cell table:style-name="ce293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49" table:number-columns-repeated="7"/>
          <table:table-cell table:style-name="ce232"/>
          <table:table-cell table:number-columns-repeated="54"/>
        </table:table-row>
        <table:table-row table:style-name="ro2" table:number-rows-repeated="11">
          <table:table-cell table:style-name="ce8" table:number-columns-repeated="10"/>
          <table:table-cell table:number-columns-repeated="54"/>
        </table:table-row>
        <table:table-row table:style-name="ro2" table:number-rows-repeated="1047934">
          <table:table-cell table:number-columns-repeated="64"/>
        </table:table-row>
        <table:table-row table:style-name="ro8" table:number-rows-repeated="575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EuroEastAsianRatio" table:style-name="ta1">
        <office:forms form:automatic-focus="false" form:apply-design-mode="false"/>
        <table:table-column table:style-name="co12" table:default-cell-style-name="Default"/>
        <table:table-column table:style-name="co11" table:default-cell-style-name="ce240"/>
        <table:table-column table:style-name="co13" table:default-cell-style-name="ce240"/>
        <table:table-column table:style-name="co14" table:default-cell-style-name="ce276"/>
        <table:table-column table:style-name="co15" table:number-columns-repeated="10" table:default-cell-style-name="ce281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1" calcext:value-type="string">
            <text:p>2020-04-01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20">
          <table:table-cell/>
          <table:table-cell table:style-name="ce234" office:value-type="string" calcext:value-type="string">
            <text:p><text:span text:style-name="T2">Cases per million ratio </text:span></text:p>
            <text:p><text:span text:style-name="T2">每百萬確診個案比例分析</text:span></text:p>
          </table:table-cell>
          <table:table-cell table:style-name="ce259"/>
          <table:table-cell table:style-name="ce263"/>
          <table:table-cell table:style-name="ce277" office:value-type="string" calcext:value-type="string">
            <text:p>中國大陸</text:p>
            <text:p>China</text:p>
          </table:table-cell>
          <table:table-cell table:style-name="ce277" office:value-type="string" calcext:value-type="string">
            <text:p>南韓</text:p>
            <text:p>S. Korea</text:p>
          </table:table-cell>
          <table:table-cell table:style-name="ce277" office:value-type="string" calcext:value-type="string">
            <text:p>馬來西亞</text:p>
            <text:p>Malaysia</text:p>
          </table:table-cell>
          <table:table-cell table:style-name="ce277" office:value-type="string" calcext:value-type="string">
            <text:p>日本</text:p>
            <text:p>Japan</text:p>
          </table:table-cell>
          <table:table-cell table:style-name="ce277" office:value-type="string" calcext:value-type="string">
            <text:p>菲律賓</text:p>
            <text:p>Philippines</text:p>
          </table:table-cell>
          <table:table-cell table:style-name="ce277" office:value-type="string" calcext:value-type="string">
            <text:p>泰國</text:p>
            <text:p>Thailand</text:p>
          </table:table-cell>
          <table:table-cell table:style-name="ce277" office:value-type="string" calcext:value-type="string">
            <text:p>印尼</text:p>
            <text:p>Indonesia</text:p>
          </table:table-cell>
          <table:table-cell table:style-name="ce277" office:value-type="string" calcext:value-type="string">
            <text:p>新加玻</text:p>
            <text:p>Singapore</text:p>
          </table:table-cell>
          <table:table-cell table:style-name="ce277" office:value-type="string" calcext:value-type="string">
            <text:p>香港</text:p>
            <text:p>Hong Kong</text:p>
          </table:table-cell>
          <table:table-cell table:style-name="ce277" office:value-type="string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EuropeEastAsian.I32]" office:value-type="float" office:value="56.8216815378104" calcext:value-type="float">
            <text:p>56.82</text:p>
          </table:table-cell>
          <table:table-cell table:style-name="ce278" table:formula="of:=[$EuropeEastAsian.I33]" office:value-type="float" office:value="188.598182757632" calcext:value-type="float">
            <text:p>188.60</text:p>
          </table:table-cell>
          <table:table-cell table:style-name="ce278" table:formula="of:=[$EuropeEastAsian.I34]" office:value-type="float" office:value="82.1914969860353" calcext:value-type="float">
            <text:p>82.19</text:p>
          </table:table-cell>
          <table:table-cell table:style-name="ce278" table:formula="of:=[$EuropeEastAsian.I35]" office:value-type="float" office:value="14.709093272607" calcext:value-type="float">
            <text:p>14.71</text:p>
          </table:table-cell>
          <table:table-cell table:style-name="ce278" table:formula="of:=[$EuropeEastAsian.I36]" office:value-type="float" office:value="14.2517805092318" calcext:value-type="float">
            <text:p>14.25</text:p>
          </table:table-cell>
          <table:table-cell table:style-name="ce278" table:formula="of:=[$EuropeEastAsian.I37]" office:value-type="float" office:value="24.8316120408803" calcext:value-type="float">
            <text:p>24.83</text:p>
          </table:table-cell>
          <table:table-cell table:style-name="ce278" table:formula="of:=[$EuropeEastAsian.I38]" office:value-type="float" office:value="5.72473539021677" calcext:value-type="float">
            <text:p>5.72</text:p>
          </table:table-cell>
          <table:table-cell table:style-name="ce278" table:formula="of:=[$EuropeEastAsian.I39]" office:value-type="float" office:value="151.438484705488" calcext:value-type="float">
            <text:p>151.44</text:p>
          </table:table-cell>
          <table:table-cell table:style-name="ce278" table:formula="of:=[$EuropeEastAsian.I40]" office:value-type="float" office:value="90.9248470142787" calcext:value-type="float">
            <text:p>90.92</text:p>
          </table:table-cell>
          <table:table-cell table:style-name="ce278" table:formula="of:=[$EuropeEastAsian.I41]" office:value-type="float" office:value="12.8712709698663" calcext:value-type="float">
            <text:p>12.87</text:p>
          </table:table-cell>
          <table:table-cell table:number-columns-repeated="33"/>
        </table:table-row>
        <table:table-row table:style-name="ro2">
          <table:table-cell/>
          <table:table-cell table:style-name="ce236" office:value-type="string" calcext:value-type="string">
            <text:p>Italy</text:p>
          </table:table-cell>
          <table:table-cell table:style-name="ce236" office:value-type="string" calcext:value-type="string">
            <text:p>意大利</text:p>
          </table:table-cell>
          <table:table-cell table:style-name="ce335" table:formula="of:=[$EuropeEastAsian.I9]" office:value-type="float" office:value="1826.15793622056" calcext:value-type="float">
            <text:p>1826</text:p>
          </table:table-cell>
          <table:table-cell table:formula="of:=[.$D6]/[.E$5]" office:value-type="float" office:value="32.1384001106231" calcext:value-type="float">
            <text:p>32</text:p>
          </table:table-cell>
          <table:table-cell table:formula="of:=[.$D6]/[.F$5]" office:value-type="float" office:value="9.6827970954914" calcext:value-type="float">
            <text:p>10</text:p>
          </table:table-cell>
          <table:table-cell table:formula="of:=[.$D6]/[.G$5]" office:value-type="float" office:value="22.2183316180606" calcext:value-type="float">
            <text:p>22</text:p>
          </table:table-cell>
          <table:table-cell table:formula="of:=[.$D6]/[.H$5]" office:value-type="float" office:value="124.151632080642" calcext:value-type="float">
            <text:p>124</text:p>
          </table:table-cell>
          <table:table-cell table:formula="of:=[.$D6]/[.I$5]" office:value-type="float" office:value="128.135423853717" calcext:value-type="float">
            <text:p>128</text:p>
          </table:table-cell>
          <table:table-cell table:formula="of:=[.$D6]/[.J$5]" office:value-type="float" office:value="73.5416586411771" calcext:value-type="float">
            <text:p>74</text:p>
          </table:table-cell>
          <table:table-cell table:formula="of:=[.$D6]/[.K$5]" office:value-type="float" office:value="318.994296110411" calcext:value-type="float">
            <text:p>319</text:p>
          </table:table-cell>
          <table:table-cell table:formula="of:=[.$D6]/[.L$5]" office:value-type="float" office:value="12.0587441149586" calcext:value-type="float">
            <text:p>12</text:p>
          </table:table-cell>
          <table:table-cell table:formula="of:=[.$D6]/[.M$5]" office:value-type="float" office:value="20.0842563522134" calcext:value-type="float">
            <text:p>20</text:p>
          </table:table-cell>
          <table:table-cell table:formula="of:=[.$D6]/[.N$5]" office:value-type="float" office:value="141.87860239256" calcext:value-type="float">
            <text:p>142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西班牙</text:p>
          </table:table-cell>
          <table:table-cell table:style-name="ce311" table:formula="of:=[$EuropeEastAsian.I10]" office:value-type="float" office:value="2227.75315096617" calcext:value-type="float">
            <text:p>2228</text:p>
          </table:table-cell>
          <table:table-cell table:formula="of:=[.$D7]/[.E$5]" office:value-type="float" office:value="39.2060405583698" calcext:value-type="float">
            <text:p>39</text:p>
          </table:table-cell>
          <table:table-cell table:formula="of:=[.$D7]/[.F$5]" office:value-type="float" office:value="11.812166577602" calcext:value-type="float">
            <text:p>12</text:p>
          </table:table-cell>
          <table:table-cell table:formula="of:=[.$D7]/[.G$5]" office:value-type="float" office:value="27.104423604119" calcext:value-type="float">
            <text:p>27</text:p>
          </table:table-cell>
          <table:table-cell table:formula="of:=[.$D7]/[.H$5]" office:value-type="float" office:value="151.454145383315" calcext:value-type="float">
            <text:p>151</text:p>
          </table:table-cell>
          <table:table-cell table:formula="of:=[.$D7]/[.I$5]" office:value-type="float" office:value="156.314023326637" calcext:value-type="float">
            <text:p>156</text:p>
          </table:table-cell>
          <table:table-cell table:formula="of:=[.$D7]/[.J$5]" office:value-type="float" office:value="89.7143990208376" calcext:value-type="float">
            <text:p>90</text:p>
          </table:table-cell>
          <table:table-cell table:formula="of:=[.$D7]/[.K$5]" office:value-type="float" office:value="389.145174250895" calcext:value-type="float">
            <text:p>389</text:p>
          </table:table-cell>
          <table:table-cell table:formula="of:=[.$D7]/[.L$5]" office:value-type="float" office:value="14.7106143811371" calcext:value-type="float">
            <text:p>15</text:p>
          </table:table-cell>
          <table:table-cell table:formula="of:=[.$D7]/[.M$5]" office:value-type="float" office:value="24.5010382103401" calcext:value-type="float">
            <text:p>25</text:p>
          </table:table-cell>
          <table:table-cell table:formula="of:=[.$D7]/[.N$5]" office:value-type="float" office:value="173.079500554506" calcext:value-type="float">
            <text:p>173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德國</text:p>
          </table:table-cell>
          <table:table-cell table:style-name="ce311" table:formula="of:=[$EuropeEastAsian.I11]" office:value-type="float" office:value="933.713591040009" calcext:value-type="float">
            <text:p>934</text:p>
          </table:table-cell>
          <table:table-cell table:formula="of:=[.$D8]/[.E$5]" office:value-type="float" office:value="16.4323470508118" calcext:value-type="float">
            <text:p>16</text:p>
          </table:table-cell>
          <table:table-cell table:formula="of:=[.$D8]/[.F$5]" office:value-type="float" office:value="4.95080905546118" calcext:value-type="float">
            <text:p>5</text:p>
          </table:table-cell>
          <table:table-cell table:formula="of:=[.$D8]/[.G$5]" office:value-type="float" office:value="11.3602212549876" calcext:value-type="float">
            <text:p>11</text:p>
          </table:table-cell>
          <table:table-cell table:formula="of:=[.$D8]/[.H$5]" office:value-type="float" office:value="63.4786640981385" calcext:value-type="float">
            <text:p>63</text:p>
          </table:table-cell>
          <table:table-cell table:formula="of:=[.$D8]/[.I$5]" office:value-type="float" office:value="65.51557473364" calcext:value-type="float">
            <text:p>66</text:p>
          </table:table-cell>
          <table:table-cell table:formula="of:=[.$D8]/[.J$5]" office:value-type="float" office:value="37.6018113323789" calcext:value-type="float">
            <text:p>38</text:p>
          </table:table-cell>
          <table:table-cell table:formula="of:=[.$D8]/[.K$5]" office:value-type="float" office:value="163.101615602298" calcext:value-type="float">
            <text:p>163</text:p>
          </table:table-cell>
          <table:table-cell table:formula="of:=[.$D8]/[.L$5]" office:value-type="float" office:value="6.16562951521774" calcext:value-type="float">
            <text:p>6</text:p>
          </table:table-cell>
          <table:table-cell table:formula="of:=[.$D8]/[.M$5]" office:value-type="float" office:value="10.2690696954748" calcext:value-type="float">
            <text:p>10</text:p>
          </table:table-cell>
          <table:table-cell table:formula="of:=[.$D8]/[.N$5]" office:value-type="float" office:value="72.5424546826793" calcext:value-type="float">
            <text:p>73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法國</text:p>
          </table:table-cell>
          <table:table-cell table:style-name="ce311" table:formula="of:=[$EuropeEastAsian.I12]" office:value-type="float" office:value="875.007492738185" calcext:value-type="float">
            <text:p>875</text:p>
          </table:table-cell>
          <table:table-cell table:formula="of:=[.$D9]/[.E$5]" office:value-type="float" office:value="15.399183358485" calcext:value-type="float">
            <text:p>15</text:p>
          </table:table-cell>
          <table:table-cell table:formula="of:=[.$D9]/[.F$5]" office:value-type="float" office:value="4.63953300049905" calcext:value-type="float">
            <text:p>5</text:p>
          </table:table-cell>
          <table:table-cell table:formula="of:=[.$D9]/[.G$5]" office:value-type="float" office:value="10.6459612590686" calcext:value-type="float">
            <text:p>11</text:p>
          </table:table-cell>
          <table:table-cell table:formula="of:=[.$D9]/[.H$5]" office:value-type="float" office:value="59.487520849958" calcext:value-type="float">
            <text:p>59</text:p>
          </table:table-cell>
          <table:table-cell table:formula="of:=[.$D9]/[.I$5]" office:value-type="float" office:value="61.3963632243275" calcext:value-type="float">
            <text:p>61</text:p>
          </table:table-cell>
          <table:table-cell table:formula="of:=[.$D9]/[.J$5]" office:value-type="float" office:value="35.2376435044838" calcext:value-type="float">
            <text:p>35</text:p>
          </table:table-cell>
          <table:table-cell table:formula="of:=[.$D9]/[.K$5]" office:value-type="float" office:value="152.846801309545" calcext:value-type="float">
            <text:p>153</text:p>
          </table:table-cell>
          <table:table-cell table:formula="of:=[.$D9]/[.L$5]" office:value-type="float" office:value="5.77797311191977" calcext:value-type="float">
            <text:p>6</text:p>
          </table:table-cell>
          <table:table-cell table:formula="of:=[.$D9]/[.M$5]" office:value-type="float" office:value="9.62341451727465" calcext:value-type="float">
            <text:p>10</text:p>
          </table:table-cell>
          <table:table-cell table:formula="of:=[.$D9]/[.N$5]" office:value-type="float" office:value="67.9814367040148" calcext:value-type="float">
            <text:p>68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英國</text:p>
          </table:table-cell>
          <table:table-cell table:style-name="ce311" table:formula="of:=[$EuropeEastAsian.I13]" office:value-type="float" office:value="372.426120875273" calcext:value-type="float">
            <text:p>372</text:p>
          </table:table-cell>
          <table:table-cell table:formula="of:=[.$D10]/[.E$5]" office:value-type="float" office:value="6.55429601511269" calcext:value-type="float">
            <text:p>7</text:p>
          </table:table-cell>
          <table:table-cell table:formula="of:=[.$D10]/[.F$5]" office:value-type="float" office:value="1.97470683667127" calcext:value-type="float">
            <text:p>2</text:p>
          </table:table-cell>
          <table:table-cell table:formula="of:=[.$D10]/[.G$5]" office:value-type="float" office:value="4.53120011840824" calcext:value-type="float">
            <text:p>5</text:p>
          </table:table-cell>
          <table:table-cell table:formula="of:=[.$D10]/[.H$5]" office:value-type="float" office:value="25.3194479070201" calcext:value-type="float">
            <text:p>25</text:p>
          </table:table-cell>
          <table:table-cell table:formula="of:=[.$D10]/[.I$5]" office:value-type="float" office:value="26.13190124799" calcext:value-type="float">
            <text:p>26</text:p>
          </table:table-cell>
          <table:table-cell table:formula="of:=[.$D10]/[.J$5]" office:value-type="float" office:value="14.998064574388" calcext:value-type="float">
            <text:p>15</text:p>
          </table:table-cell>
          <table:table-cell table:formula="of:=[.$D10]/[.K$5]" office:value-type="float" office:value="65.0556044060529" calcext:value-type="float">
            <text:p>65</text:p>
          </table:table-cell>
          <table:table-cell table:formula="of:=[.$D10]/[.L$5]" office:value-type="float" office:value="2.45925678403051" calcext:value-type="float">
            <text:p>2</text:p>
          </table:table-cell>
          <table:table-cell table:formula="of:=[.$D10]/[.M$5]" office:value-type="float" office:value="4.09597742646505" calcext:value-type="float">
            <text:p>4</text:p>
          </table:table-cell>
          <table:table-cell table:formula="of:=[.$D10]/[.N$5]" office:value-type="float" office:value="28.9346811008162" calcext:value-type="float">
            <text:p>29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瑞士</text:p>
          </table:table-cell>
          <table:table-cell table:style-name="ce311" table:formula="of:=[$EuropeEastAsian.I14]" office:value-type="float" office:value="1931.00863483277" calcext:value-type="float">
            <text:p>1931</text:p>
          </table:table-cell>
          <table:table-cell table:formula="of:=[.$D11]/[.E$5]" office:value-type="float" office:value="33.9836587473714" calcext:value-type="float">
            <text:p>34</text:p>
          </table:table-cell>
          <table:table-cell table:formula="of:=[.$D11]/[.F$5]" office:value-type="float" office:value="10.238744650654" calcext:value-type="float">
            <text:p>10</text:p>
          </table:table-cell>
          <table:table-cell table:formula="of:=[.$D11]/[.G$5]" office:value-type="float" office:value="23.4940195232221" calcext:value-type="float">
            <text:p>23</text:p>
          </table:table-cell>
          <table:table-cell table:formula="of:=[.$D11]/[.H$5]" office:value-type="float" office:value="131.279923177108" calcext:value-type="float">
            <text:p>131</text:p>
          </table:table-cell>
          <table:table-cell table:formula="of:=[.$D11]/[.I$5]" office:value-type="float" office:value="135.492448370358" calcext:value-type="float">
            <text:p>135</text:p>
          </table:table-cell>
          <table:table-cell table:formula="of:=[.$D11]/[.J$5]" office:value-type="float" office:value="77.7641270995112" calcext:value-type="float">
            <text:p>78</text:p>
          </table:table-cell>
          <table:table-cell table:formula="of:=[.$D11]/[.K$5]" office:value-type="float" office:value="337.309675156819" calcext:value-type="float">
            <text:p>337</text:p>
          </table:table-cell>
          <table:table-cell table:formula="of:=[.$D11]/[.L$5]" office:value-type="float" office:value="12.7511090631164" calcext:value-type="float">
            <text:p>13</text:p>
          </table:table-cell>
          <table:table-cell table:formula="of:=[.$D11]/[.M$5]" office:value-type="float" office:value="21.2374141749122" calcext:value-type="float">
            <text:p>21</text:p>
          </table:table-cell>
          <table:table-cell table:formula="of:=[.$D11]/[.N$5]" office:value-type="float" office:value="150.024705357658" calcext:value-type="float">
            <text:p>150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比利時</text:p>
          </table:table-cell>
          <table:table-cell table:style-name="ce311" table:formula="of:=[$EuropeEastAsian.I15]" office:value-type="float" office:value="1107.08353207396" calcext:value-type="float">
            <text:p>1107</text:p>
          </table:table-cell>
          <table:table-cell table:formula="of:=[.$D12]/[.E$5]" office:value-type="float" office:value="19.4834700788868" calcext:value-type="float">
            <text:p>19</text:p>
          </table:table-cell>
          <table:table-cell table:formula="of:=[.$D12]/[.F$5]" office:value-type="float" office:value="5.8700646840096" calcext:value-type="float">
            <text:p>6</text:p>
          </table:table-cell>
          <table:table-cell table:formula="of:=[.$D12]/[.G$5]" office:value-type="float" office:value="13.4695628218338" calcext:value-type="float">
            <text:p>13</text:p>
          </table:table-cell>
          <table:table-cell table:formula="of:=[.$D12]/[.H$5]" office:value-type="float" office:value="75.2652465761234" calcext:value-type="float">
            <text:p>75</text:p>
          </table:table-cell>
          <table:table-cell table:formula="of:=[.$D12]/[.I$5]" office:value-type="float" office:value="77.6803664185563" calcext:value-type="float">
            <text:p>78</text:p>
          </table:table-cell>
          <table:table-cell table:formula="of:=[.$D12]/[.J$5]" office:value-type="float" office:value="44.5836351764587" calcext:value-type="float">
            <text:p>45</text:p>
          </table:table-cell>
          <table:table-cell table:formula="of:=[.$D12]/[.K$5]" office:value-type="float" office:value="193.385974479433" calcext:value-type="float">
            <text:p>193</text:p>
          </table:table-cell>
          <table:table-cell table:formula="of:=[.$D12]/[.L$5]" office:value-type="float" office:value="7.31045040649329" calcext:value-type="float">
            <text:p>7</text:p>
          </table:table-cell>
          <table:table-cell table:formula="of:=[.$D12]/[.M$5]" office:value-type="float" office:value="12.1758085762862" calcext:value-type="float">
            <text:p>12</text:p>
          </table:table-cell>
          <table:table-cell table:formula="of:=[.$D12]/[.N$5]" office:value-type="float" office:value="86.0119823959754" calcext:value-type="float">
            <text:p>86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荷蘭</text:p>
          </table:table-cell>
          <table:table-cell table:style-name="ce311" table:formula="of:=[$EuropeEastAsian.I16]" office:value-type="float" office:value="736.673348099944" calcext:value-type="float">
            <text:p>737</text:p>
          </table:table-cell>
          <table:table-cell table:formula="of:=[.$D13]/[.E$5]" office:value-type="float" office:value="12.9646523679477" calcext:value-type="float">
            <text:p>13</text:p>
          </table:table-cell>
          <table:table-cell table:formula="of:=[.$D13]/[.F$5]" office:value-type="float" office:value="3.90604690526973" calcext:value-type="float">
            <text:p>4</text:p>
          </table:table-cell>
          <table:table-cell table:formula="of:=[.$D13]/[.G$5]" office:value-type="float" office:value="8.96289002042521" calcext:value-type="float">
            <text:p>9</text:p>
          </table:table-cell>
          <table:table-cell table:formula="of:=[.$D13]/[.H$5]" office:value-type="float" office:value="50.0828524537174" calcext:value-type="float">
            <text:p>50</text:p>
          </table:table-cell>
          <table:table-cell table:formula="of:=[.$D13]/[.I$5]" office:value-type="float" office:value="51.6899167527001" calcext:value-type="float">
            <text:p>52</text:p>
          </table:table-cell>
          <table:table-cell table:formula="of:=[.$D13]/[.J$5]" office:value-type="float" office:value="29.6667548964264" calcext:value-type="float">
            <text:p>30</text:p>
          </table:table-cell>
          <table:table-cell table:formula="of:=[.$D13]/[.K$5]" office:value-type="float" office:value="128.682515065915" calcext:value-type="float">
            <text:p>129</text:p>
          </table:table-cell>
          <table:table-cell table:formula="of:=[.$D13]/[.L$5]" office:value-type="float" office:value="4.86450554185482" calcext:value-type="float">
            <text:p>5</text:p>
          </table:table-cell>
          <table:table-cell table:formula="of:=[.$D13]/[.M$5]" office:value-type="float" office:value="8.10200261303996" calcext:value-type="float">
            <text:p>8</text:p>
          </table:table-cell>
          <table:table-cell table:formula="of:=[.$D13]/[.N$5]" office:value-type="float" office:value="57.2339242818069" calcext:value-type="float">
            <text:p>57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奧地利</text:p>
          </table:table-cell>
          <table:table-cell table:style-name="ce311" table:formula="of:=[$EuropeEastAsian.I17]" office:value-type="float" office:value="1126.50866511627" calcext:value-type="float">
            <text:p>1127</text:p>
          </table:table-cell>
          <table:table-cell table:formula="of:=[.$D14]/[.E$5]" office:value-type="float" office:value="19.8253313634631" calcext:value-type="float">
            <text:p>20</text:p>
          </table:table-cell>
          <table:table-cell table:formula="of:=[.$D14]/[.F$5]" office:value-type="float" office:value="5.97306214007345" calcext:value-type="float">
            <text:p>6</text:p>
          </table:table-cell>
          <table:table-cell table:formula="of:=[.$D14]/[.G$5]" office:value-type="float" office:value="13.7059027566765" calcext:value-type="float">
            <text:p>14</text:p>
          </table:table-cell>
          <table:table-cell table:formula="of:=[.$D14]/[.H$5]" office:value-type="float" office:value="76.5858672753256" calcext:value-type="float">
            <text:p>77</text:p>
          </table:table-cell>
          <table:table-cell table:formula="of:=[.$D14]/[.I$5]" office:value-type="float" office:value="79.0433633458327" calcext:value-type="float">
            <text:p>79</text:p>
          </table:table-cell>
          <table:table-cell table:formula="of:=[.$D14]/[.J$5]" office:value-type="float" office:value="45.3659095213672" calcext:value-type="float">
            <text:p>45</text:p>
          </table:table-cell>
          <table:table-cell table:formula="of:=[.$D14]/[.K$5]" office:value-type="float" office:value="196.779167652255" calcext:value-type="float">
            <text:p>197</text:p>
          </table:table-cell>
          <table:table-cell table:formula="of:=[.$D14]/[.L$5]" office:value-type="float" office:value="7.43872118970984" calcext:value-type="float">
            <text:p>7</text:p>
          </table:table-cell>
          <table:table-cell table:formula="of:=[.$D14]/[.M$5]" office:value-type="float" office:value="12.3894480123718" calcext:value-type="float">
            <text:p>12</text:p>
          </table:table-cell>
          <table:table-cell table:formula="of:=[.$D14]/[.N$5]" office:value-type="float" office:value="87.5211677039203" calcext:value-type="float">
            <text:p>88</text:p>
          </table:table-cell>
          <table:table-cell table:number-columns-repeated="33"/>
        </table:table-row>
        <table:table-row table:style-name="ro2">
          <table:table-cell/>
          <table:table-cell table:style-name="ce313" office:value-type="string" calcext:value-type="string">
            <text:p>Portugal</text:p>
          </table:table-cell>
          <table:table-cell table:style-name="ce313" office:value-type="string" calcext:value-type="string">
            <text:p>葡萄牙</text:p>
          </table:table-cell>
          <table:table-cell table:style-name="ce312" table:formula="of:=[$EuropeEastAsian.I18]" office:value-type="float" office:value="1383.7512319067" calcext:value-type="float">
            <text:p>1384</text:p>
          </table:table-cell>
          <table:table-cell table:formula="of:=[.$D15]/[.E$5]" office:value-type="float" office:value="24.3525216863905" calcext:value-type="float">
            <text:p>24</text:p>
          </table:table-cell>
          <table:table-cell table:formula="of:=[.$D15]/[.F$5]" office:value-type="float" office:value="7.33703374907363" calcext:value-type="float">
            <text:p>7</text:p>
          </table:table-cell>
          <table:table-cell table:formula="of:=[.$D15]/[.G$5]" office:value-type="float" office:value="16.8356981275303" calcext:value-type="float">
            <text:p>17</text:p>
          </table:table-cell>
          <table:table-cell table:formula="of:=[.$D15]/[.H$5]" office:value-type="float" office:value="94.0745432951797" calcext:value-type="float">
            <text:p>94</text:p>
          </table:table-cell>
          <table:table-cell table:formula="of:=[.$D15]/[.I$5]" office:value-type="float" office:value="97.0932180025057" calcext:value-type="float">
            <text:p>97</text:p>
          </table:table-cell>
          <table:table-cell table:formula="of:=[.$D15]/[.J$5]" office:value-type="float" office:value="55.7253886549385" calcext:value-type="float">
            <text:p>56</text:p>
          </table:table-cell>
          <table:table-cell table:formula="of:=[.$D15]/[.K$5]" office:value-type="float" office:value="241.714444002329" calcext:value-type="float">
            <text:p>242</text:p>
          </table:table-cell>
          <table:table-cell table:formula="of:=[.$D15]/[.L$5]" office:value-type="float" office:value="9.13738165432499" calcext:value-type="float">
            <text:p>9</text:p>
          </table:table-cell>
          <table:table-cell table:formula="of:=[.$D15]/[.M$5]" office:value-type="float" office:value="15.218625901998" calcext:value-type="float">
            <text:p>15</text:p>
          </table:table-cell>
          <table:table-cell table:formula="of:=[.$D15]/[.N$5]" office:value-type="float" office:value="107.506961445089" calcext:value-type="float">
            <text:p>108</text:p>
          </table:table-cell>
          <table:table-cell table:number-columns-repeated="33"/>
        </table:table-row>
        <table:table-row table:style-name="ro21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60" calcext:value-type="float">
            <text:p>60</text:p>
          </table:table-cell>
          <table:table-cell table:number-columns-repeated="30"/>
          <table:table-cell table:style-name="ce327" table:number-columns-repeated="3"/>
        </table:table-row>
        <table:table-row table:style-name="ro22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19" calcext:value-type="float">
            <text:p>19</text:p>
          </table:table-cell>
          <table:table-cell table:number-columns-repeated="33"/>
        </table:table-row>
        <table:table-row table:style-name="ro2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4">
          <table:table-cell/>
          <table:table-cell table:style-name="Default" table:number-columns-repeated="13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1" calcext:value-type="string">
            <text:p>2020-04-01</text:p>
          </table:table-cell>
          <table:table-cell table:style-name="ce263"/>
          <table:table-cell table:number-columns-repeated="33"/>
        </table:table-row>
        <table:table-row table:style-name="ro26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27">
          <table:table-cell/>
          <table:table-cell table:style-name="ce234" office:value-type="string" calcext:value-type="string">
            <text:p><text:span text:style-name="T2">Deaths per million ratio </text:span></text:p>
            <text:p><text:span text:style-name="T2">每百萬死亡人數比例分析</text:span></text:p>
          </table:table-cell>
          <table:table-cell table:style-name="ce259"/>
          <table:table-cell table:style-name="ce263"/>
          <table:table-cell table:style-name="ce277" office:value-type="string" calcext:value-type="string">
            <text:p>中國大陸</text:p>
            <text:p>China</text:p>
          </table:table-cell>
          <table:table-cell table:style-name="ce277" office:value-type="string" calcext:value-type="string">
            <text:p>南韓</text:p>
            <text:p>S. Korea</text:p>
          </table:table-cell>
          <table:table-cell table:style-name="ce277" office:value-type="string" calcext:value-type="string">
            <text:p>馬來西亞</text:p>
            <text:p>Malaysia</text:p>
          </table:table-cell>
          <table:table-cell table:style-name="ce277" office:value-type="string" calcext:value-type="string">
            <text:p>日本</text:p>
            <text:p>Japan</text:p>
          </table:table-cell>
          <table:table-cell table:style-name="ce277" office:value-type="string" calcext:value-type="string">
            <text:p>菲律賓</text:p>
            <text:p>Philippines</text:p>
          </table:table-cell>
          <table:table-cell table:style-name="ce277" office:value-type="string" calcext:value-type="string">
            <text:p>泰國</text:p>
            <text:p>Thailand</text:p>
          </table:table-cell>
          <table:table-cell table:style-name="ce277" office:value-type="string" calcext:value-type="string">
            <text:p>印尼</text:p>
            <text:p>Indonesia</text:p>
          </table:table-cell>
          <table:table-cell table:style-name="ce277" office:value-type="string" calcext:value-type="string">
            <text:p>新加玻</text:p>
            <text:p>Singapore</text:p>
          </table:table-cell>
          <table:table-cell table:style-name="ce277" office:value-type="string" calcext:value-type="string">
            <text:p>香港</text:p>
            <text:p>Hong Kong</text:p>
          </table:table-cell>
          <table:table-cell table:style-name="ce277" office:value-type="string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EuropeEastAsian.J32]" office:value-type="float" office:value="2.30439224009974" calcext:value-type="float">
            <text:p>2.30</text:p>
          </table:table-cell>
          <table:table-cell table:style-name="ce278" table:formula="of:=[$EuropeEastAsian.J33]" office:value-type="float" office:value="3.08441288435006" calcext:value-type="float">
            <text:p>3.08</text:p>
          </table:table-cell>
          <table:table-cell table:style-name="ce278" table:formula="of:=[$EuropeEastAsian.J34]" office:value-type="float" office:value="1.15806755083142" calcext:value-type="float">
            <text:p>1.16</text:p>
          </table:table-cell>
          <table:table-cell table:style-name="ce278" table:formula="of:=[$EuropeEastAsian.J35]" office:value-type="float" office:value="0.425665078628499" calcext:value-type="float">
            <text:p>0.43</text:p>
          </table:table-cell>
          <table:table-cell table:style-name="ce278" table:formula="of:=[$EuropeEastAsian.J36]" office:value-type="float" office:value="0.719041966183751" calcext:value-type="float">
            <text:p>0.72</text:p>
          </table:table-cell>
          <table:table-cell table:style-name="ce278" table:formula="of:=[$EuropeEastAsian.J37]" office:value-type="float" office:value="0.180484157777446" calcext:value-type="float">
            <text:p>0.18</text:p>
          </table:table-cell>
          <table:table-cell table:style-name="ce278" table:formula="of:=[$EuropeEastAsian.J38]" office:value-type="float" office:value="0.509531422165891" calcext:value-type="float">
            <text:p>0.51</text:p>
          </table:table-cell>
          <table:table-cell table:style-name="ce278" table:formula="of:=[$EuropeEastAsian.J39]" office:value-type="float" office:value="0.516854896605762" calcext:value-type="float">
            <text:p>0.52</text:p>
          </table:table-cell>
          <table:table-cell table:style-name="ce278" table:formula="of:=[$EuropeEastAsian.J40]" office:value-type="float" office:value="0.533283560201048" calcext:value-type="float">
            <text:p>0.53</text:p>
          </table:table-cell>
          <table:table-cell table:style-name="ce278" table:formula="of:=[$EuropeEastAsian.J41]" office:value-type="float" office:value="0.210314885128534" calcext:value-type="float">
            <text:p>0.21</text:p>
          </table:table-cell>
          <table:table-cell table:number-columns-repeated="33"/>
        </table:table-row>
        <table:table-row table:style-name="ro2">
          <table:table-cell/>
          <table:table-cell table:style-name="ce244" office:value-type="string" calcext:value-type="string">
            <text:p>Italy</text:p>
          </table:table-cell>
          <table:table-cell table:style-name="ce244" office:value-type="string" calcext:value-type="string">
            <text:p>意大利</text:p>
          </table:table-cell>
          <table:table-cell table:formula="of:=[$EuropeEastAsian.J9]" office:value-type="float" office:value="217.258194973334" calcext:value-type="float">
            <text:p>217</text:p>
          </table:table-cell>
          <table:table-cell table:style-name="ce292" table:formula="of:=[.$D27]/[.E$26]" office:value-type="float" office:value="94.2800410419412" calcext:value-type="float">
            <text:p>94</text:p>
          </table:table-cell>
          <table:table-cell table:style-name="ce292" table:formula="of:=[.$D27]/[.F$26]" office:value-type="float" office:value="70.4374553989436" calcext:value-type="float">
            <text:p>70</text:p>
          </table:table-cell>
          <table:table-cell table:style-name="ce292" table:formula="of:=[.$D27]/[.G$26]" office:value-type="float" office:value="187.604077860015" calcext:value-type="float">
            <text:p>188</text:p>
          </table:table-cell>
          <table:table-cell table:style-name="ce292" table:formula="of:=[.$D27]/[.H$26]" office:value-type="float" office:value="510.39703720433" calcext:value-type="float">
            <text:p>510</text:p>
          </table:table-cell>
          <table:table-cell table:style-name="ce292" table:formula="of:=[.$D27]/[.I$26]" office:value-type="float" office:value="302.149533950587" calcext:value-type="float">
            <text:p>302</text:p>
          </table:table-cell>
          <table:table-cell table:style-name="ce292" table:formula="of:=[.$D27]/[.J$26]" office:value-type="float" office:value="1203.75216112449" calcext:value-type="float">
            <text:p>1204</text:p>
          </table:table-cell>
          <table:table-cell table:style-name="ce292" table:formula="of:=[.$D27]/[.K$26]" office:value-type="float" office:value="426.388217727228" calcext:value-type="float">
            <text:p>426</text:p>
          </table:table-cell>
          <table:table-cell table:style-name="ce292" table:formula="of:=[.$D27]/[.L$26]" office:value-type="float" office:value="420.346593212312" calcext:value-type="float">
            <text:p>420</text:p>
          </table:table-cell>
          <table:table-cell table:style-name="ce292" table:formula="of:=[.$D27]/[.M$26]" office:value-type="float" office:value="407.397135759122" calcext:value-type="float">
            <text:p>407</text:p>
          </table:table-cell>
          <table:table-cell table:style-name="ce292" table:formula="of:=[.$D27]/[.N$26]" office:value-type="float" office:value="1033.01387745597" calcext:value-type="float">
            <text:p>1033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Spain</text:p>
          </table:table-cell>
          <table:table-cell table:style-name="ce247" office:value-type="string" calcext:value-type="string">
            <text:p>西班牙</text:p>
          </table:table-cell>
          <table:table-cell table:formula="of:=[$EuropeEastAsian.J10]" office:value-type="float" office:value="200.848257055643" calcext:value-type="float">
            <text:p>201</text:p>
          </table:table-cell>
          <table:table-cell table:style-name="ce292" table:formula="of:=[.$D28]/[.E$26]" office:value-type="float" office:value="87.1588844818145" calcext:value-type="float">
            <text:p>87</text:p>
          </table:table-cell>
          <table:table-cell table:style-name="ce292" table:formula="of:=[.$D28]/[.F$26]" office:value-type="float" office:value="65.117176132522" calcext:value-type="float">
            <text:p>65</text:p>
          </table:table-cell>
          <table:table-cell table:style-name="ce292" table:formula="of:=[.$D28]/[.G$26]" office:value-type="float" office:value="173.43397361531" calcext:value-type="float">
            <text:p>173</text:p>
          </table:table-cell>
          <table:table-cell table:style-name="ce292" table:formula="of:=[.$D28]/[.H$26]" office:value-type="float" office:value="471.845747137115" calcext:value-type="float">
            <text:p>472</text:p>
          </table:table-cell>
          <table:table-cell table:style-name="ce292" table:formula="of:=[.$D28]/[.I$26]" office:value-type="float" office:value="279.327586568593" calcext:value-type="float">
            <text:p>279</text:p>
          </table:table-cell>
          <table:table-cell table:style-name="ce292" table:formula="of:=[.$D28]/[.J$26]" office:value-type="float" office:value="1112.83039757599" calcext:value-type="float">
            <text:p>1113</text:p>
          </table:table-cell>
          <table:table-cell table:style-name="ce292" table:formula="of:=[.$D28]/[.K$26]" office:value-type="float" office:value="394.182278694192" calcext:value-type="float">
            <text:p>394</text:p>
          </table:table-cell>
          <table:table-cell table:style-name="ce292" table:formula="of:=[.$D28]/[.L$26]" office:value-type="float" office:value="388.59698993786" calcext:value-type="float">
            <text:p>389</text:p>
          </table:table-cell>
          <table:table-cell table:style-name="ce292" table:formula="of:=[.$D28]/[.M$26]" office:value-type="float" office:value="376.625630424315" calcext:value-type="float">
            <text:p>377</text:p>
          </table:table-cell>
          <table:table-cell table:style-name="ce292" table:formula="of:=[.$D28]/[.N$26]" office:value-type="float" office:value="954.988311611396" calcext:value-type="float">
            <text:p>955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Germany</text:p>
          </table:table-cell>
          <table:table-cell table:style-name="ce247" office:value-type="string" calcext:value-type="string">
            <text:p>德國</text:p>
          </table:table-cell>
          <table:table-cell table:formula="of:=[$EuropeEastAsian.J11]" office:value-type="float" office:value="11.147425055568" calcext:value-type="float">
            <text:p>11</text:p>
          </table:table-cell>
          <table:table-cell table:style-name="ce292" table:formula="of:=[.$D29]/[.E$26]" office:value-type="float" office:value="4.83746857917102" calcext:value-type="float">
            <text:p>5</text:p>
          </table:table-cell>
          <table:table-cell table:style-name="ce292" table:formula="of:=[.$D29]/[.F$26]" office:value-type="float" office:value="3.61411570809106" calcext:value-type="float">
            <text:p>4</text:p>
          </table:table-cell>
          <table:table-cell table:style-name="ce292" table:formula="of:=[.$D29]/[.G$26]" office:value-type="float" office:value="9.62588499053" calcext:value-type="float">
            <text:p>10</text:p>
          </table:table-cell>
          <table:table-cell table:style-name="ce292" table:formula="of:=[.$D29]/[.H$26]" office:value-type="float" office:value="26.1882536652648" calcext:value-type="float">
            <text:p>26</text:p>
          </table:table-cell>
          <table:table-cell table:style-name="ce292" table:formula="of:=[.$D29]/[.I$26]" office:value-type="float" office:value="15.5031633476582" calcext:value-type="float">
            <text:p>16</text:p>
          </table:table-cell>
          <table:table-cell table:style-name="ce292" table:formula="of:=[.$D29]/[.J$26]" office:value-type="float" office:value="61.7640085026955" calcext:value-type="float">
            <text:p>62</text:p>
          </table:table-cell>
          <table:table-cell table:style-name="ce292" table:formula="of:=[.$D29]/[.K$26]" office:value-type="float" office:value="21.8777970712446" calcext:value-type="float">
            <text:p>22</text:p>
          </table:table-cell>
          <table:table-cell table:style-name="ce292" table:formula="of:=[.$D29]/[.L$26]" office:value-type="float" office:value="21.5678039015868" calcext:value-type="float">
            <text:p>22</text:p>
          </table:table-cell>
          <table:table-cell table:style-name="ce292" table:formula="of:=[.$D29]/[.M$26]" office:value-type="float" office:value="20.9033727785747" calcext:value-type="float">
            <text:p>21</text:p>
          </table:table-cell>
          <table:table-cell table:style-name="ce292" table:formula="of:=[.$D29]/[.N$26]" office:value-type="float" office:value="53.0035001980733" calcext:value-type="float">
            <text:p>53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France</text:p>
          </table:table-cell>
          <table:table-cell table:style-name="ce247" office:value-type="string" calcext:value-type="string">
            <text:p>法國</text:p>
          </table:table-cell>
          <table:table-cell table:formula="of:=[$EuropeEastAsian.J12]" office:value-type="float" office:value="61.9072138609269" calcext:value-type="float">
            <text:p>62</text:p>
          </table:table-cell>
          <table:table-cell table:style-name="ce292" table:formula="of:=[.$D30]/[.E$26]" office:value-type="float" office:value="26.8648769005781" calcext:value-type="float">
            <text:p>27</text:p>
          </table:table-cell>
          <table:table-cell table:style-name="ce292" table:formula="of:=[.$D30]/[.F$26]" office:value-type="float" office:value="20.0709879585307" calcext:value-type="float">
            <text:p>20</text:p>
          </table:table-cell>
          <table:table-cell table:style-name="ce292" table:formula="of:=[.$D30]/[.G$26]" office:value-type="float" office:value="53.4573426364304" calcext:value-type="float">
            <text:p>53</text:p>
          </table:table-cell>
          <table:table-cell table:style-name="ce292" table:formula="of:=[.$D30]/[.H$26]" office:value-type="float" office:value="145.436440453122" calcext:value-type="float">
            <text:p>145</text:p>
          </table:table-cell>
          <table:table-cell table:style-name="ce292" table:formula="of:=[.$D30]/[.I$26]" office:value-type="float" office:value="86.096802095563" calcext:value-type="float">
            <text:p>86</text:p>
          </table:table-cell>
          <table:table-cell table:style-name="ce292" table:formula="of:=[.$D30]/[.J$26]" office:value-type="float" office:value="343.006359246579" calcext:value-type="float">
            <text:p>343</text:p>
          </table:table-cell>
          <table:table-cell table:style-name="ce292" table:formula="of:=[.$D30]/[.K$26]" office:value-type="float" office:value="121.498324083282" calcext:value-type="float">
            <text:p>121</text:p>
          </table:table-cell>
          <table:table-cell table:style-name="ce292" table:formula="of:=[.$D30]/[.L$26]" office:value-type="float" office:value="119.77677732663" calcext:value-type="float">
            <text:p>120</text:p>
          </table:table-cell>
          <table:table-cell table:style-name="ce292" table:formula="of:=[.$D30]/[.M$26]" office:value-type="float" office:value="116.086859751664" calcext:value-type="float">
            <text:p>116</text:p>
          </table:table-cell>
          <table:table-cell table:style-name="ce292" table:formula="of:=[.$D30]/[.N$26]" office:value-type="float" office:value="294.354885167032" calcext:value-type="float">
            <text:p>294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UK</text:p>
          </table:table-cell>
          <table:table-cell table:style-name="ce247" office:value-type="string" calcext:value-type="string">
            <text:p>英國</text:p>
          </table:table-cell>
          <table:table-cell table:formula="of:=[$EuropeEastAsian.J13]" office:value-type="float" office:value="26.7732177551688" calcext:value-type="float">
            <text:p>27</text:p>
          </table:table-cell>
          <table:table-cell table:style-name="ce292" table:formula="of:=[.$D31]/[.E$26]" office:value-type="float" office:value="11.618342263646" calcext:value-type="float">
            <text:p>12</text:p>
          </table:table-cell>
          <table:table-cell table:style-name="ce292" table:formula="of:=[.$D31]/[.F$26]" office:value-type="float" office:value="8.68016661809866" calcext:value-type="float">
            <text:p>9</text:p>
          </table:table-cell>
          <table:table-cell table:style-name="ce292" table:formula="of:=[.$D31]/[.G$26]" office:value-type="float" office:value="23.1188739689211" calcext:value-type="float">
            <text:p>23</text:p>
          </table:table-cell>
          <table:table-cell table:style-name="ce292" table:formula="of:=[.$D31]/[.H$26]" office:value-type="float" office:value="62.8973789473936" calcext:value-type="float">
            <text:p>63</text:p>
          </table:table-cell>
          <table:table-cell table:style-name="ce292" table:formula="of:=[.$D31]/[.I$26]" office:value-type="float" office:value="37.2345690714898" calcext:value-type="float">
            <text:p>37</text:p>
          </table:table-cell>
          <table:table-cell table:style-name="ce292" table:formula="of:=[.$D31]/[.J$26]" office:value-type="float" office:value="148.34109588822" calcext:value-type="float">
            <text:p>148</text:p>
          </table:table-cell>
          <table:table-cell table:style-name="ce292" table:formula="of:=[.$D31]/[.K$26]" office:value-type="float" office:value="52.5447825010723" calcext:value-type="float">
            <text:p>53</text:p>
          </table:table-cell>
          <table:table-cell table:style-name="ce292" table:formula="of:=[.$D31]/[.L$26]" office:value-type="float" office:value="51.8002594751277" calcext:value-type="float">
            <text:p>52</text:p>
          </table:table-cell>
          <table:table-cell table:style-name="ce292" table:formula="of:=[.$D31]/[.M$26]" office:value-type="float" office:value="50.2044686040486" calcext:value-type="float">
            <text:p>50</text:p>
          </table:table-cell>
          <table:table-cell table:style-name="ce292" table:formula="of:=[.$D31]/[.N$26]" office:value-type="float" office:value="127.300631806476" calcext:value-type="float">
            <text:p>127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Switzerland</text:p>
          </table:table-cell>
          <table:table-cell table:style-name="ce247" office:value-type="string" calcext:value-type="string">
            <text:p>瑞士</text:p>
          </table:table-cell>
          <table:table-cell table:formula="of:=[$EuropeEastAsian.J14]" office:value-type="float" office:value="50.2830458256633" calcext:value-type="float">
            <text:p>50</text:p>
          </table:table-cell>
          <table:table-cell table:style-name="ce292" table:formula="of:=[.$D32]/[.E$26]" office:value-type="float" office:value="21.8205238460129" calcext:value-type="float">
            <text:p>22</text:p>
          </table:table-cell>
          <table:table-cell table:style-name="ce292" table:formula="of:=[.$D32]/[.F$26]" office:value-type="float" office:value="16.3023070227704" calcext:value-type="float">
            <text:p>16</text:p>
          </table:table-cell>
          <table:table-cell table:style-name="ce292" table:formula="of:=[.$D32]/[.G$26]" office:value-type="float" office:value="43.4197865138034" calcext:value-type="float">
            <text:p>43</text:p>
          </table:table-cell>
          <table:table-cell table:style-name="ce292" table:formula="of:=[.$D32]/[.H$26]" office:value-type="float" office:value="118.128191271119" calcext:value-type="float">
            <text:p>118</text:p>
          </table:table-cell>
          <table:table-cell table:style-name="ce292" table:formula="of:=[.$D32]/[.I$26]" office:value-type="float" office:value="69.9306134974791" calcext:value-type="float">
            <text:p>70</text:p>
          </table:table-cell>
          <table:table-cell table:style-name="ce292" table:formula="of:=[.$D32]/[.J$26]" office:value-type="float" office:value="278.600883561576" calcext:value-type="float">
            <text:p>279</text:p>
          </table:table-cell>
          <table:table-cell table:style-name="ce292" table:formula="of:=[.$D32]/[.K$26]" office:value-type="float" office:value="98.684877199374" calcext:value-type="float">
            <text:p>99</text:p>
          </table:table-cell>
          <table:table-cell table:style-name="ce292" table:formula="of:=[.$D32]/[.L$26]" office:value-type="float" office:value="97.2865811195311" calcext:value-type="float">
            <text:p>97</text:p>
          </table:table-cell>
          <table:table-cell table:style-name="ce292" table:formula="of:=[.$D32]/[.M$26]" office:value-type="float" office:value="94.2895104561382" calcext:value-type="float">
            <text:p>94</text:p>
          </table:table-cell>
          <table:table-cell table:style-name="ce292" table:formula="of:=[.$D32]/[.N$26]" office:value-type="float" office:value="239.084579272328" calcext:value-type="float">
            <text:p>239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Belgium</text:p>
          </table:table-cell>
          <table:table-cell table:style-name="ce247" office:value-type="string" calcext:value-type="string">
            <text:p>比利時</text:p>
          </table:table-cell>
          <table:table-cell table:formula="of:=[$EuropeEastAsian.J15]" office:value-type="float" office:value="61.0954121418509" calcext:value-type="float">
            <text:p>61</text:p>
          </table:table-cell>
          <table:table-cell table:style-name="ce292" table:formula="of:=[.$D33]/[.E$26]" office:value-type="float" office:value="26.5125923784601" calcext:value-type="float">
            <text:p>27</text:p>
          </table:table-cell>
          <table:table-cell table:style-name="ce292" table:formula="of:=[.$D33]/[.F$26]" office:value-type="float" office:value="19.8077930655269" calcext:value-type="float">
            <text:p>20</text:p>
          </table:table-cell>
          <table:table-cell table:style-name="ce292" table:formula="of:=[.$D33]/[.G$26]" office:value-type="float" office:value="52.7563457744656" calcext:value-type="float">
            <text:p>53</text:p>
          </table:table-cell>
          <table:table-cell table:style-name="ce292" table:formula="of:=[.$D33]/[.H$26]" office:value-type="float" office:value="143.529303222857" calcext:value-type="float">
            <text:p>144</text:p>
          </table:table-cell>
          <table:table-cell table:style-name="ce292" table:formula="of:=[.$D33]/[.I$26]" office:value-type="float" office:value="84.96779745153" calcext:value-type="float">
            <text:p>85</text:p>
          </table:table-cell>
          <table:table-cell table:style-name="ce292" table:formula="of:=[.$D33]/[.J$26]" office:value-type="float" office:value="338.508448022276" calcext:value-type="float">
            <text:p>339</text:p>
          </table:table-cell>
          <table:table-cell table:style-name="ce292" table:formula="of:=[.$D33]/[.K$26]" office:value-type="float" office:value="119.905092176945" calcext:value-type="float">
            <text:p>120</text:p>
          </table:table-cell>
          <table:table-cell table:style-name="ce292" table:formula="of:=[.$D33]/[.L$26]" office:value-type="float" office:value="118.206120408398" calcext:value-type="float">
            <text:p>118</text:p>
          </table:table-cell>
          <table:table-cell table:style-name="ce292" table:formula="of:=[.$D33]/[.M$26]" office:value-type="float" office:value="114.564589463095" calcext:value-type="float">
            <text:p>115</text:p>
          </table:table-cell>
          <table:table-cell table:style-name="ce292" table:formula="of:=[.$D33]/[.N$26]" office:value-type="float" office:value="290.494950485852" calcext:value-type="float">
            <text:p>290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Netherlands</text:p>
          </table:table-cell>
          <table:table-cell table:style-name="ce247" office:value-type="string" calcext:value-type="string">
            <text:p>荷蘭</text:p>
          </table:table-cell>
          <table:table-cell table:formula="of:=[$EuropeEastAsian.J16]" office:value-type="float" office:value="60.7704334002256" calcext:value-type="float">
            <text:p>61</text:p>
          </table:table-cell>
          <table:table-cell table:style-name="ce292" table:formula="of:=[.$D34]/[.E$26]" office:value-type="float" office:value="26.3715665860754" calcext:value-type="float">
            <text:p>26</text:p>
          </table:table-cell>
          <table:table-cell table:style-name="ce292" table:formula="of:=[.$D34]/[.F$26]" office:value-type="float" office:value="19.7024314444307" calcext:value-type="float">
            <text:p>20</text:p>
          </table:table-cell>
          <table:table-cell table:style-name="ce292" table:formula="of:=[.$D34]/[.G$26]" office:value-type="float" office:value="52.4757241981233" calcext:value-type="float">
            <text:p>52</text:p>
          </table:table-cell>
          <table:table-cell table:style-name="ce292" table:formula="of:=[.$D34]/[.H$26]" office:value-type="float" office:value="142.765842093576" calcext:value-type="float">
            <text:p>143</text:p>
          </table:table-cell>
          <table:table-cell table:style-name="ce292" table:formula="of:=[.$D34]/[.I$26]" office:value-type="float" office:value="84.5158367080563" calcext:value-type="float">
            <text:p>85</text:p>
          </table:table-cell>
          <table:table-cell table:style-name="ce292" table:formula="of:=[.$D34]/[.J$26]" office:value-type="float" office:value="336.707853745044" calcext:value-type="float">
            <text:p>337</text:p>
          </table:table-cell>
          <table:table-cell table:style-name="ce292" table:formula="of:=[.$D34]/[.K$26]" office:value-type="float" office:value="119.267292960865" calcext:value-type="float">
            <text:p>119</text:p>
          </table:table-cell>
          <table:table-cell table:style-name="ce292" table:formula="of:=[.$D34]/[.L$26]" office:value-type="float" office:value="117.577358363655" calcext:value-type="float">
            <text:p>118</text:p>
          </table:table-cell>
          <table:table-cell table:style-name="ce292" table:formula="of:=[.$D34]/[.M$26]" office:value-type="float" office:value="113.955197451268" calcext:value-type="float">
            <text:p>114</text:p>
          </table:table-cell>
          <table:table-cell table:style-name="ce292" table:formula="of:=[.$D34]/[.N$26]" office:value-type="float" office:value="288.949749624645" calcext:value-type="float">
            <text:p>289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Austria</text:p>
          </table:table-cell>
          <table:table-cell table:style-name="ce247" office:value-type="string" calcext:value-type="string">
            <text:p>奧地利</text:p>
          </table:table-cell>
          <table:table-cell table:formula="of:=[$EuropeEastAsian.J17]" office:value-type="float" office:value="14.2935278682476" calcext:value-type="float">
            <text:p>14</text:p>
          </table:table-cell>
          <table:table-cell table:style-name="ce292" table:formula="of:=[.$D35]/[.E$26]" office:value-type="float" office:value="6.20273216491519" calcext:value-type="float">
            <text:p>6</text:p>
          </table:table-cell>
          <table:table-cell table:style-name="ce292" table:formula="of:=[.$D35]/[.F$26]" office:value-type="float" office:value="4.63411624973144" calcext:value-type="float">
            <text:p>5</text:p>
          </table:table-cell>
          <table:table-cell table:style-name="ce292" table:formula="of:=[.$D35]/[.G$26]" office:value-type="float" office:value="12.3425683225351" calcext:value-type="float">
            <text:p>12</text:p>
          </table:table-cell>
          <table:table-cell table:style-name="ce292" table:formula="of:=[.$D35]/[.H$26]" office:value-type="float" office:value="33.5792823651441" calcext:value-type="float">
            <text:p>34</text:p>
          </table:table-cell>
          <table:table-cell table:style-name="ce292" table:formula="of:=[.$D35]/[.I$26]" office:value-type="float" office:value="19.8785725179703" calcext:value-type="float">
            <text:p>20</text:p>
          </table:table-cell>
          <table:table-cell table:style-name="ce292" table:formula="of:=[.$D35]/[.J$26]" office:value-type="float" office:value="79.1954709170259" calcext:value-type="float">
            <text:p>79</text:p>
          </table:table-cell>
          <table:table-cell table:style-name="ce292" table:formula="of:=[.$D35]/[.K$26]" office:value-type="float" office:value="28.0522991251244" calcext:value-type="float">
            <text:p>28</text:p>
          </table:table-cell>
          <table:table-cell table:style-name="ce292" table:formula="of:=[.$D35]/[.L$26]" office:value-type="float" office:value="27.6548175554003" calcext:value-type="float">
            <text:p>28</text:p>
          </table:table-cell>
          <table:table-cell table:style-name="ce292" table:formula="of:=[.$D35]/[.M$26]" office:value-type="float" office:value="26.8028661203412" calcext:value-type="float">
            <text:p>27</text:p>
          </table:table-cell>
          <table:table-cell table:style-name="ce292" table:formula="of:=[.$D35]/[.N$26]" office:value-type="float" office:value="67.9625118284527" calcext:value-type="float">
            <text:p>68</text:p>
          </table:table-cell>
          <table:table-cell table:number-columns-repeated="33"/>
        </table:table-row>
        <table:table-row table:style-name="ro2">
          <table:table-cell/>
          <table:table-cell table:style-name="ce248" office:value-type="string" calcext:value-type="string">
            <text:p>Portugal</text:p>
          </table:table-cell>
          <table:table-cell table:style-name="ce248" office:value-type="string" calcext:value-type="string">
            <text:p>葡萄牙</text:p>
          </table:table-cell>
          <table:table-cell table:formula="of:=[$EuropeEastAsian.J18]" office:value-type="float" office:value="29.74609661495" calcext:value-type="float">
            <text:p>30</text:p>
          </table:table-cell>
          <table:table-cell table:style-name="ce292" table:formula="of:=[.$D36]/[.E$26]" office:value-type="float" office:value="12.9084346394356" calcext:value-type="float">
            <text:p>13</text:p>
          </table:table-cell>
          <table:table-cell table:style-name="ce292" table:formula="of:=[.$D36]/[.F$26]" office:value-type="float" office:value="9.64400608163652" calcext:value-type="float">
            <text:p>10</text:p>
          </table:table-cell>
          <table:table-cell table:style-name="ce292" table:formula="of:=[.$D36]/[.G$26]" office:value-type="float" office:value="25.6859771207596" calcext:value-type="float">
            <text:p>26</text:p>
          </table:table-cell>
          <table:table-cell table:style-name="ce292" table:formula="of:=[.$D36]/[.H$26]" office:value-type="float" office:value="69.8814587064377" calcext:value-type="float">
            <text:p>70</text:p>
          </table:table-cell>
          <table:table-cell table:style-name="ce292" table:formula="of:=[.$D36]/[.I$26]" office:value-type="float" office:value="41.3690688637057" calcext:value-type="float">
            <text:p>41</text:p>
          </table:table-cell>
          <table:table-cell table:style-name="ce292" table:formula="of:=[.$D36]/[.J$26]" office:value-type="float" office:value="164.812784574864" calcext:value-type="float">
            <text:p>165</text:p>
          </table:table-cell>
          <table:table-cell table:style-name="ce292" table:formula="of:=[.$D36]/[.K$26]" office:value-type="float" office:value="58.3793173902932" calcext:value-type="float">
            <text:p>58</text:p>
          </table:table-cell>
          <table:table-cell table:style-name="ce292" table:formula="of:=[.$D36]/[.L$26]" office:value-type="float" office:value="57.5521230625763" calcext:value-type="float">
            <text:p>58</text:p>
          </table:table-cell>
          <table:table-cell table:style-name="ce292" table:formula="of:=[.$D36]/[.M$26]" office:value-type="float" office:value="55.7791367199388" calcext:value-type="float">
            <text:p>56</text:p>
          </table:table-cell>
          <table:table-cell table:style-name="ce292" table:formula="of:=[.$D36]/[.N$26]" office:value-type="float" office:value="141.436002481568" calcext:value-type="float">
            <text:p>141</text:p>
          </table:table-cell>
          <table:table-cell table:number-columns-repeated="33"/>
        </table:table-row>
        <table:table-row table:style-name="ro28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7:.N36];&quot;&gt;=&quot; &amp; 10) - COUNTIF([.E27:.N36];&quot;&gt;&quot; &amp; 100)" office:value-type="float" office:value="52" calcext:value-type="float">
            <text:p>52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3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7:.N36];&quot;&gt;=&quot; &amp; 100) - COUNTIF([.E27:.N36];&quot;&gt;&quot; &amp; 500)" office:value-type="float" office:value="36" calcext:value-type="float">
            <text:p>36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3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7:.N36];&quot;&gt;=&quot; &amp; 500) - COUNTIF([.E27:.N36];&quot;&gt;&quot; &amp; 1000)" office:value-type="float" office:value="2" calcext:value-type="float">
            <text:p>2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4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7:.N36];&quot;&gt;&quot; &amp; 1000)" office:value-type="float" office:value="3" calcext:value-type="float">
            <text:p>3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EuroEastAsianRatio.E27:EuroEastAsianRatio.N36">
            <calcext:condition calcext:apply-style-name="Default" calcext:value="&lt;10" calcext:base-cell-address="EuroEastAsianRatio.E27"/>
            <calcext:condition calcext:apply-style-name="Times10" calcext:value="&lt;100" calcext:base-cell-address="EuroEastAsianRatio.E27"/>
            <calcext:condition calcext:apply-style-name="Times100" calcext:value="&lt;500" calcext:base-cell-address="EuroEastAsianRatio.E27"/>
            <calcext:condition calcext:apply-style-name="Times500" calcext:value="&lt;1000" calcext:base-cell-address="EuroEastAsianRatio.E27"/>
            <calcext:condition calcext:apply-style-name="Times1000" calcext:value="&gt;=1000" calcext:base-cell-address="EuroEastAsianRatio.E27"/>
          </calcext:conditional-format>
          <calcext:conditional-format calcext:target-range-address="EuroEastAsianRatio.E27:EuroEastAsianRatio.N36 EuroEastAsianRatio.E6:EuroEastAsianRatio.N15">
            <calcext:condition calcext:apply-style-name="Default" calcext:value="&lt;10" calcext:base-cell-address="EuroEastAsianRatio.E6"/>
            <calcext:condition calcext:apply-style-name="Times10" calcext:value="&lt;=100" calcext:base-cell-address="EuroEastAsianRatio.E6"/>
            <calcext:condition calcext:apply-style-name="Times100" calcext:value="&lt;500" calcext:base-cell-address="EuroEastAsianRatio.E6"/>
            <calcext:condition calcext:apply-style-name="Times500" calcext:value="&lt;1000" calcext:base-cell-address="EuroEastAsianRatio.E6"/>
            <calcext:condition calcext:apply-style-name="Times1000" calcext:value="&gt;=1000" calcext:base-cell-address="EuroEastAsianRatio.E6"/>
          </calcext:conditional-format>
        </calcext:conditional-formats>
      </table:table>
      <table:table table:name="Euro_East_Asian_Cities" table:style-name="ta1">
        <office:forms form:automatic-focus="false" form:apply-design-mode="false"/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2" table:default-cell-style-name="ce2"/>
        <table:table-column table:style-name="co23" table:default-cell-style-name="ce2"/>
        <table:table-column table:style-name="co11" table:number-columns-repeated="54" table:default-cell-style-name="ce2"/>
        <table:table-row table:style-name="ro12">
          <table:table-cell table:style-name="ce8"/>
          <table:table-cell table:style-name="ce112"/>
          <table:table-cell table:style-name="ce8" table:number-columns-repeated="8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EuropeEastAsian.$J$2]" office:value-type="string" office:string-value="2020-04-01" calcext:value-type="string">
            <text:p>2020-04-01</text:p>
          </table:table-cell>
          <table:table-cell table:number-columns-repeated="54"/>
        </table:table-row>
        <table:table-row table:style-name="ro30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113" office:value-type="string" calcext:value-type="string">
            <text:p>Cities or regions comparison <text:s/>城市或區域比較</text:p>
          </table:table-cell>
          <table:table-cell table:style-name="ce150" table:number-columns-repeated="7"/>
          <table:table-cell table:style-name="ce298"/>
          <table:table-cell table:number-columns-repeated="54"/>
        </table:table-row>
        <table:table-row table:style-name="ro2">
          <table:table-cell table:style-name="ce8"/>
          <table:table-cell table:style-name="ce173"/>
          <table:table-cell table:style-name="ce183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/>
          <table:table-cell table:style-name="ce229" office:value-type="string" calcext:value-type="string">
            <text:p>Cases per</text:p>
          </table:table-cell>
          <table:table-cell table:style-name="ce229" office:value-type="string" calcext:value-type="string">
            <text:p>Deaths per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114" office:value-type="string" calcext:value-type="string">
            <text:p>Cities</text:p>
          </table:table-cell>
          <table:table-cell table:style-name="ce184" office:value-type="string" calcext:value-type="string">
            <text:p>城市</text:p>
          </table:table-cell>
          <table:table-cell table:style-name="ce230" table:number-columns-repeated="4"/>
          <table:table-cell table:number-columns-repeated="2" table:style-name="ce230" office:value-type="string" calcext:value-type="string">
            <text:p>million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00"/>
          <table:table-cell table:style-name="ce186"/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/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style-name="ce339"/>
          <table:table-cell table:number-columns-repeated="54"/>
        </table:table-row>
        <table:table-row table:style-name="ro31">
          <table:table-cell table:style-name="ce8"/>
          <table:table-cell table:style-name="ce169"/>
          <table:table-cell table:style-name="ce179"/>
          <table:table-cell table:style-name="ce169" table:number-columns-repeated="6"/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406" office:value-type="string" calcext:value-type="string">
            <text:p>European &amp; US Cities</text:p>
          </table:table-cell>
          <table:table-cell table:style-name="ce24"/>
          <table:table-cell table:style-name="ce41" table:number-columns-repeated="3"/>
          <table:table-cell table:style-name="ce24"/>
          <table:table-cell table:style-name="ce46" table:number-columns-repeated="2"/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Lombardia(Milano)</text:p>
          </table:table-cell>
          <table:table-cell table:style-name="ce24" office:value-type="string" calcext:value-type="string">
            <text:p>倫巴底大區(米蘭)</text:p>
          </table:table-cell>
          <table:table-cell table:style-name="ce41" office:value-type="float" office:value="44773" calcext:value-type="float">
            <text:p>44,773</text:p>
          </table:table-cell>
          <table:table-cell table:style-name="ce41" office:value-type="float" office:value="7593" calcext:value-type="float">
            <text:p>7,593</text:p>
          </table:table-cell>
          <table:table-cell table:style-name="ce41" office:value-type="float" office:value="10078012" calcext:value-type="float">
            <text:p>10,078,012</text:p>
          </table:table-cell>
          <table:table-cell table:style-name="ce24"/>
          <table:table-cell table:style-name="ce46" table:formula="of:=[.D10]*1000000/[.F10]" office:value-type="float" office:value="4442.64206075563" calcext:value-type="float">
            <text:p>4442.64</text:p>
          </table:table-cell>
          <table:table-cell table:style-name="ce46" table:formula="of:=[.E10]*1000000/[.F10]" office:value-type="float" office:value="753.422401164039" calcext:value-type="float">
            <text:p>753.42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5" office:value-type="string" calcext:value-type="string">
            <text:p>New York City</text:p>
          </table:table-cell>
          <table:table-cell table:style-name="ce25" office:value-type="string" calcext:value-type="string">
            <text:p>紐約市</text:p>
          </table:table-cell>
          <table:table-cell table:style-name="ce157" office:value-type="float" office:value="47439" calcext:value-type="float">
            <text:p>47,439</text:p>
          </table:table-cell>
          <table:table-cell table:style-name="ce157" office:value-type="float" office:value="1374" calcext:value-type="float">
            <text:p>1,374</text:p>
          </table:table-cell>
          <table:table-cell table:style-name="ce41" office:value-type="float" office:value="8398748" calcext:value-type="float">
            <text:p>8,398,748</text:p>
          </table:table-cell>
          <table:table-cell table:style-name="ce25"/>
          <table:table-cell table:style-name="ce46" table:formula="of:=[.D11]*1000000/[.F11]" office:value-type="float" office:value="5648.34187190757" calcext:value-type="float">
            <text:p>5648.34</text:p>
          </table:table-cell>
          <table:table-cell table:style-name="ce46" table:formula="of:=[.E11]*1000000/[.F11]" office:value-type="float" office:value="163.595812137714" calcext:value-type="float">
            <text:p>163.60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Community of Madrid</text:p>
          </table:table-cell>
          <table:table-cell table:style-name="ce24" office:value-type="string" calcext:value-type="string">
            <text:p>馬德里大區</text:p>
          </table:table-cell>
          <table:table-cell table:style-name="ce41" office:value-type="float" office:value="29840" calcext:value-type="float">
            <text:p>29,840</text:p>
          </table:table-cell>
          <table:table-cell table:style-name="ce41" office:value-type="float" office:value="3865" calcext:value-type="float">
            <text:p>3,865</text:p>
          </table:table-cell>
          <table:table-cell table:style-name="ce41" office:value-type="float" office:value="6661949" calcext:value-type="float">
            <text:p>6,661,949</text:p>
          </table:table-cell>
          <table:table-cell table:style-name="ce24"/>
          <table:table-cell table:style-name="ce46" table:formula="of:=[.D12]*1000000/[.F12]" office:value-type="float" office:value="4479.16968442719" calcext:value-type="float">
            <text:p>4479.17</text:p>
          </table:table-cell>
          <table:table-cell table:style-name="ce46" table:formula="of:=[.E12]*1000000/[.F12]" office:value-type="float" office:value="580.160550613642" calcext:value-type="float">
            <text:p>580.16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Bavaria(Munich)</text:p>
          </table:table-cell>
          <table:table-cell table:style-name="ce24" office:value-type="string" calcext:value-type="string">
            <text:p>拜仁(慕尼克)</text:p>
          </table:table-cell>
          <table:table-cell table:style-name="ce41" office:value-type="float" office:value="16497" calcext:value-type="float">
            <text:p>16,497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3076721" calcext:value-type="float">
            <text:p>13,076,721</text:p>
          </table:table-cell>
          <table:table-cell table:style-name="ce24"/>
          <table:table-cell table:style-name="ce46" table:formula="of:=[.D13]*1000000/[.F13]" office:value-type="float" office:value="1261.55478884959" calcext:value-type="float">
            <text:p>1261.55</text:p>
          </table:table-cell>
          <table:table-cell table:style-name="ce46" table:formula="of:=[.E13]*1000000/[.F13]" office:value-type="float" office:value="17.2061482385378" calcext:value-type="float">
            <text:p>17.21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Île-de-France(Paris)</text:p>
          </table:table-cell>
          <table:table-cell table:style-name="ce24" office:value-type="string" calcext:value-type="string">
            <text:p>巴黎大區</text:p>
          </table:table-cell>
          <table:table-cell table:style-name="ce41" office:value-type="float" office:value="14302" calcext:value-type="float">
            <text:p>14,302</text:p>
          </table:table-cell>
          <table:table-cell table:style-name="ce41" office:value-type="float" office:value="807" calcext:value-type="float">
            <text:p>807</text:p>
          </table:table-cell>
          <table:table-cell table:style-name="ce41" office:value-type="float" office:value="12213364" calcext:value-type="float">
            <text:p>12,213,364</text:p>
          </table:table-cell>
          <table:table-cell table:style-name="ce24"/>
          <table:table-cell table:style-name="ce46" table:formula="of:=[.D14]*1000000/[.F14]" office:value-type="float" office:value="1171.01234352796" calcext:value-type="float">
            <text:p>1171.01</text:p>
          </table:table-cell>
          <table:table-cell table:style-name="ce46" table:formula="of:=[.E14]*1000000/[.F14]" office:value-type="float" office:value="66.0751616016685" calcext:value-type="float">
            <text:p>66.08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5" office:value-type="string" calcext:value-type="string">
            <text:p>London</text:p>
          </table:table-cell>
          <table:table-cell table:style-name="ce25" office:value-type="string" calcext:value-type="string">
            <text:p>倫敦</text:p>
          </table:table-cell>
          <table:table-cell table:style-name="ce330" office:value-type="float" office:value="8341" calcext:value-type="float">
            <text:p>8,341</text:p>
          </table:table-cell>
          <table:table-cell table:style-name="ce157" office:value-type="float" office:value="736" calcext:value-type="float">
            <text:p>736</text:p>
          </table:table-cell>
          <table:table-cell table:style-name="ce41" office:value-type="float" office:value="8908081" calcext:value-type="float">
            <text:p>8,908,081</text:p>
          </table:table-cell>
          <table:table-cell table:style-name="ce25"/>
          <table:table-cell table:style-name="ce46" table:formula="of:=[.D15]*1000000/[.F15]" office:value-type="float" office:value="936.340834799324" calcext:value-type="float">
            <text:p>936.34</text:p>
          </table:table-cell>
          <table:table-cell table:style-name="ce46" table:formula="of:=[.E15]*1000000/[.F15]" office:value-type="float" office:value="82.6216106476805" calcext:value-type="float">
            <text:p>82.62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5" office:value-type="string" calcext:value-type="string">
            <text:p>Brussels</text:p>
          </table:table-cell>
          <table:table-cell table:style-name="ce25" office:value-type="string" calcext:value-type="string">
            <text:p>布魯塞爾</text:p>
          </table:table-cell>
          <table:table-cell table:style-name="ce330" office:value-type="float" office:value="1580" calcext:value-type="float">
            <text:p>1,580</text:p>
          </table:table-cell>
          <table:table-cell table:style-name="ce157" office:value-type="float" office:value="151" calcext:value-type="float">
            <text:p>151</text:p>
          </table:table-cell>
          <table:table-cell table:style-name="ce41" office:value-type="float" office:value="1212352" calcext:value-type="float">
            <text:p>1,212,352</text:p>
          </table:table-cell>
          <table:table-cell table:style-name="ce25"/>
          <table:table-cell table:style-name="ce46" table:formula="of:=[.D16]*1000000/[.F16]" office:value-type="float" office:value="1303.2518608457" calcext:value-type="float">
            <text:p>1303.25</text:p>
          </table:table-cell>
          <table:table-cell table:style-name="ce46" table:formula="of:=[.E16]*1000000/[.F16]" office:value-type="float" office:value="124.551285435253" calcext:value-type="float">
            <text:p>124.55</text:p>
          </table:table-cell>
          <table:table-cell table:style-name="ce339"/>
          <table:table-cell table:number-columns-repeated="54"/>
        </table:table-row>
        <table:table-row table:style-name="ro32">
          <table:table-cell table:style-name="ce8"/>
          <table:table-cell table:style-name="ce25" table:number-columns-repeated="2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407" office:value-type="string" calcext:value-type="string">
            <text:p>East Asian Cities</text:p>
          </table:table-cell>
          <table:table-cell table:style-name="ce25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Wuhan</text:p>
          </table:table-cell>
          <table:table-cell table:style-name="ce24" office:value-type="string" calcext:value-type="string">
            <text:p>武漢</text:p>
          </table:table-cell>
          <table:table-cell table:style-name="ce41" office:value-type="float" office:value="50006" calcext:value-type="float">
            <text:p>50,006</text:p>
          </table:table-cell>
          <table:table-cell table:style-name="ce41" office:value-type="float" office:value="2548" calcext:value-type="float">
            <text:p>2,548</text:p>
          </table:table-cell>
          <table:table-cell table:style-name="ce41" office:value-type="float" office:value="11081000" calcext:value-type="float">
            <text:p>11,081,000</text:p>
          </table:table-cell>
          <table:table-cell table:style-name="ce24"/>
          <table:table-cell table:style-name="ce46" table:formula="of:=[.D19]*1000000/[.F19]" office:value-type="float" office:value="4512.76960563126" calcext:value-type="float">
            <text:p>4512.77</text:p>
          </table:table-cell>
          <table:table-cell table:style-name="ce46" table:formula="of:=[.E19]*1000000/[.F19]" office:value-type="float" office:value="229.943145925458" calcext:value-type="float">
            <text:p>229.94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Daegu</text:p>
          </table:table-cell>
          <table:table-cell table:style-name="ce24" office:value-type="string" calcext:value-type="string">
            <text:p>大邱</text:p>
          </table:table-cell>
          <table:table-cell table:style-name="ce41" office:value-type="float" office:value="6624" calcext:value-type="float">
            <text:p>6,624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2489802" calcext:value-type="float">
            <text:p>2,489,802</text:p>
          </table:table-cell>
          <table:table-cell table:style-name="ce24"/>
          <table:table-cell table:style-name="ce46" table:formula="of:=[.D20]*1000000/[.F20]" office:value-type="float" office:value="2660.45251791106" calcext:value-type="float">
            <text:p>2660.45</text:p>
          </table:table-cell>
          <table:table-cell table:style-name="ce46" table:formula="of:=[.E20]*1000000/[.F20]" office:value-type="float" office:value="44.5818583164444" calcext:value-type="float">
            <text:p>44.58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Singapore</text:p>
          </table:table-cell>
          <table:table-cell table:style-name="ce24" office:value-type="string" calcext:value-type="string">
            <text:p>新加坡</text:p>
          </table:table-cell>
          <table:table-cell table:style-name="ce41" office:value-type="float" office:value="926" calcext:value-type="float">
            <text:p>92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703600" calcext:value-type="float">
            <text:p>5,703,600</text:p>
          </table:table-cell>
          <table:table-cell table:style-name="ce24"/>
          <table:table-cell table:style-name="ce46" table:formula="of:=[.D21]*1000000/[.F21]" office:value-type="float" office:value="162.353601234308" calcext:value-type="float">
            <text:p>162.35</text:p>
          </table:table-cell>
          <table:table-cell table:style-name="ce46" table:formula="of:=[.E21]*1000000/[.F21]" office:value-type="float" office:value="0.525983589312014" calcext:value-type="float">
            <text:p>0.53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Manila</text:p>
          </table:table-cell>
          <table:table-cell table:style-name="ce24" office:value-type="string" calcext:value-type="string">
            <text:p>馬尼拉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12877253" calcext:value-type="float">
            <text:p>12,877,253</text:p>
          </table:table-cell>
          <table:table-cell table:style-name="ce24"/>
          <table:table-cell table:style-name="ce46" table:formula="of:=[.D22]*1000000/[.F22]" office:value-type="float" office:value="70.7449018824124" calcext:value-type="float">
            <text:p>70.74</text:p>
          </table:table-cell>
          <table:table-cell table:style-name="ce46" table:formula="of:=[.E22]*1000000/[.F22]" office:value-type="float" office:value="9.1634450297746" calcext:value-type="float">
            <text:p>9.16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Jakarta</text:p>
          </table:table-cell>
          <table:table-cell table:style-name="ce24" office:value-type="string" calcext:value-type="string">
            <text:p>雅加達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075310" calcext:value-type="float">
            <text:p>10,075,310</text:p>
          </table:table-cell>
          <table:table-cell table:style-name="ce24"/>
          <table:table-cell table:style-name="ce46" table:formula="of:=[.D23]*1000000/[.F23]" office:value-type="float" office:value="80.1960435956809" calcext:value-type="float">
            <text:p>80.20</text:p>
          </table:table-cell>
          <table:table-cell table:style-name="ce46" table:formula="of:=[.E23]*1000000/[.F23]" office:value-type="float" office:value="8.43646498221891" calcext:value-type="float">
            <text:p>8.44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41" office:value-type="float" office:value="714" calcext:value-type="float">
            <text:p>714</text:p>
          </table:table-cell>
          <table:table-cell table:style-name="ce41" table:formula="of:=[$EuropeEastAsian.G40]" office:value-type="float" office:value="4" calcext:value-type="float">
            <text:p>4</text:p>
          </table:table-cell>
          <table:table-cell table:style-name="ce41" office:value-type="float" office:value="7500700" calcext:value-type="float">
            <text:p>7,500,700</text:p>
          </table:table-cell>
          <table:table-cell table:style-name="ce24"/>
          <table:table-cell table:style-name="ce46" table:formula="of:=[.D24]*1000000/[.F24]" office:value-type="float" office:value="95.191115495887" calcext:value-type="float">
            <text:p>95.19</text:p>
          </table:table-cell>
          <table:table-cell table:style-name="ce46" table:formula="of:=[.E24]*1000000/[.F24]" office:value-type="float" office:value="0.533283560201048" calcext:value-type="float">
            <text:p>0.53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Bangkok</text:p>
          </table:table-cell>
          <table:table-cell table:style-name="ce24" office:value-type="string" calcext:value-type="string">
            <text:p>曼谷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750600" calcext:value-type="float">
            <text:p>8,750,600</text:p>
          </table:table-cell>
          <table:table-cell table:style-name="ce24"/>
          <table:table-cell table:style-name="ce46" table:formula="of:=[.D25]*1000000/[.F25]" office:value-type="float" office:value="59.1959408497703" calcext:value-type="float">
            <text:p>59.20</text:p>
          </table:table-cell>
          <table:table-cell table:style-name="ce46" table:formula="of:=[.E25]*1000000/[.F25]" office:value-type="float" office:value="0.571389390441798" calcext:value-type="float">
            <text:p>0.57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Kuala Lumpur</text:p>
          </table:table-cell>
          <table:table-cell table:style-name="ce24" office:value-type="string" calcext:value-type="string">
            <text:p>吉隆坡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7200000" calcext:value-type="float">
            <text:p>7,200,000</text:p>
          </table:table-cell>
          <table:table-cell table:style-name="ce24"/>
          <table:table-cell table:style-name="ce46" table:formula="of:=[.D26]*1000000/[.F26]" office:value-type="float" office:value="63.1944444444444" calcext:value-type="float">
            <text:p>63.19</text:p>
          </table:table-cell>
          <table:table-cell table:style-name="ce46" table:formula="of:=[.E26]*1000000/[.F26]" office:value-type="float" office:value="3.47222222222222" calcext:value-type="float">
            <text:p>3.47</text:p>
          </table:table-cell>
          <table:table-cell table:style-name="ce339"/>
          <table:table-cell table:number-columns-repeated="54"/>
        </table:table-row>
        <table:table-row table:style-name="ro7">
          <table:table-cell table:style-name="ce8"/>
          <table:table-cell table:style-name="ce26" table:number-columns-repeated="8"/>
          <table:table-cell table:style-name="ce264"/>
          <table:table-cell table:number-columns-repeated="54"/>
        </table:table-row>
        <table:table-row table:style-name="ro2">
          <table:table-cell table:style-name="ce8" table:number-columns-repeated="10"/>
          <table:table-cell table:number-columns-repeated="54"/>
        </table:table-row>
        <table:table-row table:style-name="ro33">
          <table:table-cell table:style-name="ce8" table:number-columns-repeated="10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EuropeEastAsian.$J$2]" office:value-type="string" office:string-value="2020-04-01" calcext:value-type="string">
            <text:p>2020-04-0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113" office:value-type="string" calcext:value-type="string">
            <text:p>Cities comparison <text:s/>城市比較</text:p>
          </table:table-cell>
          <table:table-cell table:style-name="ce150" table:number-columns-repeated="7"/>
          <table:table-cell table:style-name="ce298"/>
          <table:table-cell table:number-columns-repeated="54"/>
        </table:table-row>
        <table:table-row table:style-name="ro2">
          <table:table-cell table:style-name="ce8"/>
          <table:table-cell table:style-name="ce408"/>
          <table:table-cell table:style-name="ce150" table:number-columns-repeated="7"/>
          <table:table-cell table:style-name="ce298"/>
          <table:table-cell table:number-columns-repeated="54"/>
        </table:table-row>
        <table:table-row table:style-name="ro2">
          <table:table-cell table:style-name="ce8"/>
          <table:table-cell table:style-name="ce109" office:value-type="string" calcext:value-type="string">
            <text:p>Cities</text:p>
          </table:table-cell>
          <table:table-cell table:style-name="ce19" office:value-type="string" calcext:value-type="string">
            <text:p>城市</text:p>
          </table:table-cell>
          <table:table-cell table:style-name="ce19" office:value-type="string" calcext:value-type="string">
            <text:p>Distance to Wuhan</text:p>
          </table:table-cell>
          <table:table-cell table:style-name="ce19"/>
          <table:table-cell table:style-name="ce19" office:value-type="string" calcext:value-type="string">
            <text:p>Cities</text:p>
          </table:table-cell>
          <table:table-cell table:style-name="ce19"/>
          <table:table-cell table:style-name="ce19" office:value-type="string" calcext:value-type="string">
            <text:p>城市</text:p>
          </table:table-cell>
          <table:table-cell table:style-name="ce19" office:value-type="string" calcext:value-type="string">
            <text:p>Distance to Wuhan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49"/>
          <table:table-cell table:style-name="ce149" office:value-type="string" calcext:value-type="string">
            <text:p>武漢相隔距離</text:p>
          </table:table-cell>
          <table:table-cell table:style-name="ce19"/>
          <table:table-cell table:style-name="ce149" table:number-columns-repeated="3"/>
          <table:table-cell table:style-name="ce149" office:value-type="string" calcext:value-type="string">
            <text:p>武漢相隔距離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 office:value-type="string" calcext:value-type="string">
            <text:p/>
            <text:p><text:span text:style-name="T5">Hong Kong</text:span></text:p>
          </table:table-cell>
          <table:table-cell table:style-name="ce19" office:value-type="string" calcext:value-type="string">
            <text:p/>
            <text:p><text:span text:style-name="T5">香港</text:span></text:p>
          </table:table-cell>
          <table:table-cell table:style-name="ce417" office:value-type="string" calcext:value-type="string">
            <text:p>919 km</text:p>
          </table:table-cell>
          <table:table-cell table:style-name="ce19"/>
          <table:table-cell table:style-name="ce415" office:value-type="string" calcext:value-type="string">
            <text:p>Kuala Lumpur</text:p>
          </table:table-cell>
          <table:table-cell table:style-name="ce415"/>
          <table:table-cell table:style-name="ce415" office:value-type="string" calcext:value-type="string">
            <text:p>吉隆坡</text:p>
          </table:table-cell>
          <table:table-cell table:style-name="ce417" office:value-type="string" calcext:value-type="string">
            <text:p>3,326 km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18" office:value-type="string" calcext:value-type="string">
            <text:p>Daegu</text:p>
          </table:table-cell>
          <table:table-cell table:style-name="ce155" office:value-type="string" calcext:value-type="string">
            <text:p><text:s/>大邱</text:p>
          </table:table-cell>
          <table:table-cell table:style-name="ce417" office:value-type="string" calcext:value-type="string">
            <text:p>1,451 km</text:p>
          </table:table-cell>
          <table:table-cell table:style-name="ce19"/>
          <table:table-cell table:style-name="ce19" office:value-type="string" calcext:value-type="string">
            <text:p>Lombardy</text:p>
          </table:table-cell>
          <table:table-cell table:style-name="ce19"/>
          <table:table-cell table:style-name="ce19" office:value-type="string" calcext:value-type="string">
            <text:p>倫巴底</text:p>
          </table:table-cell>
          <table:table-cell table:style-name="ce417" office:value-type="string" calcext:value-type="string">
            <text:p>8,640 km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409" office:value-type="string" calcext:value-type="string">
            <text:p>Manila</text:p>
          </table:table-cell>
          <table:table-cell table:style-name="ce415" office:value-type="string" calcext:value-type="string">
            <text:p>馬尼拉</text:p>
          </table:table-cell>
          <table:table-cell table:style-name="ce417" office:value-type="string" calcext:value-type="string">
            <text:p>1,904 km</text:p>
          </table:table-cell>
          <table:table-cell table:style-name="ce19"/>
          <table:table-cell table:style-name="ce19" office:value-type="string" calcext:value-type="string">
            <text:p>London</text:p>
          </table:table-cell>
          <table:table-cell table:style-name="ce19"/>
          <table:table-cell table:style-name="ce19" office:value-type="string" calcext:value-type="string">
            <text:p>倫敦</text:p>
          </table:table-cell>
          <table:table-cell table:style-name="ce417" office:value-type="string" calcext:value-type="string">
            <text:p>8,870 km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 office:value-type="string" calcext:value-type="string">
            <text:p>Bangkok</text:p>
          </table:table-cell>
          <table:table-cell table:style-name="ce19" office:value-type="string" calcext:value-type="string">
            <text:p>曼谷</text:p>
          </table:table-cell>
          <table:table-cell table:style-name="ce417" office:value-type="string" calcext:value-type="string">
            <text:p>2,344 km</text:p>
          </table:table-cell>
          <table:table-cell table:style-name="ce293"/>
          <table:table-cell table:style-name="ce19" office:value-type="string" calcext:value-type="string">
            <text:p>Madrid</text:p>
          </table:table-cell>
          <table:table-cell table:style-name="ce19"/>
          <table:table-cell table:style-name="ce19" office:value-type="string" calcext:value-type="string">
            <text:p>馬德里</text:p>
          </table:table-cell>
          <table:table-cell table:style-name="ce417" office:value-type="string" calcext:value-type="string">
            <text:p>9,860 km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 office:value-type="string" calcext:value-type="string">
            <text:p>Singapore</text:p>
          </table:table-cell>
          <table:table-cell table:style-name="ce19" office:value-type="string" calcext:value-type="string">
            <text:p>新加坡</text:p>
          </table:table-cell>
          <table:table-cell table:style-name="ce417" office:value-type="string" calcext:value-type="string">
            <text:p>3,432 km</text:p>
          </table:table-cell>
          <table:table-cell table:style-name="ce293"/>
          <table:table-cell table:style-name="ce19" office:value-type="string" calcext:value-type="string">
            <text:p>New York</text:p>
          </table:table-cell>
          <table:table-cell table:style-name="ce19"/>
          <table:table-cell table:style-name="ce19" office:value-type="string" calcext:value-type="string">
            <text:p>紐約</text:p>
          </table:table-cell>
          <table:table-cell table:style-name="ce417" office:value-type="string" calcext:value-type="string">
            <text:p>12,033 km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49" table:number-columns-repeated="7"/>
          <table:table-cell table:style-name="ce295"/>
          <table:table-cell table:number-columns-repeated="54"/>
        </table:table-row>
        <table:table-row table:style-name="ro2">
          <table:table-cell table:style-name="ce8" table:number-columns-repeated="10"/>
          <table:table-cell table:number-columns-repeated="54"/>
        </table:table-row>
        <table:table-row table:style-name="ro2" table:number-rows-repeated="1047912">
          <table:table-cell table:number-columns-repeated="64"/>
        </table:table-row>
        <table:table-row table:style-name="ro8" table:number-rows-repeated="621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itiesRatio" table:style-name="ta1">
        <office:forms form:automatic-focus="false" form:apply-design-mode="false"/>
        <table:table-column table:style-name="co12" table:default-cell-style-name="Default"/>
        <table:table-column table:style-name="co24" table:default-cell-style-name="ce422"/>
        <table:table-column table:style-name="co25" table:default-cell-style-name="ce422"/>
        <table:table-column table:style-name="co26" table:default-cell-style-name="ce276"/>
        <table:table-column table:style-name="co26" table:number-columns-repeated="2" table:default-cell-style-name="ce426"/>
        <table:table-column table:style-name="co26" table:number-columns-repeated="3" table:default-cell-style-name="ce428"/>
        <table:table-column table:style-name="co26" table:number-columns-repeated="3" table:default-cell-style-name="ce452"/>
        <table:table-column table:style-name="co15" table:default-cell-style-name="ce427"/>
        <table:table-column table:style-name="co15" table:default-cell-style-name="ce437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1" calcext:value-type="string">
            <text:p>2020-04-01</text:p>
          </table:table-cell>
          <table:table-cell table:style-name="ce263"/>
          <table:table-cell table:number-columns-repeated="33"/>
        </table:table-row>
        <table:table-row table:style-name="ro26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European and United States cities and East Asian cities <text:s/>歐美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4">
          <table:table-cell/>
          <table:table-cell table:style-name="ce421" office:value-type="string" calcext:value-type="string">
            <text:p><text:span text:style-name="T6">Cases per million ratio </text:span></text:p>
            <text:p><text:span text:style-name="T6">每百萬確診個案比例分析</text:span></text:p>
          </table:table-cell>
          <table:table-cell table:style-name="ce259"/>
          <table:table-cell table:style-name="ce424"/>
          <table:table-cell table:style-name="ce277" office:value-type="string" calcext:value-type="string">
            <text:p>武漢</text:p>
            <text:p>Wuhan</text:p>
          </table:table-cell>
          <table:table-cell table:style-name="ce277" office:value-type="string" calcext:value-type="string">
            <text:p>大邱</text:p>
            <text:p>Daegu</text:p>
          </table:table-cell>
          <table:table-cell table:style-name="ce277" office:value-type="string" calcext:value-type="string">
            <text:p><text:span text:style-name="T5">香港</text:span></text:p>
            <text:p>Hong Kong</text:p>
          </table:table-cell>
          <table:table-cell table:style-name="ce277" office:value-type="string" calcext:value-type="string">
            <text:p>曼谷</text:p>
            <text:p>Bangkok</text:p>
          </table:table-cell>
          <table:table-cell table:style-name="ce277" office:value-type="string" calcext:value-type="string">
            <text:p>新加坡</text:p>
            <text:p>Singapore</text:p>
          </table:table-cell>
          <table:table-cell table:style-name="ce277" office:value-type="string" calcext:value-type="string">
            <text:p>吉隆坡</text:p>
            <text:p>Kuala Lumpur</text:p>
          </table:table-cell>
          <table:table-cell table:style-name="ce277" office:value-type="string" calcext:value-type="string">
            <text:p>馬尼拉</text:p>
            <text:p>Metro Manila</text:p>
          </table:table-cell>
          <table:table-cell table:style-name="ce277" office:value-type="string" calcext:value-type="string">
            <text:p>雅加達</text:p>
            <text:p>Jakarta</text:p>
          </table:table-cell>
          <table:table-cell table:style-name="ce433"/>
          <table:table-cell table:style-name="ce379"/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Euro_East_Asian_Cities.H19]" office:value-type="float" office:value="4512.76960563126" calcext:value-type="float">
            <text:p>4513</text:p>
          </table:table-cell>
          <table:table-cell table:style-name="ce276" table:formula="of:=[$Euro_East_Asian_Cities.H20]" office:value-type="float" office:value="2660.45251791106" calcext:value-type="float">
            <text:p>2660</text:p>
          </table:table-cell>
          <table:table-cell table:style-name="ce278" table:formula="of:=[$Euro_East_Asian_Cities.H24]" office:value-type="float" office:value="95.191115495887" calcext:value-type="float">
            <text:p>95.19</text:p>
          </table:table-cell>
          <table:table-cell table:style-name="ce278" table:formula="of:=[$Euro_East_Asian_Cities.H25]" office:value-type="float" office:value="59.1959408497703" calcext:value-type="float">
            <text:p>59.20</text:p>
          </table:table-cell>
          <table:table-cell table:style-name="ce278" table:formula="of:=[$Euro_East_Asian_Cities.H21]" office:value-type="float" office:value="162.353601234308" calcext:value-type="float">
            <text:p>162.35</text:p>
          </table:table-cell>
          <table:table-cell table:style-name="ce278" table:formula="of:=[$Euro_East_Asian_Cities.H26]" office:value-type="float" office:value="63.1944444444444" calcext:value-type="float">
            <text:p>63.19</text:p>
          </table:table-cell>
          <table:table-cell table:style-name="ce278" table:formula="of:=[$Euro_East_Asian_Cities.H22]" office:value-type="float" office:value="70.7449018824124" calcext:value-type="float">
            <text:p>70.74</text:p>
          </table:table-cell>
          <table:table-cell table:style-name="ce278" table:formula="of:=[$Euro_East_Asian_Cities.H23]" office:value-type="float" office:value="80.1960435956809" calcext:value-type="float">
            <text:p>80.20</text:p>
          </table:table-cell>
          <table:table-cell table:style-name="ce434"/>
          <table:table-cell table:style-name="ce436"/>
          <table:table-cell table:number-columns-repeated="33"/>
        </table:table-row>
        <table:table-row table:style-name="ro2">
          <table:table-cell/>
          <table:table-cell office:value-type="string" calcext:value-type="string">
            <text:p>Lombardia(Milano)</text:p>
          </table:table-cell>
          <table:table-cell office:value-type="string" calcext:value-type="string">
            <text:p>倫巴底大區(米蘭)</text:p>
          </table:table-cell>
          <table:table-cell table:formula="of:=[$Euro_East_Asian_Cities.H10]" office:value-type="float" office:value="4442.64206075563" calcext:value-type="float">
            <text:p>4443</text:p>
          </table:table-cell>
          <table:table-cell table:formula="of:=[.$D6]/[.E$5]" office:value-type="float" office:value="0.98446019828087" calcext:value-type="float">
            <text:p>0.98</text:p>
          </table:table-cell>
          <table:table-cell table:formula="of:=[.$D6]/[.F$5]" office:value-type="float" office:value="1.66988210871882" calcext:value-type="float">
            <text:p>1.67</text:p>
          </table:table-cell>
          <table:table-cell table:style-name="ce426" table:formula="of:=[.$D6]/[.G$5]" office:value-type="float" office:value="46.6707637326468" calcext:value-type="float">
            <text:p>46.67</text:p>
          </table:table-cell>
          <table:table-cell table:style-name="ce426" table:formula="of:=[.$D6]/[.H$5]" office:value-type="float" office:value="75.0497753221009" calcext:value-type="float">
            <text:p>75.05</text:p>
          </table:table-cell>
          <table:table-cell table:style-name="ce426" table:formula="of:=[.$D6]/[.I$5]" office:value-type="float" office:value="27.363988399272" calcext:value-type="float">
            <text:p>27.36</text:p>
          </table:table-cell>
          <table:table-cell table:formula="of:=[.$D6]/[.J$5]" office:value-type="float" office:value="70.301149093276" calcext:value-type="float">
            <text:p>70</text:p>
          </table:table-cell>
          <table:table-cell table:formula="of:=[.$D6]/[.K$5]" office:value-type="float" office:value="62.7980524750732" calcext:value-type="float">
            <text:p>63</text:p>
          </table:table-cell>
          <table:table-cell table:formula="of:=[.$D6]/[.L$5]" office:value-type="float" office:value="55.3972722539008" calcext:value-type="float">
            <text:p>55</text:p>
          </table:table-cell>
          <table:table-cell table:number-columns-repeated="35"/>
        </table:table-row>
        <table:table-row table:style-name="ro2">
          <table:table-cell/>
          <table:table-cell table:style-name="ce423" office:value-type="string" calcext:value-type="string">
            <text:p>New York City</text:p>
          </table:table-cell>
          <table:table-cell table:style-name="ce423" office:value-type="string" calcext:value-type="string">
            <text:p>紐約市</text:p>
          </table:table-cell>
          <table:table-cell table:formula="of:=[$Euro_East_Asian_Cities.H11]" office:value-type="float" office:value="5648.34187190757" calcext:value-type="float">
            <text:p>5648</text:p>
          </table:table-cell>
          <table:table-cell table:formula="of:=[.$D7]/[.E$5]" office:value-type="float" office:value="1.25163532941263" calcext:value-type="float">
            <text:p>1.25</text:p>
          </table:table-cell>
          <table:table-cell table:formula="of:=[.$D7]/[.F$5]" office:value-type="float" office:value="2.12307561735496" calcext:value-type="float">
            <text:p>2.12</text:p>
          </table:table-cell>
          <table:table-cell table:style-name="ce426" table:formula="of:=[.$D7]/[.G$5]" office:value-type="float" office:value="59.3368597739736" calcext:value-type="float">
            <text:p>59.34</text:p>
          </table:table-cell>
          <table:table-cell table:style-name="ce426" table:formula="of:=[.$D7]/[.H$5]" office:value-type="float" office:value="95.4177227496417" calcext:value-type="float">
            <text:p>95.42</text:p>
          </table:table-cell>
          <table:table-cell table:style-name="ce426" table:formula="of:=[.$D7]/[.I$5]" office:value-type="float" office:value="34.790370087054" calcext:value-type="float">
            <text:p>34.79</text:p>
          </table:table-cell>
          <table:table-cell table:formula="of:=[.$D7]/[.J$5]" office:value-type="float" office:value="89.3803548961199" calcext:value-type="float">
            <text:p>89</text:p>
          </table:table-cell>
          <table:table-cell table:formula="of:=[.$D7]/[.K$5]" office:value-type="float" office:value="79.8409740011497" calcext:value-type="float">
            <text:p>80</text:p>
          </table:table-cell>
          <table:table-cell table:formula="of:=[.$D7]/[.L$5]" office:value-type="float" office:value="70.431677407734" calcext:value-type="float">
            <text:p>70</text:p>
          </table:table-cell>
          <table:table-cell table:number-columns-repeated="35"/>
        </table:table-row>
        <table:table-row table:style-name="ro2">
          <table:table-cell/>
          <table:table-cell office:value-type="string" calcext:value-type="string">
            <text:p>Community of Madrid</text:p>
          </table:table-cell>
          <table:table-cell office:value-type="string" calcext:value-type="string">
            <text:p>馬德里大區</text:p>
          </table:table-cell>
          <table:table-cell table:formula="of:=[$Euro_East_Asian_Cities.H12]" office:value-type="float" office:value="4479.16968442719" calcext:value-type="float">
            <text:p>4479</text:p>
          </table:table-cell>
          <table:table-cell table:formula="of:=[.$D8]/[.E$5]" office:value-type="float" office:value="0.992554478925281" calcext:value-type="float">
            <text:p>0.99</text:p>
          </table:table-cell>
          <table:table-cell table:formula="of:=[.$D8]/[.F$5]" office:value-type="float" office:value="1.68361196235299" calcext:value-type="float">
            <text:p>1.68</text:p>
          </table:table-cell>
          <table:table-cell table:style-name="ce426" table:formula="of:=[.$D8]/[.G$5]" office:value-type="float" office:value="47.0544930700042" calcext:value-type="float">
            <text:p>47.05</text:p>
          </table:table-cell>
          <table:table-cell table:style-name="ce426" table:formula="of:=[.$D8]/[.H$5]" office:value-type="float" office:value="75.6668383022172" calcext:value-type="float">
            <text:p>75.67</text:p>
          </table:table-cell>
          <table:table-cell table:style-name="ce426" table:formula="of:=[.$D8]/[.I$5]" office:value-type="float" office:value="27.5889764709491" calcext:value-type="float">
            <text:p>27.59</text:p>
          </table:table-cell>
          <table:table-cell table:formula="of:=[.$D8]/[.J$5]" office:value-type="float" office:value="70.8791686326939" calcext:value-type="float">
            <text:p>71</text:p>
          </table:table-cell>
          <table:table-cell table:formula="of:=[.$D8]/[.K$5]" office:value-type="float" office:value="63.3143811814479" calcext:value-type="float">
            <text:p>63</text:p>
          </table:table-cell>
          <table:table-cell table:formula="of:=[.$D8]/[.L$5]" office:value-type="float" office:value="55.8527513777303" calcext:value-type="float">
            <text:p>56</text:p>
          </table:table-cell>
          <table:table-cell table:number-columns-repeated="35"/>
        </table:table-row>
        <table:table-row table:style-name="ro2">
          <table:table-cell/>
          <table:table-cell office:value-type="string" calcext:value-type="string">
            <text:p>Bavaria(Munich)</text:p>
          </table:table-cell>
          <table:table-cell office:value-type="string" calcext:value-type="string">
            <text:p>拜仁(慕尼克)</text:p>
          </table:table-cell>
          <table:table-cell table:formula="of:=[$Euro_East_Asian_Cities.H13]" office:value-type="float" office:value="1261.55478884959" calcext:value-type="float">
            <text:p>1262</text:p>
          </table:table-cell>
          <table:table-cell table:formula="of:=[.$D9]/[.E$5]" office:value-type="float" office:value="0.279552226037722" calcext:value-type="float">
            <text:p>0.28</text:p>
          </table:table-cell>
          <table:table-cell table:formula="of:=[.$D9]/[.F$5]" office:value-type="float" office:value="0.474188048971511" calcext:value-type="float">
            <text:p>0.47</text:p>
          </table:table-cell>
          <table:table-cell table:style-name="ce426" table:formula="of:=[.$D9]/[.G$5]" office:value-type="float" office:value="13.2528627517145" calcext:value-type="float">
            <text:p>13.25</text:p>
          </table:table-cell>
          <table:table-cell table:style-name="ce426" table:formula="of:=[.$D9]/[.H$5]" office:value-type="float" office:value="21.311508369319" calcext:value-type="float">
            <text:p>21.31</text:p>
          </table:table-cell>
          <table:table-cell table:style-name="ce426" table:formula="of:=[.$D9]/[.I$5]" office:value-type="float" office:value="7.77041457201136" calcext:value-type="float">
            <text:p>7.77</text:p>
          </table:table-cell>
          <table:table-cell table:formula="of:=[.$D9]/[.J$5]" office:value-type="float" office:value="19.9630647905869" calcext:value-type="float">
            <text:p>20</text:p>
          </table:table-cell>
          <table:table-cell table:formula="of:=[.$D9]/[.K$5]" office:value-type="float" office:value="17.832448067374" calcext:value-type="float">
            <text:p>18</text:p>
          </table:table-cell>
          <table:table-cell table:formula="of:=[.$D9]/[.L$5]" office:value-type="float" office:value="15.7308856183715" calcext:value-type="float">
            <text:p>16</text:p>
          </table:table-cell>
          <table:table-cell table:number-columns-repeated="35"/>
        </table:table-row>
        <table:table-row table:style-name="ro2">
          <table:table-cell/>
          <table:table-cell office:value-type="string" calcext:value-type="string">
            <text:p>Île-de-France(Paris)</text:p>
          </table:table-cell>
          <table:table-cell office:value-type="string" calcext:value-type="string">
            <text:p>巴黎大區</text:p>
          </table:table-cell>
          <table:table-cell table:formula="of:=[$Euro_East_Asian_Cities.H14]" office:value-type="float" office:value="1171.01234352796" calcext:value-type="float">
            <text:p>1171</text:p>
          </table:table-cell>
          <table:table-cell table:formula="of:=[.$D10]/[.E$5]" office:value-type="float" office:value="0.259488616938633" calcext:value-type="float">
            <text:p>0.26</text:p>
          </table:table-cell>
          <table:table-cell table:formula="of:=[.$D10]/[.F$5]" office:value-type="float" office:value="0.440155325323158" calcext:value-type="float">
            <text:p>0.44</text:p>
          </table:table-cell>
          <table:table-cell table:style-name="ce426" table:formula="of:=[.$D10]/[.G$5]" office:value-type="float" office:value="12.3016978782915" calcext:value-type="float">
            <text:p>12.30</text:p>
          </table:table-cell>
          <table:table-cell table:style-name="ce426" table:formula="of:=[.$D10]/[.H$5]" office:value-type="float" office:value="19.7819702958991" calcext:value-type="float">
            <text:p>19.78</text:p>
          </table:table-cell>
          <table:table-cell table:style-name="ce426" table:formula="of:=[.$D10]/[.I$5]" office:value-type="float" office:value="7.21272786452059" calcext:value-type="float">
            <text:p>7.21</text:p>
          </table:table-cell>
          <table:table-cell table:formula="of:=[.$D10]/[.J$5]" office:value-type="float" office:value="18.5303052162666" calcext:value-type="float">
            <text:p>19</text:p>
          </table:table-cell>
          <table:table-cell table:formula="of:=[.$D10]/[.K$5]" office:value-type="float" office:value="16.5526039667754" calcext:value-type="float">
            <text:p>17</text:p>
          </table:table-cell>
          <table:table-cell table:formula="of:=[.$D10]/[.L$5]" office:value-type="float" office:value="14.6018717510776" calcext:value-type="float">
            <text:p>15</text:p>
          </table:table-cell>
          <table:table-cell table:number-columns-repeated="35"/>
        </table:table-row>
        <table:table-row table:style-name="ro2">
          <table:table-cell/>
          <table:table-cell table:style-name="ce423" office:value-type="string" calcext:value-type="string">
            <text:p>London</text:p>
          </table:table-cell>
          <table:table-cell table:style-name="ce423" office:value-type="string" calcext:value-type="string">
            <text:p>倫敦</text:p>
          </table:table-cell>
          <table:table-cell table:formula="of:=[$Euro_East_Asian_Cities.H15]" office:value-type="float" office:value="936.340834799324" calcext:value-type="float">
            <text:p>936</text:p>
          </table:table-cell>
          <table:table-cell table:formula="of:=[.$D11]/[.E$5]" office:value-type="float" office:value="0.207486957373341" calcext:value-type="float">
            <text:p>0.21</text:p>
          </table:table-cell>
          <table:table-cell table:formula="of:=[.$D11]/[.F$5]" office:value-type="float" office:value="0.35194795941501" calcext:value-type="float">
            <text:p>0.35</text:p>
          </table:table-cell>
          <table:table-cell table:style-name="ce426" table:formula="of:=[.$D11]/[.G$5]" office:value-type="float" office:value="9.83643095179173" calcext:value-type="float">
            <text:p>9.84</text:p>
          </table:table-cell>
          <table:table-cell table:style-name="ce426" table:formula="of:=[.$D11]/[.H$5]" office:value-type="float" office:value="15.8176527200675" calcext:value-type="float">
            <text:p>15.82</text:p>
          </table:table-cell>
          <table:table-cell table:style-name="ce426" table:formula="of:=[.$D11]/[.I$5]" office:value-type="float" office:value="5.76729328872724" calcext:value-type="float">
            <text:p>5.77</text:p>
          </table:table-cell>
          <table:table-cell table:formula="of:=[.$D11]/[.J$5]" office:value-type="float" office:value="14.8168220012201" calcext:value-type="float">
            <text:p>15</text:p>
          </table:table-cell>
          <table:table-cell table:formula="of:=[.$D11]/[.K$5]" office:value-type="float" office:value="13.2354531547114" calcext:value-type="float">
            <text:p>13</text:p>
          </table:table-cell>
          <table:table-cell table:formula="of:=[.$D11]/[.L$5]" office:value-type="float" office:value="11.6756487329975" calcext:value-type="float">
            <text:p>12</text:p>
          </table:table-cell>
          <table:table-cell table:number-columns-repeated="35"/>
        </table:table-row>
        <table:table-row table:style-name="ro2">
          <table:table-cell/>
          <table:table-cell table:style-name="ce26" office:value-type="string" calcext:value-type="string">
            <text:p>Brussels</text:p>
          </table:table-cell>
          <table:table-cell table:style-name="ce26" office:value-type="string" calcext:value-type="string">
            <text:p>布魯塞爾</text:p>
          </table:table-cell>
          <table:table-cell table:formula="of:=[$Euro_East_Asian_Cities.H16]" office:value-type="float" office:value="1303.2518608457" calcext:value-type="float">
            <text:p>1303</text:p>
          </table:table-cell>
          <table:table-cell table:formula="of:=[.$D12]/[.E$5]" office:value-type="float" office:value="0.28879202235794" calcext:value-type="float">
            <text:p>0.29</text:p>
          </table:table-cell>
          <table:table-cell table:formula="of:=[.$D12]/[.F$5]" office:value-type="float" office:value="0.489860973677134" calcext:value-type="float">
            <text:p>0.49</text:p>
          </table:table-cell>
          <table:table-cell table:style-name="ce452" table:formula="of:=[.$D12]/[.G$5]" office:value-type="float" office:value="13.6908980849374" calcext:value-type="float">
            <text:p>14</text:p>
          </table:table-cell>
          <table:table-cell table:style-name="ce452" table:formula="of:=[.$D12]/[.H$5]" office:value-type="float" office:value="22.0158990994524" calcext:value-type="float">
            <text:p>22</text:p>
          </table:table-cell>
          <table:table-cell table:style-name="ce452" table:formula="of:=[.$D12]/[.I$5]" office:value-type="float" office:value="8.02724331913554" calcext:value-type="float">
            <text:p>8</text:p>
          </table:table-cell>
          <table:table-cell table:formula="of:=[.$D12]/[.J$5]" office:value-type="float" office:value="20.6228865892066" calcext:value-type="float">
            <text:p>21</text:p>
          </table:table-cell>
          <table:table-cell table:formula="of:=[.$D12]/[.K$5]" office:value-type="float" office:value="18.4218484465761" calcext:value-type="float">
            <text:p>18</text:p>
          </table:table-cell>
          <table:table-cell table:formula="of:=[.$D12]/[.L$5]" office:value-type="float" office:value="16.2508248837837" calcext:value-type="float">
            <text:p>16</text:p>
          </table:table-cell>
          <table:table-cell table:number-columns-repeated="35"/>
        </table:table-row>
        <table:table-row table:style-name="ro2">
          <table:table-cell/>
          <table:table-cell table:style-name="ce250"/>
          <table:table-cell table:style-name="ce293"/>
          <table:table-cell table:style-name="ce425"/>
          <table:table-cell table:style-name="ce427" table:number-columns-repeated="7"/>
          <table:table-cell table:style-name="ce432"/>
          <table:table-cell table:number-columns-repeated="35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3];&quot;&gt;=&quot; &amp; 10) - COUNTIF([.E6:.N13];&quot;&gt;&quot; &amp; 100)" office:value-type="float" office:value="37" calcext:value-type="float">
            <text:p>37</text:p>
          </table:table-cell>
          <table:table-cell table:number-columns-repeated="30"/>
          <table:table-cell table:style-name="ce327" table:number-columns-repeated="3"/>
        </table:table-row>
        <table:table-row table:style-name="ro29" table:visibility="collapse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3];&quot;&gt;=&quot; &amp; 100) - COUNTIF([.E6:.N13];&quot;&gt;&quot; &amp; 500)" office:value-type="float" office:value="0" calcext:value-type="float">
            <text:p>0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4" table:number-rows-repeated="2">
          <table:table-cell/>
          <table:table-cell table:style-name="Default" table:number-columns-repeated="13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1" calcext:value-type="string">
            <text:p>2020-04-01</text:p>
          </table:table-cell>
          <table:table-cell table:style-name="ce263"/>
          <table:table-cell table:number-columns-repeated="33"/>
        </table:table-row>
        <table:table-row table:style-name="ro26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European and United States cities and East Asian cities <text:s/>歐美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5">
          <table:table-cell/>
          <table:table-cell table:style-name="ce421" office:value-type="string" calcext:value-type="string">
            <text:p><text:span text:style-name="T6">Deaths per million ratio </text:span></text:p>
            <text:p><text:span text:style-name="T6">每百萬死亡人數比例分析</text:span></text:p>
          </table:table-cell>
          <table:table-cell table:style-name="ce259"/>
          <table:table-cell table:style-name="ce424"/>
          <table:table-cell table:style-name="ce277" office:value-type="string" calcext:value-type="string">
            <text:p>武漢</text:p>
            <text:p>Wuhan</text:p>
          </table:table-cell>
          <table:table-cell table:style-name="ce277" office:value-type="string" calcext:value-type="string">
            <text:p>大邱</text:p>
            <text:p>Daegu</text:p>
          </table:table-cell>
          <table:table-cell table:style-name="ce277" office:value-type="string" calcext:value-type="string">
            <text:p><text:span text:style-name="T5">香港</text:span></text:p>
            <text:p>Hong Kong</text:p>
          </table:table-cell>
          <table:table-cell table:style-name="ce277" office:value-type="string" calcext:value-type="string">
            <text:p>曼谷</text:p>
            <text:p>Bangkok</text:p>
          </table:table-cell>
          <table:table-cell table:style-name="ce277" office:value-type="string" calcext:value-type="string">
            <text:p>新加坡</text:p>
            <text:p>Singapore</text:p>
          </table:table-cell>
          <table:table-cell table:style-name="ce277" office:value-type="string" calcext:value-type="string">
            <text:p>吉隆坡</text:p>
            <text:p>Kuala Lumpur</text:p>
          </table:table-cell>
          <table:table-cell table:style-name="ce277" office:value-type="string" calcext:value-type="string">
            <text:p>馬尼拉</text:p>
            <text:p>Metro Manila</text:p>
          </table:table-cell>
          <table:table-cell table:style-name="ce277" office:value-type="string" calcext:value-type="string">
            <text:p>雅加達</text:p>
            <text:p>Jakarta</text:p>
          </table:table-cell>
          <table:table-cell table:style-name="ce433"/>
          <table:table-cell table:style-name="ce379"/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Euro_East_Asian_Cities.I19]" office:value-type="float" office:value="229.943145925458" calcext:value-type="float">
            <text:p>230</text:p>
          </table:table-cell>
          <table:table-cell table:style-name="ce276" table:formula="of:=[$Euro_East_Asian_Cities.I20]" office:value-type="float" office:value="44.5818583164444" calcext:value-type="float">
            <text:p>45</text:p>
          </table:table-cell>
          <table:table-cell table:style-name="ce278" table:formula="of:=[$Euro_East_Asian_Cities.I24]" office:value-type="float" office:value="0.533283560201048" calcext:value-type="float">
            <text:p>0.53</text:p>
          </table:table-cell>
          <table:table-cell table:style-name="ce278" table:formula="of:=[$Euro_East_Asian_Cities.I25]" office:value-type="float" office:value="0.571389390441798" calcext:value-type="float">
            <text:p>0.57</text:p>
          </table:table-cell>
          <table:table-cell table:style-name="ce278" table:formula="of:=[$Euro_East_Asian_Cities.I21]" office:value-type="float" office:value="0.525983589312014" calcext:value-type="float">
            <text:p>0.53</text:p>
          </table:table-cell>
          <table:table-cell table:style-name="ce278" table:formula="of:=[$Euro_East_Asian_Cities.I26]" office:value-type="float" office:value="3.47222222222222" calcext:value-type="float">
            <text:p>3.47</text:p>
          </table:table-cell>
          <table:table-cell table:style-name="ce278" table:formula="of:=[$Euro_East_Asian_Cities.I22]" office:value-type="float" office:value="9.1634450297746" calcext:value-type="float">
            <text:p>9.16</text:p>
          </table:table-cell>
          <table:table-cell table:style-name="ce278" table:formula="of:=[$Euro_East_Asian_Cities.I23]" office:value-type="float" office:value="8.43646498221891" calcext:value-type="float">
            <text:p>8.44</text:p>
          </table:table-cell>
          <table:table-cell table:style-name="ce434"/>
          <table:table-cell table:style-name="ce436"/>
          <table:table-cell table:number-columns-repeated="33"/>
        </table:table-row>
        <table:table-row table:style-name="ro2">
          <table:table-cell/>
          <table:table-cell office:value-type="string" calcext:value-type="string">
            <text:p>Lombardia(Milano)</text:p>
          </table:table-cell>
          <table:table-cell office:value-type="string" calcext:value-type="string">
            <text:p>倫巴底大區(米蘭)</text:p>
          </table:table-cell>
          <table:table-cell table:formula="of:=[$Euro_East_Asian_Cities.I10]" office:value-type="float" office:value="753.422401164039" calcext:value-type="float">
            <text:p>753</text:p>
          </table:table-cell>
          <table:table-cell table:style-name="ce428" table:formula="of:=[.$D25]/[.E$24]" office:value-type="float" office:value="3.27655950835899" calcext:value-type="float">
            <text:p>3</text:p>
          </table:table-cell>
          <table:table-cell table:style-name="ce428" table:formula="of:=[.$D25]/[.F$24]" office:value-type="float" office:value="16.8997531645318" calcext:value-type="float">
            <text:p>17</text:p>
          </table:table-cell>
          <table:table-cell table:formula="of:=[.$D25]/[.G$24]" office:value-type="float" office:value="1412.79885110278" calcext:value-type="float">
            <text:p>1413</text:p>
          </table:table-cell>
          <table:table-cell table:formula="of:=[.$D25]/[.H$24]" office:value-type="float" office:value="1318.57961272521" calcext:value-type="float">
            <text:p>1319</text:p>
          </table:table-cell>
          <table:table-cell table:formula="of:=[.$D25]/[.I$24]" office:value-type="float" office:value="1432.40666909307" calcext:value-type="float">
            <text:p>1432</text:p>
          </table:table-cell>
          <table:table-cell table:style-name="ce428" table:formula="of:=[.$D25]/[.J$24]" office:value-type="float" office:value="216.985651535243" calcext:value-type="float">
            <text:p>217</text:p>
          </table:table-cell>
          <table:table-cell table:style-name="ce428" table:formula="of:=[.$D25]/[.K$24]" office:value-type="float" office:value="82.2204311496341" calcext:value-type="float">
            <text:p>82</text:p>
          </table:table-cell>
          <table:table-cell table:style-name="ce428" table:formula="of:=[.$D25]/[.L$24]" office:value-type="float" office:value="89.3054617961418" calcext:value-type="float">
            <text:p>89</text:p>
          </table:table-cell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table:style-name="ce423" office:value-type="string" calcext:value-type="string">
            <text:p>New York City</text:p>
          </table:table-cell>
          <table:table-cell table:style-name="ce423" office:value-type="string" calcext:value-type="string">
            <text:p>紐約市</text:p>
          </table:table-cell>
          <table:table-cell table:formula="of:=[$Euro_East_Asian_Cities.I11]" office:value-type="float" office:value="163.595812137714" calcext:value-type="float">
            <text:p>164</text:p>
          </table:table-cell>
          <table:table-cell table:style-name="ce429" table:formula="of:=[.$D26]/[.E$24]" office:value-type="float" office:value="0.711462007181322" calcext:value-type="float">
            <text:p>0.7</text:p>
          </table:table-cell>
          <table:table-cell table:style-name="ce428" table:formula="of:=[.$D26]/[.F$24]" office:value-type="float" office:value="3.66956018245139" calcext:value-type="float">
            <text:p>4</text:p>
          </table:table-cell>
          <table:table-cell table:formula="of:=[.$D26]/[.G$24]" office:value-type="float" office:value="306.770777025338" calcext:value-type="float">
            <text:p>307</text:p>
          </table:table-cell>
          <table:table-cell table:formula="of:=[.$D26]/[.H$24]" office:value-type="float" office:value="286.312302738456" calcext:value-type="float">
            <text:p>286</text:p>
          </table:table-cell>
          <table:table-cell table:formula="of:=[.$D26]/[.I$24]" office:value-type="float" office:value="311.028358036222" calcext:value-type="float">
            <text:p>311</text:p>
          </table:table-cell>
          <table:table-cell table:style-name="ce428" table:formula="of:=[.$D26]/[.J$24]" office:value-type="float" office:value="47.1155938956616" calcext:value-type="float">
            <text:p>47</text:p>
          </table:table-cell>
          <table:table-cell table:style-name="ce428" table:formula="of:=[.$D26]/[.K$24]" office:value-type="float" office:value="17.8530903613374" calcext:value-type="float">
            <text:p>18</text:p>
          </table:table-cell>
          <table:table-cell table:style-name="ce428" table:formula="of:=[.$D26]/[.L$24]" office:value-type="float" office:value="19.3915120234027" calcext:value-type="float">
            <text:p>19</text:p>
          </table:table-cell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office:value-type="string" calcext:value-type="string">
            <text:p>Community of Madrid</text:p>
          </table:table-cell>
          <table:table-cell office:value-type="string" calcext:value-type="string">
            <text:p>馬德里大區</text:p>
          </table:table-cell>
          <table:table-cell table:formula="of:=[$Euro_East_Asian_Cities.I12]" office:value-type="float" office:value="580.160550613642" calcext:value-type="float">
            <text:p>580</text:p>
          </table:table-cell>
          <table:table-cell table:style-name="ce428" table:formula="of:=[.$D27]/[.E$24]" office:value-type="float" office:value="2.52306085610273" calcext:value-type="float">
            <text:p>3</text:p>
          </table:table-cell>
          <table:table-cell table:style-name="ce428" table:formula="of:=[.$D27]/[.F$24]" office:value-type="float" office:value="13.0133774706211" calcext:value-type="float">
            <text:p>13</text:p>
          </table:table-cell>
          <table:table-cell table:formula="of:=[.$D27]/[.G$24]" office:value-type="float" office:value="1087.90256049694" calcext:value-type="float">
            <text:p>1088</text:p>
          </table:table-cell>
          <table:table-cell table:formula="of:=[.$D27]/[.H$24]" office:value-type="float" office:value="1015.35058283995" calcext:value-type="float">
            <text:p>1015</text:p>
          </table:table-cell>
          <table:table-cell table:formula="of:=[.$D27]/[.I$24]" office:value-type="float" office:value="1103.00123882666" calcext:value-type="float">
            <text:p>1103</text:p>
          </table:table-cell>
          <table:table-cell table:style-name="ce428" table:formula="of:=[.$D27]/[.J$24]" office:value-type="float" office:value="167.086238576729" calcext:value-type="float">
            <text:p>167</text:p>
          </table:table-cell>
          <table:table-cell table:style-name="ce428" table:formula="of:=[.$D27]/[.K$24]" office:value-type="float" office:value="63.312493142976" calcext:value-type="float">
            <text:p>63</text:p>
          </table:table-cell>
          <table:table-cell table:style-name="ce428" table:formula="of:=[.$D27]/[.L$24]" office:value-type="float" office:value="68.768204672978" calcext:value-type="float">
            <text:p>69</text:p>
          </table:table-cell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office:value-type="string" calcext:value-type="string">
            <text:p>Bavaria(Munich)</text:p>
          </table:table-cell>
          <table:table-cell office:value-type="string" calcext:value-type="string">
            <text:p>拜仁(慕尼克)</text:p>
          </table:table-cell>
          <table:table-cell table:formula="of:=[$Euro_East_Asian_Cities.I13]" office:value-type="float" office:value="17.2061482385378" calcext:value-type="float">
            <text:p>17</text:p>
          </table:table-cell>
          <table:table-cell table:style-name="ce429" table:formula="of:=[.$D28]/[.E$24]" office:value-type="float" office:value="0.0748278369824321" calcext:value-type="float">
            <text:p>0.1</text:p>
          </table:table-cell>
          <table:table-cell table:style-name="ce429" table:formula="of:=[.$D28]/[.F$24]" office:value-type="float" office:value="0.385945065735206" calcext:value-type="float">
            <text:p>0.4</text:p>
          </table:table-cell>
          <table:table-cell table:formula="of:=[.$D28]/[.G$24]" office:value-type="float" office:value="32.2645390232001" calcext:value-type="float">
            <text:p>32</text:p>
          </table:table-cell>
          <table:table-cell table:formula="of:=[.$D28]/[.H$24]" office:value-type="float" office:value="30.1128241552297" calcext:value-type="float">
            <text:p>30</text:p>
          </table:table-cell>
          <table:table-cell table:formula="of:=[.$D28]/[.I$24]" office:value-type="float" office:value="32.712329031108" calcext:value-type="float">
            <text:p>33</text:p>
          </table:table-cell>
          <table:table-cell table:style-name="ce428" table:formula="of:=[.$D28]/[.J$24]" office:value-type="float" office:value="4.95537069269888" calcext:value-type="float">
            <text:p>5</text:p>
          </table:table-cell>
          <table:table-cell table:style-name="ce428" table:formula="of:=[.$D28]/[.K$24]" office:value-type="float" office:value="1.87769427138267" calcext:value-type="float">
            <text:p>2</text:p>
          </table:table-cell>
          <table:table-cell table:style-name="ce428" table:formula="of:=[.$D28]/[.L$24]" office:value-type="float" office:value="2.03949738128497" calcext:value-type="float">
            <text:p>2</text:p>
          </table:table-cell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office:value-type="string" calcext:value-type="string">
            <text:p>Île-de-France(Paris)</text:p>
          </table:table-cell>
          <table:table-cell office:value-type="string" calcext:value-type="string">
            <text:p>巴黎大區</text:p>
          </table:table-cell>
          <table:table-cell table:formula="of:=[$Euro_East_Asian_Cities.I14]" office:value-type="float" office:value="66.0751616016685" calcext:value-type="float">
            <text:p>66</text:p>
          </table:table-cell>
          <table:table-cell table:style-name="ce429" table:formula="of:=[.$D29]/[.E$24]" office:value-type="float" office:value="0.287354342899564" calcext:value-type="float">
            <text:p>0.3</text:p>
          </table:table-cell>
          <table:table-cell table:style-name="ce429" table:formula="of:=[.$D29]/[.F$24]" office:value-type="float" office:value="1.48210873428971" calcext:value-type="float">
            <text:p>1.5</text:p>
          </table:table-cell>
          <table:table-cell table:formula="of:=[.$D29]/[.G$24]" office:value-type="float" office:value="123.902491156409" calcext:value-type="float">
            <text:p>124</text:p>
          </table:table-cell>
          <table:table-cell table:formula="of:=[.$D29]/[.H$24]" office:value-type="float" office:value="115.639461822312" calcext:value-type="float">
            <text:p>116</text:p>
          </table:table-cell>
          <table:table-cell table:formula="of:=[.$D29]/[.I$24]" office:value-type="float" office:value="125.622097237092" calcext:value-type="float">
            <text:p>126</text:p>
          </table:table-cell>
          <table:table-cell table:style-name="ce428" table:formula="of:=[.$D29]/[.J$24]" office:value-type="float" office:value="19.0296465412805" calcext:value-type="float">
            <text:p>19</text:p>
          </table:table-cell>
          <table:table-cell table:style-name="ce428" table:formula="of:=[.$D29]/[.K$24]" office:value-type="float" office:value="7.21073366915737" calcext:value-type="float">
            <text:p>7</text:p>
          </table:table-cell>
          <table:table-cell table:style-name="ce428" table:formula="of:=[.$D29]/[.L$24]" office:value-type="float" office:value="7.83209101690478" calcext:value-type="float">
            <text:p>8</text:p>
          </table:table-cell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table:style-name="ce423" office:value-type="string" calcext:value-type="string">
            <text:p>London</text:p>
          </table:table-cell>
          <table:table-cell table:style-name="ce423" office:value-type="string" calcext:value-type="string">
            <text:p>倫敦</text:p>
          </table:table-cell>
          <table:table-cell table:formula="of:=[$Euro_East_Asian_Cities.I15]" office:value-type="float" office:value="82.6216106476805" calcext:value-type="float">
            <text:p>83</text:p>
          </table:table-cell>
          <table:table-cell table:style-name="ce429" table:formula="of:=[.$D30]/[.E$24]" office:value-type="float" office:value="0.359313213338676" calcext:value-type="float">
            <text:p>0.4</text:p>
          </table:table-cell>
          <table:table-cell table:style-name="ce429" table:formula="of:=[.$D30]/[.F$24]" office:value-type="float" office:value="1.85325631922357" calcext:value-type="float">
            <text:p>1.9</text:p>
          </table:table-cell>
          <table:table-cell table:formula="of:=[.$D30]/[.G$24]" office:value-type="float" office:value="154.929978746264" calcext:value-type="float">
            <text:p>155</text:p>
          </table:table-cell>
          <table:table-cell table:formula="of:=[.$D30]/[.H$24]" office:value-type="float" office:value="144.597733226719" calcext:value-type="float">
            <text:p>145</text:p>
          </table:table-cell>
          <table:table-cell table:formula="of:=[.$D30]/[.I$24]" office:value-type="float" office:value="157.08020616337" calcext:value-type="float">
            <text:p>157</text:p>
          </table:table-cell>
          <table:table-cell table:style-name="ce428" table:formula="of:=[.$D30]/[.J$24]" office:value-type="float" office:value="23.795023866532" calcext:value-type="float">
            <text:p>24</text:p>
          </table:table-cell>
          <table:table-cell table:style-name="ce428" table:formula="of:=[.$D30]/[.K$24]" office:value-type="float" office:value="9.01643545404809" calcext:value-type="float">
            <text:p>9</text:p>
          </table:table-cell>
          <table:table-cell table:style-name="ce428" table:formula="of:=[.$D30]/[.L$24]" office:value-type="float" office:value="9.79339223499625" calcext:value-type="float">
            <text:p>10</text:p>
          </table:table-cell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table:style-name="ce26" office:value-type="string" calcext:value-type="string">
            <text:p>Brussels</text:p>
          </table:table-cell>
          <table:table-cell table:style-name="ce26" office:value-type="string" calcext:value-type="string">
            <text:p>布魯塞爾</text:p>
          </table:table-cell>
          <table:table-cell table:formula="of:=[$Euro_East_Asian_Cities.I16]" office:value-type="float" office:value="124.551285435253" calcext:value-type="float">
            <text:p>125</text:p>
          </table:table-cell>
          <table:table-cell table:style-name="ce428" table:formula="of:=[.$D31]/[.E$24]" office:value-type="float" office:value="0.541661222098917" calcext:value-type="float">
            <text:p>1</text:p>
          </table:table-cell>
          <table:table-cell table:style-name="ce428" table:formula="of:=[.$D31]/[.F$24]" office:value-type="float" office:value="2.79376612233571" calcext:value-type="float">
            <text:p>3</text:p>
          </table:table-cell>
          <table:table-cell table:formula="of:=[.$D31]/[.G$24]" office:value-type="float" office:value="233.555456666051" calcext:value-type="float">
            <text:p>234</text:p>
          </table:table-cell>
          <table:table-cell table:formula="of:=[.$D31]/[.H$24]" office:value-type="float" office:value="217.979695665945" calcext:value-type="float">
            <text:p>218</text:p>
          </table:table-cell>
          <table:table-cell table:formula="of:=[.$D31]/[.I$24]" office:value-type="float" office:value="236.796903869503" calcext:value-type="float">
            <text:p>237</text:p>
          </table:table-cell>
          <table:table-cell table:style-name="ce428" table:formula="of:=[.$D31]/[.J$24]" office:value-type="float" office:value="35.8707702053529" calcext:value-type="float">
            <text:p>36</text:p>
          </table:table-cell>
          <table:table-cell table:style-name="ce428" table:formula="of:=[.$D31]/[.K$24]" office:value-type="float" office:value="13.5921899493641" calcext:value-type="float">
            <text:p>14</text:p>
          </table:table-cell>
          <table:table-cell table:style-name="ce428" table:formula="of:=[.$D31]/[.L$24]" office:value-type="float" office:value="14.7634448430431" calcext:value-type="float">
            <text:p>15</text:p>
          </table:table-cell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/>
          <table:table-cell table:style-name="ce425"/>
          <table:table-cell table:style-name="ce430" table:number-columns-repeated="8"/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5:.N32];&quot;&gt;=&quot; &amp; 10) - COUNTIF([.E25:.N32];&quot;&gt;&quot; &amp; 100)" office:value-type="float" office:value="17" calcext:value-type="float">
            <text:p>17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3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5:.N32];&quot;&gt;=&quot; &amp; 100) - COUNTIF([.E25:.N32];&quot;&gt;&quot; &amp; 500)" office:value-type="float" office:value="14" calcext:value-type="float">
            <text:p>14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3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5:.N32];&quot;&gt;=&quot; &amp; 500) - COUNTIF([.E25:.N32];&quot;&gt;&quot; &amp; 1000)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4"> 1000 times or more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5:.N32];&quot;&gt;&quot; &amp; 1000)" office:value-type="float" office:value="6" calcext:value-type="float">
            <text:p>6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CitiesRatio.M25:CitiesRatio.N32">
            <calcext:condition calcext:apply-style-name="Default" calcext:value="&lt;10" calcext:base-cell-address="CitiesRatio.M25"/>
            <calcext:condition calcext:apply-style-name="Times10" calcext:value="&lt;100" calcext:base-cell-address="CitiesRatio.M25"/>
            <calcext:condition calcext:apply-style-name="Times100" calcext:value="&lt;500" calcext:base-cell-address="CitiesRatio.M25"/>
            <calcext:condition calcext:apply-style-name="Times500" calcext:value="&lt;1000" calcext:base-cell-address="CitiesRatio.M25"/>
            <calcext:condition calcext:apply-style-name="Times1000" calcext:value="&gt;=1000" calcext:base-cell-address="CitiesRatio.M25"/>
          </calcext:conditional-format>
          <calcext:conditional-format calcext:target-range-address="CitiesRatio.E6:CitiesRatio.N13 CitiesRatio.M25:CitiesRatio.N32">
            <calcext:condition calcext:apply-style-name="Default" calcext:value="&lt;10" calcext:base-cell-address="CitiesRatio.E6"/>
            <calcext:condition calcext:apply-style-name="Times10" calcext:value="&lt;=100" calcext:base-cell-address="CitiesRatio.E6"/>
            <calcext:condition calcext:apply-style-name="Times100" calcext:value="&lt;500" calcext:base-cell-address="CitiesRatio.E6"/>
            <calcext:condition calcext:apply-style-name="Times500" calcext:value="&lt;1000" calcext:base-cell-address="CitiesRatio.E6"/>
            <calcext:condition calcext:apply-style-name="Times1000" calcext:value="&gt;=1000" calcext:base-cell-address="CitiesRatio.E6"/>
          </calcext:conditional-format>
          <calcext:conditional-format calcext:target-range-address="CitiesRatio.E25:CitiesRatio.L32">
            <calcext:condition calcext:apply-style-name="Default" calcext:value="&lt;10" calcext:base-cell-address="CitiesRatio.E25"/>
            <calcext:condition calcext:apply-style-name="Times10" calcext:value="&lt;100" calcext:base-cell-address="CitiesRatio.E25"/>
            <calcext:condition calcext:apply-style-name="Times100" calcext:value="&lt;500" calcext:base-cell-address="CitiesRatio.E25"/>
            <calcext:condition calcext:apply-style-name="Times500" calcext:value="&lt;1000" calcext:base-cell-address="CitiesRatio.E25"/>
            <calcext:condition calcext:apply-style-name="Times1000" calcext:value="&gt;=1000" calcext:base-cell-address="CitiesRatio.E25"/>
          </calcext:conditional-format>
          <calcext:conditional-format calcext:target-range-address="CitiesRatio.E25:CitiesRatio.L32">
            <calcext:condition calcext:apply-style-name="Default" calcext:value="&lt;10" calcext:base-cell-address="CitiesRatio.E25"/>
            <calcext:condition calcext:apply-style-name="Times10" calcext:value="&lt;=100" calcext:base-cell-address="CitiesRatio.E25"/>
            <calcext:condition calcext:apply-style-name="Times100" calcext:value="&lt;500" calcext:base-cell-address="CitiesRatio.E25"/>
            <calcext:condition calcext:apply-style-name="Times500" calcext:value="&lt;1000" calcext:base-cell-address="CitiesRatio.E25"/>
            <calcext:condition calcext:apply-style-name="Times1000" calcext:value="&gt;=1000" calcext:base-cell-address="CitiesRatio.E25"/>
          </calcext:conditional-format>
        </calcext:conditional-formats>
      </table:table>
      <table:table table:name="USA_EastAsian" table:style-name="ta1">
        <office:forms form:automatic-focus="false" form:apply-design-mode="false"/>
        <table:table-column table:style-name="co27" table:default-cell-style-name="ce328"/>
        <table:table-column table:style-name="co28" table:default-cell-style-name="ce282"/>
        <table:table-column table:style-name="co29" table:default-cell-style-name="ce282"/>
        <table:table-column table:style-name="co25" table:default-cell-style-name="ce46"/>
        <table:table-column table:style-name="co30" table:default-cell-style-name="ce303"/>
        <table:table-column table:style-name="co31" table:default-cell-style-name="ce358"/>
        <table:table-column table:style-name="co21" table:default-cell-style-name="ce311"/>
        <table:table-column table:style-name="co32" table:default-cell-style-name="ce305"/>
        <table:table-column table:style-name="co20" table:default-cell-style-name="ce303"/>
        <table:table-column table:style-name="co11" table:default-cell-style-name="ce358"/>
        <table:table-row table:style-name="ro36">
          <table:table-cell table:style-name="Default" table:number-columns-repeated="10"/>
        </table:table-row>
        <table:table-row table:style-name="ro18">
          <table:table-cell table:style-name="ce160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319" table:formula="of:==[$EuropeEastAsian.J2]" office:value-type="string" office:string-value="2020-04-01" calcext:value-type="string">
            <text:p>2020-04-01</text:p>
          </table:table-cell>
        </table:table-row>
        <table:table-row table:style-name="ro26">
          <table:table-cell table:style-name="ce160"/>
          <table:table-cell table:style-name="ce44"/>
          <table:table-cell table:style-name="ce161" table:number-columns-repeated="7"/>
          <table:table-cell table:style-name="ce61"/>
        </table:table-row>
        <table:table-row table:style-name="ro18">
          <table:table-cell table:style-name="ce160"/>
          <table:table-cell table:style-name="ce329"/>
          <table:table-cell table:style-name="ce159" table:number-columns-repeated="3"/>
          <table:table-cell table:style-name="ce37" office:value-type="string" calcext:value-type="string">
            <text:p>USA cases per million 美國每百萬人確診 = 216,362 / 329,968,629 =</text:p>
          </table:table-cell>
          <table:table-cell table:style-name="ce159"/>
          <table:table-cell table:style-name="ce361" table:formula="of:= 216362*1000000 / 329968629" office:value-type="float" office:value="655.704757921093" calcext:value-type="float">
            <text:p>655.70</text:p>
          </table:table-cell>
          <table:table-cell table:style-name="ce159"/>
          <table:table-cell table:style-name="ce55"/>
        </table:table-row>
        <table:table-row table:style-name="ro18">
          <table:table-cell table:style-name="ce160"/>
          <table:table-cell table:style-name="ce329"/>
          <table:table-cell table:style-name="ce159" table:number-columns-repeated="3"/>
          <table:table-cell table:style-name="ce37" office:value-type="string" calcext:value-type="string">
            <text:p>USA death per million 美國每百萬人死亡 = <text:s text:c="2"/>5,133 / 329,968,629 =</text:p>
          </table:table-cell>
          <table:table-cell table:style-name="ce159"/>
          <table:table-cell table:style-name="ce361" table:formula="of:=5133*1000000 / 329968629" office:value-type="float" office:value="15.5560242667796" calcext:value-type="float">
            <text:p>15.56</text:p>
          </table:table-cell>
          <table:table-cell table:style-name="ce159"/>
          <table:table-cell table:style-name="ce55"/>
        </table:table-row>
        <table:table-row table:style-name="ro18">
          <table:table-cell/>
          <table:table-cell table:style-name="ce238" office:value-type="string" calcext:value-type="string">
            <text:p><text:span text:style-name="T7">USA and Top-10 East Asian</text:span> countries comparison 美國及東亞前十位國家比較</text:p>
          </table:table-cell>
          <table:table-cell table:style-name="ce242" table:number-columns-repeated="5"/>
          <table:table-cell table:style-name="ce314" table:number-columns-repeated="2"/>
          <table:table-cell table:style-name="ce320"/>
        </table:table-row>
        <table:table-row table:style-name="ro26">
          <table:table-cell/>
          <table:table-cell table:style-name="ce239"/>
          <table:table-cell table:style-name="ce243"/>
          <table:table-cell table:number-columns-repeated="2" table:style-name="ce284" office:value-type="string" calcext:value-type="string">
            <text:p>Cases per</text:p>
          </table:table-cell>
          <table:table-cell table:style-name="ce284" office:value-type="string" calcext:value-type="string">
            <text:p>Cases</text:p>
          </table:table-cell>
          <table:table-cell table:style-name="ce284"/>
          <table:table-cell table:number-columns-repeated="2" table:style-name="ce284" office:value-type="string" calcext:value-type="string">
            <text:p>Deaths per</text:p>
          </table:table-cell>
          <table:table-cell table:style-name="ce284" office:value-type="string" calcext:value-type="string">
            <text:p>Deaths</text:p>
          </table:table-cell>
        </table:table-row>
        <table:table-row table:style-name="ro26">
          <table:table-cell/>
          <table:table-cell table:style-name="ce118"/>
          <table:table-cell table:style-name="ce155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</text:p>
          </table:table-cell>
          <table:table-cell table:style-name="ce285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</text:p>
          </table:table-cell>
        </table:table-row>
        <table:table-row table:style-name="ro26">
          <table:table-cell/>
          <table:table-cell table:style-name="ce118"/>
          <table:table-cell table:style-name="ce155"/>
          <table:table-cell table:style-name="ce285" office:value-type="string" calcext:value-type="string">
            <text:p>USA</text:p>
          </table:table-cell>
          <table:table-cell table:style-name="ce286" office:value-type="string" calcext:value-type="string">
            <text:p>East Asian</text:p>
          </table:table-cell>
          <table:table-cell table:style-name="ce307" table:number-columns-repeated="2"/>
          <table:table-cell table:style-name="ce285" office:value-type="string" calcext:value-type="string">
            <text:p>USA</text:p>
          </table:table-cell>
          <table:table-cell table:style-name="ce286" office:value-type="string" calcext:value-type="string">
            <text:p>East Asian</text:p>
          </table:table-cell>
          <table:table-cell table:style-name="ce307"/>
        </table:table-row>
        <table:table-row table:style-name="ro26">
          <table:table-cell/>
          <table:table-cell table:style-name="ce118"/>
          <table:table-cell table:style-name="ce155"/>
          <table:table-cell table:number-columns-repeated="2" table:style-name="ce286" office:value-type="string" calcext:value-type="string">
            <text:p>每百萬人確診</text:p>
          </table:table-cell>
          <table:table-cell table:style-name="ce307" office:value-type="string" calcext:value-type="string">
            <text:p>確診倍數</text:p>
          </table:table-cell>
          <table:table-cell table:style-name="ce307"/>
          <table:table-cell table:number-columns-repeated="2" table:style-name="ce286" office:value-type="string" calcext:value-type="string">
            <text:p>每百萬人死亡</text:p>
          </table:table-cell>
          <table:table-cell table:style-name="ce307" office:value-type="string" calcext:value-type="string">
            <text:p>死亡倍數</text:p>
          </table:table-cell>
        </table:table-row>
        <table:table-row table:style-name="ro26">
          <table:table-cell/>
          <table:table-cell table:style-name="ce120"/>
          <table:table-cell table:style-name="ce156"/>
          <table:table-cell table:style-name="ce301" office:value-type="string" calcext:value-type="string">
            <text:p>美國</text:p>
          </table:table-cell>
          <table:table-cell table:style-name="ce301" office:value-type="string" calcext:value-type="string">
            <text:p>東亞國家</text:p>
          </table:table-cell>
          <table:table-cell table:style-name="ce308"/>
          <table:table-cell table:style-name="ce313"/>
          <table:table-cell table:style-name="ce301" office:value-type="string" calcext:value-type="string">
            <text:p>美國</text:p>
          </table:table-cell>
          <table:table-cell table:style-name="ce301" office:value-type="string" calcext:value-type="string">
            <text:p>東亞國家</text:p>
          </table:table-cell>
          <table:table-cell table:style-name="ce308"/>
        </table:table-row>
        <table:table-row table:style-name="ro1">
          <table:table-cell/>
          <table:table-cell table:style-name="ce237" table:number-columns-repeated="2"/>
          <table:table-cell table:style-name="ce285" table:number-columns-repeated="2"/>
          <table:table-cell table:style-name="ce275"/>
          <table:table-cell table:style-name="ce279"/>
          <table:table-cell table:style-name="ce285" table:number-columns-repeated="2"/>
          <table:table-cell table:style-name="ce275"/>
        </table:table-row>
        <table:table-row table:style-name="ro26">
          <table:table-cell/>
          <table:table-cell table:formula="of:=[$EuropeEastAsian.D32]" office:value-type="string" office:string-value="China (mainland)" calcext:value-type="string">
            <text:p>China (mainland)</text:p>
          </table:table-cell>
          <table:table-cell table:formula="of:=[$EuropeEastAsian.E32]" office:value-type="string" office:string-value="中國大陸" calcext:value-type="string">
            <text:p>中國大陸</text:p>
          </table:table-cell>
          <table:table-cell table:formula="of:=[.$H$4]" office:value-type="float" office:value="655.704757921093" calcext:value-type="float">
            <text:p>655.70</text:p>
          </table:table-cell>
          <table:table-cell table:formula="of:=[$EuropeEastAsian.I32]" office:value-type="float" office:value="56.8216815378104" calcext:value-type="float">
            <text:p>56.82</text:p>
          </table:table-cell>
          <table:table-cell table:formula="of:=[.D13]/[.E13]" office:value-type="float" office:value="11.5396929512685" calcext:value-type="float">
            <text:p>12</text:p>
          </table:table-cell>
          <table:table-cell/>
          <table:table-cell table:formula="of:=[.$H$5]" office:value-type="float" office:value="15.5560242667796" calcext:value-type="float">
            <text:p>15.56</text:p>
          </table:table-cell>
          <table:table-cell table:formula="of:=[$EuropeEastAsian.J32]" office:value-type="float" office:value="2.30439224009974" calcext:value-type="float">
            <text:p>2.30</text:p>
          </table:table-cell>
          <table:table-cell table:style-name="ce311" table:formula="of:=[.H13]/[.I13]" office:value-type="float" office:value="6.75059740094695" calcext:value-type="float">
            <text:p>7</text:p>
          </table:table-cell>
        </table:table-row>
        <table:table-row table:style-name="ro26">
          <table:table-cell/>
          <table:table-cell table:formula="of:=[$EuropeEastAsian.D33]" office:value-type="string" office:string-value="South Korea" calcext:value-type="string">
            <text:p>South Korea</text:p>
          </table:table-cell>
          <table:table-cell table:formula="of:=[$EuropeEastAsian.E33]" office:value-type="string" office:string-value="南韓" calcext:value-type="string">
            <text:p>南韓</text:p>
          </table:table-cell>
          <table:table-cell table:formula="of:=[.$H$4]" office:value-type="float" office:value="655.704757921093" calcext:value-type="float">
            <text:p>655.70</text:p>
          </table:table-cell>
          <table:table-cell table:formula="of:=[$EuropeEastAsian.I33]" office:value-type="float" office:value="188.598182757632" calcext:value-type="float">
            <text:p>188.60</text:p>
          </table:table-cell>
          <table:table-cell table:style-name="ce311" table:formula="of:=[.D14]/[.E14]" office:value-type="float" office:value="3.4767289288452" calcext:value-type="float">
            <text:p>3</text:p>
          </table:table-cell>
          <table:table-cell/>
          <table:table-cell table:formula="of:=[.$H$5]" office:value-type="float" office:value="15.5560242667796" calcext:value-type="float">
            <text:p>15.56</text:p>
          </table:table-cell>
          <table:table-cell table:formula="of:=[$EuropeEastAsian.J33]" office:value-type="float" office:value="3.08441288435006" calcext:value-type="float">
            <text:p>3.08</text:p>
          </table:table-cell>
          <table:table-cell table:style-name="ce311" table:formula="of:=[.H14]/[.I14]" office:value-type="float" office:value="5.04343122988139" calcext:value-type="float">
            <text:p>5</text:p>
          </table:table-cell>
        </table:table-row>
        <table:table-row table:style-name="ro26">
          <table:table-cell/>
          <table:table-cell table:formula="of:=[$EuropeEastAsian.D34]" office:value-type="string" office:string-value="Malaysia" calcext:value-type="string">
            <text:p>Malaysia</text:p>
          </table:table-cell>
          <table:table-cell table:formula="of:=[$EuropeEastAsian.E34]" office:value-type="string" office:string-value="馬來西亞" calcext:value-type="string">
            <text:p>馬來西亞</text:p>
          </table:table-cell>
          <table:table-cell table:formula="of:=[.$H$4]" office:value-type="float" office:value="655.704757921093" calcext:value-type="float">
            <text:p>655.70</text:p>
          </table:table-cell>
          <table:table-cell table:formula="of:=[$EuropeEastAsian.I34]" office:value-type="float" office:value="82.1914969860353" calcext:value-type="float">
            <text:p>82.19</text:p>
          </table:table-cell>
          <table:table-cell table:style-name="ce311" table:formula="of:=[.D15]/[.E15]" office:value-type="float" office:value="7.97776877129395" calcext:value-type="float">
            <text:p>8</text:p>
          </table:table-cell>
          <table:table-cell/>
          <table:table-cell table:formula="of:=[.$H$5]" office:value-type="float" office:value="15.5560242667796" calcext:value-type="float">
            <text:p>15.56</text:p>
          </table:table-cell>
          <table:table-cell table:formula="of:=[$EuropeEastAsian.J34]" office:value-type="float" office:value="1.15806755083142" calcext:value-type="float">
            <text:p>1.16</text:p>
          </table:table-cell>
          <table:table-cell table:formula="of:=[.H15]/[.I15]" office:value-type="float" office:value="13.4327434143297" calcext:value-type="float">
            <text:p>13</text:p>
          </table:table-cell>
        </table:table-row>
        <table:table-row table:style-name="ro26">
          <table:table-cell/>
          <table:table-cell table:formula="of:=[$EuropeEastAsian.D35]" office:value-type="string" office:string-value="Japan" calcext:value-type="string">
            <text:p>Japan</text:p>
          </table:table-cell>
          <table:table-cell table:formula="of:=[$EuropeEastAsian.E35]" office:value-type="string" office:string-value="日本" calcext:value-type="string">
            <text:p>日本</text:p>
          </table:table-cell>
          <table:table-cell table:formula="of:=[.$H$4]" office:value-type="float" office:value="655.704757921093" calcext:value-type="float">
            <text:p>655.70</text:p>
          </table:table-cell>
          <table:table-cell table:formula="of:=[$EuropeEastAsian.I35]" office:value-type="float" office:value="14.709093272607" calcext:value-type="float">
            <text:p>14.71</text:p>
          </table:table-cell>
          <table:table-cell table:formula="of:=[.D16]/[.E16]" office:value-type="float" office:value="44.5781902234737" calcext:value-type="float">
            <text:p>45</text:p>
          </table:table-cell>
          <table:table-cell/>
          <table:table-cell table:formula="of:=[.$H$5]" office:value-type="float" office:value="15.5560242667796" calcext:value-type="float">
            <text:p>15.56</text:p>
          </table:table-cell>
          <table:table-cell table:formula="of:=[$EuropeEastAsian.J35]" office:value-type="float" office:value="0.425665078628499" calcext:value-type="float">
            <text:p>0.43</text:p>
          </table:table-cell>
          <table:table-cell table:formula="of:=[.H16]/[.I16]" office:value-type="float" office:value="36.5452207564253" calcext:value-type="float">
            <text:p>37</text:p>
          </table:table-cell>
        </table:table-row>
        <table:table-row table:style-name="ro26">
          <table:table-cell/>
          <table:table-cell table:formula="of:=[$EuropeEastAsian.D36]" office:value-type="string" office:string-value="Philippines" calcext:value-type="string">
            <text:p>Philippines</text:p>
          </table:table-cell>
          <table:table-cell table:formula="of:=[$EuropeEastAsian.E36]" office:value-type="string" office:string-value="菲律賓" calcext:value-type="string">
            <text:p>菲律賓</text:p>
          </table:table-cell>
          <table:table-cell table:formula="of:=[.$H$4]" office:value-type="float" office:value="655.704757921093" calcext:value-type="float">
            <text:p>655.70</text:p>
          </table:table-cell>
          <table:table-cell table:formula="of:=[$EuropeEastAsian.I36]" office:value-type="float" office:value="14.2517805092318" calcext:value-type="float">
            <text:p>14.25</text:p>
          </table:table-cell>
          <table:table-cell table:formula="of:=[.D17]/[.E17]" office:value-type="float" office:value="46.0086202910823" calcext:value-type="float">
            <text:p>46</text:p>
          </table:table-cell>
          <table:table-cell/>
          <table:table-cell table:formula="of:=[.$H$5]" office:value-type="float" office:value="15.5560242667796" calcext:value-type="float">
            <text:p>15.56</text:p>
          </table:table-cell>
          <table:table-cell table:formula="of:=[$EuropeEastAsian.J36]" office:value-type="float" office:value="0.719041966183751" calcext:value-type="float">
            <text:p>0.72</text:p>
          </table:table-cell>
          <table:table-cell table:formula="of:=[.H17]/[.I17]" office:value-type="float" office:value="21.6343760147155" calcext:value-type="float">
            <text:p>22</text:p>
          </table:table-cell>
        </table:table-row>
        <table:table-row table:style-name="ro26">
          <table:table-cell/>
          <table:table-cell table:formula="of:=[$EuropeEastAsian.D37]" office:value-type="string" office:string-value="Thailand" calcext:value-type="string">
            <text:p>Thailand</text:p>
          </table:table-cell>
          <table:table-cell table:formula="of:=[$EuropeEastAsian.E37]" office:value-type="string" office:string-value="泰國" calcext:value-type="string">
            <text:p>泰國</text:p>
          </table:table-cell>
          <table:table-cell table:formula="of:=[.$H$4]" office:value-type="float" office:value="655.704757921093" calcext:value-type="float">
            <text:p>655.70</text:p>
          </table:table-cell>
          <table:table-cell table:formula="of:=[$EuropeEastAsian.I37]" office:value-type="float" office:value="24.8316120408803" calcext:value-type="float">
            <text:p>24.83</text:p>
          </table:table-cell>
          <table:table-cell table:formula="of:=[.D18]/[.E18]" office:value-type="float" office:value="26.4060487430944" calcext:value-type="float">
            <text:p>26</text:p>
          </table:table-cell>
          <table:table-cell/>
          <table:table-cell table:formula="of:=[.$H$5]" office:value-type="float" office:value="15.5560242667796" calcext:value-type="float">
            <text:p>15.56</text:p>
          </table:table-cell>
          <table:table-cell table:formula="of:=[$EuropeEastAsian.J37]" office:value-type="float" office:value="0.180484157777446" calcext:value-type="float">
            <text:p>0.18</text:p>
          </table:table-cell>
          <table:table-cell table:formula="of:=[.H18]/[.I18]" office:value-type="float" office:value="86.1905247437931" calcext:value-type="float">
            <text:p>86</text:p>
          </table:table-cell>
        </table:table-row>
        <table:table-row table:style-name="ro26">
          <table:table-cell/>
          <table:table-cell table:formula="of:=[$EuropeEastAsian.D38]" office:value-type="string" office:string-value="Indonesia" calcext:value-type="string">
            <text:p>Indonesia</text:p>
          </table:table-cell>
          <table:table-cell table:formula="of:=[$EuropeEastAsian.E38]" office:value-type="string" office:string-value="印尼" calcext:value-type="string">
            <text:p>印尼</text:p>
          </table:table-cell>
          <table:table-cell table:formula="of:=[.$H$4]" office:value-type="float" office:value="655.704757921093" calcext:value-type="float">
            <text:p>655.70</text:p>
          </table:table-cell>
          <table:table-cell table:formula="of:=[$EuropeEastAsian.I38]" office:value-type="float" office:value="5.72473539021677" calcext:value-type="float">
            <text:p>5.72</text:p>
          </table:table-cell>
          <table:table-cell table:style-name="ce287" table:formula="of:=[.D19]/[.E19]" office:value-type="float" office:value="114.538876162146" calcext:value-type="float">
            <text:p>115</text:p>
          </table:table-cell>
          <table:table-cell/>
          <table:table-cell table:formula="of:=[.$H$5]" office:value-type="float" office:value="15.5560242667796" calcext:value-type="float">
            <text:p>15.56</text:p>
          </table:table-cell>
          <table:table-cell table:formula="of:=[$EuropeEastAsian.J38]" office:value-type="float" office:value="0.509531422165891" calcext:value-type="float">
            <text:p>0.51</text:p>
          </table:table-cell>
          <table:table-cell table:formula="of:=[.H19]/[.I19]" office:value-type="float" office:value="30.5300587756783" calcext:value-type="float">
            <text:p>31</text:p>
          </table:table-cell>
        </table:table-row>
        <table:table-row table:style-name="ro26">
          <table:table-cell/>
          <table:table-cell table:formula="of:=[$EuropeEastAsian.D39]" office:value-type="string" office:string-value="Singapore" calcext:value-type="string">
            <text:p>Singapore</text:p>
          </table:table-cell>
          <table:table-cell table:formula="of:=[$EuropeEastAsian.E39]" office:value-type="string" office:string-value="新加玻" calcext:value-type="string">
            <text:p>新加玻</text:p>
          </table:table-cell>
          <table:table-cell table:formula="of:=[.$H$4]" office:value-type="float" office:value="655.704757921093" calcext:value-type="float">
            <text:p>655.70</text:p>
          </table:table-cell>
          <table:table-cell table:formula="of:=[$EuropeEastAsian.I39]" office:value-type="float" office:value="151.438484705488" calcext:value-type="float">
            <text:p>151.44</text:p>
          </table:table-cell>
          <table:table-cell table:style-name="ce311" table:formula="of:=[.D20]/[.E20]" office:value-type="float" office:value="4.32984230657275" calcext:value-type="float">
            <text:p>4</text:p>
          </table:table-cell>
          <table:table-cell/>
          <table:table-cell table:formula="of:=[.$H$5]" office:value-type="float" office:value="15.5560242667796" calcext:value-type="float">
            <text:p>15.56</text:p>
          </table:table-cell>
          <table:table-cell table:formula="of:=[$EuropeEastAsian.J39]" office:value-type="float" office:value="0.516854896605762" calcext:value-type="float">
            <text:p>0.52</text:p>
          </table:table-cell>
          <table:table-cell table:formula="of:=[.H20]/[.I20]" office:value-type="float" office:value="30.0974690748556" calcext:value-type="float">
            <text:p>30</text:p>
          </table:table-cell>
        </table:table-row>
        <table:table-row table:style-name="ro26">
          <table:table-cell/>
          <table:table-cell table:formula="of:=[$EuropeEastAsian.D40]" office:value-type="string" office:string-value="Hong Kong" calcext:value-type="string">
            <text:p>Hong Kong</text:p>
          </table:table-cell>
          <table:table-cell table:formula="of:=[$EuropeEastAsian.E40]" office:value-type="string" office:string-value="香港" calcext:value-type="string">
            <text:p>香港</text:p>
          </table:table-cell>
          <table:table-cell table:formula="of:=[.$H$4]" office:value-type="float" office:value="655.704757921093" calcext:value-type="float">
            <text:p>655.70</text:p>
          </table:table-cell>
          <table:table-cell table:formula="of:=[$EuropeEastAsian.I40]" office:value-type="float" office:value="90.9248470142787" calcext:value-type="float">
            <text:p>90.92</text:p>
          </table:table-cell>
          <table:table-cell table:style-name="ce311" table:formula="of:=[.D21]/[.E21]" office:value-type="float" office:value="7.21150246002748" calcext:value-type="float">
            <text:p>7</text:p>
          </table:table-cell>
          <table:table-cell/>
          <table:table-cell table:formula="of:=[.$H$5]" office:value-type="float" office:value="15.5560242667796" calcext:value-type="float">
            <text:p>15.56</text:p>
          </table:table-cell>
          <table:table-cell table:formula="of:=[$EuropeEastAsian.J40]" office:value-type="float" office:value="0.533283560201048" calcext:value-type="float">
            <text:p>0.53</text:p>
          </table:table-cell>
          <table:table-cell table:formula="of:=[.H21]/[.I21]" office:value-type="float" office:value="29.1702678044585" calcext:value-type="float">
            <text:p>29</text:p>
          </table:table-cell>
        </table:table-row>
        <table:table-row table:style-name="ro26">
          <table:table-cell/>
          <table:table-cell table:formula="of:=[$EuropeEastAsian.D41]" office:value-type="string" office:string-value="Taiwan" calcext:value-type="string">
            <text:p>Taiwan</text:p>
          </table:table-cell>
          <table:table-cell table:formula="of:=[$EuropeEastAsian.E41]" office:value-type="string" office:string-value="台灣" calcext:value-type="string">
            <text:p>台灣</text:p>
          </table:table-cell>
          <table:table-cell table:formula="of:=[.$H$4]" office:value-type="float" office:value="655.704757921093" calcext:value-type="float">
            <text:p>655.70</text:p>
          </table:table-cell>
          <table:table-cell table:formula="of:=[$EuropeEastAsian.I41]" office:value-type="float" office:value="12.8712709698663" calcext:value-type="float">
            <text:p>12.87</text:p>
          </table:table-cell>
          <table:table-cell table:formula="of:=[.D22]/[.E22]" office:value-type="float" office:value="50.9432797628304" calcext:value-type="float">
            <text:p>51</text:p>
          </table:table-cell>
          <table:table-cell table:style-name="ce280"/>
          <table:table-cell table:formula="of:=[.$H$5]" office:value-type="float" office:value="15.5560242667796" calcext:value-type="float">
            <text:p>15.56</text:p>
          </table:table-cell>
          <table:table-cell table:formula="of:=[$EuropeEastAsian.J41]" office:value-type="float" office:value="0.210314885128534" calcext:value-type="float">
            <text:p>0.21</text:p>
          </table:table-cell>
          <table:table-cell table:formula="of:=[.H22]/[.I22]" office:value-type="float" office:value="73.9653983942819" calcext:value-type="float">
            <text:p>74</text:p>
          </table:table-cell>
        </table:table-row>
        <table:table-row table:style-name="ro12">
          <table:table-cell/>
          <table:table-cell table:style-name="ce283" table:number-columns-repeated="2"/>
          <table:table-cell table:style-name="ce306"/>
          <table:table-cell table:style-name="ce304"/>
          <table:table-cell table:style-name="ce312" table:number-columns-repeated="2"/>
          <table:table-cell table:style-name="ce318"/>
          <table:table-cell table:style-name="ce316"/>
          <table:table-cell table:style-name="ce312"/>
        </table:table-row>
        <table:table-row table:style-name="ro36">
          <table:table-cell table:style-name="Default"/>
          <table:table-cell table:style-name="ce249"/>
          <table:table-cell table:style-name="ce259" table:number-columns-repeated="7"/>
          <table:table-cell table:style-name="ce263"/>
        </table:table-row>
        <table:table-row table:style-name="ro29">
          <table:table-cell table:style-name="Default"/>
          <table:table-cell table:style-name="ce250"/>
          <table:table-cell table:style-name="ce293"/>
          <table:table-cell table:style-name="ce141" office:value-type="string" calcext:value-type="string">
            <text:p>more than 10 times deaths 超過十倍確診</text:p>
          </table:table-cell>
          <table:table-cell table:style-name="ce153" table:number-columns-repeated="2"/>
          <table:table-cell table:style-name="ce293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</table:table-row>
        <table:table-row table:style-name="ro29">
          <table:table-cell table:style-name="Default"/>
          <table:table-cell table:style-name="ce250"/>
          <table:table-cell table:style-name="ce293"/>
          <table:table-cell table:style-name="ce287" office:value-type="string" calcext:value-type="string">
            <text:p>more than 100 times cases 超過一百倍確診</text:p>
          </table:table-cell>
          <table:table-cell table:style-name="ce294" table:number-columns-repeated="2"/>
          <table:table-cell table:style-name="ce293" table:number-columns-repeated="3"/>
          <table:table-cell table:style-name="ce339"/>
        </table:table-row>
        <table:table-row table:style-name="ro24">
          <table:table-cell table:style-name="Default"/>
          <table:table-cell table:style-name="ce235"/>
          <table:table-cell table:style-name="ce261" table:number-columns-repeated="7"/>
          <table:table-cell table:style-name="ce264"/>
        </table:table-row>
      </table:table>
      <table:table table:name="TopUSA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37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office:value-type="string" calcext:value-type="string">
            <text:p>2020-04-0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88" office:value-type="string" calcext:value-type="string">
            <text:p>Top-10 USA States 前十位美國地區 <text:s text:c="2"/>COVID-19</text:p>
          </table:table-cell>
          <table:table-cell table:style-name="ce139" table:number-columns-repeated="7"/>
          <table:table-cell table:style-name="ce246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/>
          <table:table-cell table:style-name="ce198" office:value-type="string" calcext:value-type="string">
            <text:p>USA Top-10 Stat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4"/>
        </table:table-row>
        <table:table-row table:style-name="ro10">
          <table:table-cell table:style-name="ce8"/>
          <table:table-cell table:style-name="ce90" office:value-type="string" calcext:value-type="string">
            <text:p>Ranking</text:p>
          </table:table-cell>
          <table:table-cell table:style-name="ce90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/>
          <table:table-cell table:style-name="ce200"/>
          <table:table-cell table:style-name="ce221" office:value-type="string" calcext:value-type="string">
            <text:p>美國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table:number-columns-repeated="2"/>
          <table:table-cell table:style-name="ce208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66" office:value-type="string" calcext:value-type="string">
            <text:p>New York State</text:p>
          </table:table-cell>
          <table:table-cell table:style-name="ce166" office:value-type="string" calcext:value-type="string">
            <text:p>紐約州</text:p>
          </table:table-cell>
          <table:table-cell table:style-name="ce237" office:value-type="float" office:value="75795" calcext:value-type="float">
            <text:p>75795</text:p>
          </table:table-cell>
          <table:table-cell table:style-name="ce237" office:value-type="float" office:value="1550" calcext:value-type="float">
            <text:p>1550</text:p>
          </table:table-cell>
          <table:table-cell table:style-name="ce154" office:value-type="float" office:value="19673174" calcext:value-type="float">
            <text:p>19,673,174</text:p>
          </table:table-cell>
          <table:table-cell table:style-name="ce223" table:formula="of:=[.F9]*1000000/[.H9]" office:value-type="float" office:value="3852.70826151388" calcext:value-type="float">
            <text:p>3852.71</text:p>
          </table:table-cell>
          <table:table-cell table:style-name="ce223" table:formula="of:=[.G9]*1000000/[.H9]" office:value-type="float" office:value="78.7874900105087" calcext:value-type="float">
            <text:p>78.7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66" office:value-type="string" calcext:value-type="string">
            <text:p>New Jersey</text:p>
          </table:table-cell>
          <table:table-cell table:style-name="ce166" office:value-type="string" calcext:value-type="string">
            <text:p>新澤西州</text:p>
          </table:table-cell>
          <table:table-cell table:style-name="ce237" office:value-type="float" office:value="18696" calcext:value-type="float">
            <text:p>18696</text:p>
          </table:table-cell>
          <table:table-cell table:style-name="ce237" office:value-type="float" office:value="267" calcext:value-type="float">
            <text:p>267</text:p>
          </table:table-cell>
          <table:table-cell table:style-name="ce154" office:value-type="float" office:value="8904413" calcext:value-type="float">
            <text:p>8,904,413</text:p>
          </table:table-cell>
          <table:table-cell table:style-name="ce223" table:formula="of:=[.F10]*1000000/[.H10]" office:value-type="float" office:value="2099.63306958022" calcext:value-type="float">
            <text:p>2099.63</text:p>
          </table:table-cell>
          <table:table-cell table:style-name="ce223" table:formula="of:=[.G10]*1000000/[.H10]" office:value-type="float" office:value="29.9851320912451" calcext:value-type="float">
            <text:p>29.9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/>
          <table:table-cell table:style-name="ce166" office:value-type="string" calcext:value-type="string">
            <text:p>Michigan</text:p>
          </table:table-cell>
          <table:table-cell table:style-name="ce166" office:value-type="string" calcext:value-type="string">
            <text:p>密芝根州</text:p>
          </table:table-cell>
          <table:table-cell table:style-name="ce237" office:value-type="float" office:value="9334" calcext:value-type="float">
            <text:p>9334</text:p>
          </table:table-cell>
          <table:table-cell table:style-name="ce237" office:value-type="float" office:value="337" calcext:value-type="float">
            <text:p>337</text:p>
          </table:table-cell>
          <table:table-cell table:style-name="ce154" office:value-type="float" office:value="9900571" calcext:value-type="float">
            <text:p>9,900,571</text:p>
          </table:table-cell>
          <table:table-cell table:style-name="ce223" table:formula="of:=[.F11]*1000000/[.H11]" office:value-type="float" office:value="942.773906676696" calcext:value-type="float">
            <text:p>942.77</text:p>
          </table:table-cell>
          <table:table-cell table:style-name="ce223" table:formula="of:=[.G11]*1000000/[.H11]" office:value-type="float" office:value="34.0384408131612" calcext:value-type="float">
            <text:p>34.0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/>
          <table:table-cell table:style-name="ce166" office:value-type="string" calcext:value-type="string">
            <text:p>California</text:p>
          </table:table-cell>
          <table:table-cell table:style-name="ce166" office:value-type="string" calcext:value-type="string">
            <text:p>加利福尼亞州</text:p>
          </table:table-cell>
          <table:table-cell table:style-name="ce237" office:value-type="float" office:value="7738" calcext:value-type="float">
            <text:p>7738</text:p>
          </table:table-cell>
          <table:table-cell table:style-name="ce237" office:value-type="float" office:value="122" calcext:value-type="float">
            <text:p>122</text:p>
          </table:table-cell>
          <table:table-cell table:style-name="ce154" office:value-type="float" office:value="38421464" calcext:value-type="float">
            <text:p>38,421,464</text:p>
          </table:table-cell>
          <table:table-cell table:style-name="ce223" table:formula="of:=[.F12]*1000000/[.H12]" office:value-type="float" office:value="201.397843663636" calcext:value-type="float">
            <text:p>201.40</text:p>
          </table:table-cell>
          <table:table-cell table:style-name="ce223" table:formula="of:=[.G12]*1000000/[.H12]" office:value-type="float" office:value="3.17530846820413" calcext:value-type="float">
            <text:p>3.1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/>
          <table:table-cell table:style-name="ce166" office:value-type="string" calcext:value-type="string">
            <text:p>Florida</text:p>
          </table:table-cell>
          <table:table-cell table:style-name="ce166" office:value-type="string" calcext:value-type="string">
            <text:p>佛羅里達州</text:p>
          </table:table-cell>
          <table:table-cell table:style-name="ce237" office:value-type="float" office:value="7477" calcext:value-type="float">
            <text:p>7477</text:p>
          </table:table-cell>
          <table:table-cell table:style-name="ce237" office:value-type="float" office:value="149" calcext:value-type="float">
            <text:p>149</text:p>
          </table:table-cell>
          <table:table-cell table:style-name="ce154" office:value-type="float" office:value="19645772" calcext:value-type="float">
            <text:p>19,645,772</text:p>
          </table:table-cell>
          <table:table-cell table:style-name="ce223" table:formula="of:=[.F13]*1000000/[.H13]" office:value-type="float" office:value="380.590795821106" calcext:value-type="float">
            <text:p>380.59</text:p>
          </table:table-cell>
          <table:table-cell table:style-name="ce223" table:formula="of:=[.G13]*1000000/[.H13]" office:value-type="float" office:value="7.58432908617691" calcext:value-type="float">
            <text:p>7.5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/>
          <table:table-cell table:style-name="ce166" office:value-type="string" calcext:value-type="string">
            <text:p>Massachusetts</text:p>
          </table:table-cell>
          <table:table-cell table:style-name="ce166" office:value-type="string" calcext:value-type="string">
            <text:p>麻省</text:p>
          </table:table-cell>
          <table:table-cell table:style-name="ce237" office:value-type="float" office:value="6980" calcext:value-type="float">
            <text:p>6980</text:p>
          </table:table-cell>
          <table:table-cell table:style-name="ce237" office:value-type="float" office:value="141" calcext:value-type="float">
            <text:p>141</text:p>
          </table:table-cell>
          <table:table-cell table:style-name="ce154" office:value-type="float" office:value="6705586" calcext:value-type="float">
            <text:p>6,705,586</text:p>
          </table:table-cell>
          <table:table-cell table:style-name="ce223" table:formula="of:=[.F14]*1000000/[.H14]" office:value-type="float" office:value="1040.92319448293" calcext:value-type="float">
            <text:p>1040.92</text:p>
          </table:table-cell>
          <table:table-cell table:style-name="ce223" table:formula="of:=[.G14]*1000000/[.H14]" office:value-type="float" office:value="21.0272450461451" calcext:value-type="float">
            <text:p>21.0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/>
          <table:table-cell table:style-name="ce166" office:value-type="string" calcext:value-type="string">
            <text:p>Illinois</text:p>
          </table:table-cell>
          <table:table-cell table:style-name="ce166" office:value-type="string" calcext:value-type="string">
            <text:p>伊利諾州</text:p>
          </table:table-cell>
          <table:table-cell table:style-name="ce237" office:value-type="float" office:value="6732" calcext:value-type="float">
            <text:p>6732</text:p>
          </table:table-cell>
          <table:table-cell table:style-name="ce237" office:value-type="float" office:value="85" calcext:value-type="float">
            <text:p>85</text:p>
          </table:table-cell>
          <table:table-cell table:style-name="ce154" office:value-type="float" office:value="17097130" calcext:value-type="float">
            <text:p>17,097,130</text:p>
          </table:table-cell>
          <table:table-cell table:style-name="ce223" table:formula="of:=[.F15]*1000000/[.H15]" office:value-type="float" office:value="393.750296102328" calcext:value-type="float">
            <text:p>393.75</text:p>
          </table:table-cell>
          <table:table-cell table:style-name="ce223" table:formula="of:=[.G15]*1000000/[.H15]" office:value-type="float" office:value="4.97159464775667" calcext:value-type="float">
            <text:p>4.9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/>
          <table:table-cell table:style-name="ce166" office:value-type="string" calcext:value-type="string">
            <text:p>Washington</text:p>
          </table:table-cell>
          <table:table-cell table:style-name="ce166" office:value-type="string" calcext:value-type="string">
            <text:p>華盛頓州</text:p>
          </table:table-cell>
          <table:table-cell table:style-name="ce237" office:value-type="float" office:value="5453" calcext:value-type="float">
            <text:p>5453</text:p>
          </table:table-cell>
          <table:table-cell table:style-name="ce237" office:value-type="float" office:value="195" calcext:value-type="float">
            <text:p>195</text:p>
          </table:table-cell>
          <table:table-cell table:style-name="ce154" office:value-type="float" office:value="11539328" calcext:value-type="float">
            <text:p>11,539,328</text:p>
          </table:table-cell>
          <table:table-cell table:style-name="ce223" table:formula="of:=[.F16]*1000000/[.H16]" office:value-type="float" office:value="472.55784738938" calcext:value-type="float">
            <text:p>472.56</text:p>
          </table:table-cell>
          <table:table-cell table:style-name="ce223" table:formula="of:=[.G16]*1000000/[.H16]" office:value-type="float" office:value="16.8987310179588" calcext:value-type="float">
            <text:p>16.9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166" office:value-type="string" calcext:value-type="string">
            <text:p>Louisiana</text:p>
          </table:table-cell>
          <table:table-cell table:style-name="ce166" office:value-type="string" calcext:value-type="string">
            <text:p>路易斯安那州</text:p>
          </table:table-cell>
          <table:table-cell table:style-name="ce237" office:value-type="float" office:value="5237" calcext:value-type="float">
            <text:p>5237</text:p>
          </table:table-cell>
          <table:table-cell table:style-name="ce237" office:value-type="float" office:value="239" calcext:value-type="float">
            <text:p>239</text:p>
          </table:table-cell>
          <table:table-cell table:style-name="ce154" office:value-type="float" office:value="8955102" calcext:value-type="float">
            <text:p>8,955,102</text:p>
          </table:table-cell>
          <table:table-cell table:style-name="ce223" table:formula="of:=[.F17]*1000000/[.H17]" office:value-type="float" office:value="584.806292546975" calcext:value-type="float">
            <text:p>584.81</text:p>
          </table:table-cell>
          <table:table-cell table:style-name="ce223" table:formula="of:=[.G17]*1000000/[.H17]" office:value-type="float" office:value="26.6886965664936" calcext:value-type="float">
            <text:p>26.6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/>
          <table:table-cell table:style-name="ce166" office:value-type="string" calcext:value-type="string">
            <text:p>Pennsylvania</text:p>
          </table:table-cell>
          <table:table-cell table:style-name="ce166" office:value-type="string" calcext:value-type="string">
            <text:p>賓夕凡尼亞州</text:p>
          </table:table-cell>
          <table:table-cell table:style-name="ce237" office:value-type="float" office:value="4843" calcext:value-type="float">
            <text:p>4843</text:p>
          </table:table-cell>
          <table:table-cell table:style-name="ce237" office:value-type="float" office:value="63" calcext:value-type="float">
            <text:p>63</text:p>
          </table:table-cell>
          <table:table-cell table:style-name="ce154" office:value-type="float" office:value="12779559" calcext:value-type="float">
            <text:p>12,779,559</text:p>
          </table:table-cell>
          <table:table-cell table:style-name="ce223" table:formula="of:=[.F18]*1000000/[.H18]" office:value-type="float" office:value="378.964563644176" calcext:value-type="float">
            <text:p>378.96</text:p>
          </table:table-cell>
          <table:table-cell table:style-name="ce223" table:formula="of:=[.G18]*1000000/[.H18]" office:value-type="float" office:value="4.92974757579663" calcext:value-type="float">
            <text:p>4.9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4"/>
        </table:table-row>
        <table:table-row table:style-name="ro2">
          <table:table-cell table:style-name="ce8"/>
          <table:table-cell table:style-name="ce95" office:value-type="string" calcext:value-type="string">
            <text:p>USA Top-10 Total</text:p>
          </table:table-cell>
          <table:table-cell table:style-name="ce159"/>
          <table:table-cell table:style-name="ce159" office:value-type="string" calcext:value-type="string">
            <text:p>美國前十位總計</text:p>
          </table:table-cell>
          <table:table-cell table:style-name="ce159"/>
          <table:table-cell table:style-name="ce154" table:formula="of:=SUM([.F9:.F18])" office:value-type="float" office:value="148285" calcext:value-type="float">
            <text:p>148,285</text:p>
          </table:table-cell>
          <table:table-cell table:style-name="ce154" table:formula="of:=SUM([.G9:.G18])" office:value-type="float" office:value="3148" calcext:value-type="float">
            <text:p>3,148</text:p>
          </table:table-cell>
          <table:table-cell table:style-name="ce154" table:formula="of:=SUM([.H9:.H18])" office:value-type="float" office:value="153622099" calcext:value-type="float">
            <text:p>153,622,099</text:p>
          </table:table-cell>
          <table:table-cell table:style-name="ce223" table:formula="of:=[.F20]*1000000/[.H20]" office:value-type="float" office:value="965.258260141336" calcext:value-type="float">
            <text:p>965.26</text:p>
          </table:table-cell>
          <table:table-cell table:style-name="ce223" table:formula="of:=[.G20]*1000000/[.H20]" office:value-type="float" office:value="20.4918434293754" calcext:value-type="float">
            <text:p>20.4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4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01" calcext:value-type="string">
            <text:p>2020-04-0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98" office:value-type="string" calcext:value-type="string">
            <text:p>Top-10 East Asian countries and territories <text:s/>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3"/>
          <table:table-cell table:style-name="ce288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3"/>
          <table:table-cell table:style-name="ce143"/>
          <table:table-cell table:style-name="ce169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24" office:value-type="string" calcext:value-type="string">
            <text:p>China (mainland)</text:p>
          </table:table-cell>
          <table:table-cell table:style-name="ce24" office:value-type="string" calcext:value-type="string">
            <text:p>中國大陸</text:p>
          </table:table-cell>
          <table:table-cell table:style-name="ce41" table:formula="of:=[$EuropeEastAsian.F32]" office:value-type="float" office:value="81470" calcext:value-type="float">
            <text:p>81,470</text:p>
          </table:table-cell>
          <table:table-cell table:style-name="ce41" table:formula="of:=[$EuropeEastAsian.G32]" office:value-type="float" office:value="3304" calcext:value-type="float">
            <text:p>3,304</text:p>
          </table:table-cell>
          <table:table-cell table:style-name="ce41" table:formula="of:=[$EuropeEastAsian.H32]" office:value-type="float" office:value="1433783686" calcext:value-type="float">
            <text:p>1,433,783,686</text:p>
          </table:table-cell>
          <table:table-cell table:style-name="ce46" table:formula="of:=[.F32]*1000000/[.H32]" office:value-type="float" office:value="56.8216815378104" calcext:value-type="float">
            <text:p>56.82</text:p>
          </table:table-cell>
          <table:table-cell table:style-name="ce46" table:formula="of:=[.G32]*1000000/[.H32]" office:value-type="float" office:value="2.30439224009974" calcext:value-type="float">
            <text:p>2.3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24" office:value-type="string" calcext:value-type="string">
            <text:p>South Korea</text:p>
          </table:table-cell>
          <table:table-cell table:style-name="ce24" office:value-type="string" calcext:value-type="string">
            <text:p>南韓</text:p>
          </table:table-cell>
          <table:table-cell table:style-name="ce41" table:formula="of:=[$EuropeEastAsian.F33]" office:value-type="float" office:value="9661" calcext:value-type="float">
            <text:p>9,661</text:p>
          </table:table-cell>
          <table:table-cell table:style-name="ce41" table:formula="of:=[$EuropeEastAsian.G33]" office:value-type="float" office:value="158" calcext:value-type="float">
            <text:p>158</text:p>
          </table:table-cell>
          <table:table-cell table:style-name="ce41" table:formula="of:=[$EuropeEastAsian.H33]" office:value-type="float" office:value="51225308" calcext:value-type="float">
            <text:p>51,225,308</text:p>
          </table:table-cell>
          <table:table-cell table:style-name="ce46" table:formula="of:=[.F33]*1000000/[.H33]" office:value-type="float" office:value="188.598182757632" calcext:value-type="float">
            <text:p>188.60</text:p>
          </table:table-cell>
          <table:table-cell table:style-name="ce46" table:formula="of:=[.G33]*1000000/[.H33]" office:value-type="float" office:value="3.08441288435006" calcext:value-type="float">
            <text:p>3.0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24" office:value-type="string" calcext:value-type="string">
            <text:p>Malaysia</text:p>
          </table:table-cell>
          <table:table-cell table:style-name="ce24" office:value-type="string" calcext:value-type="string">
            <text:p>馬來西亞</text:p>
          </table:table-cell>
          <table:table-cell table:style-name="ce41" table:formula="of:=[$EuropeEastAsian.F34]" office:value-type="float" office:value="2626" calcext:value-type="float">
            <text:p>2,626</text:p>
          </table:table-cell>
          <table:table-cell table:style-name="ce41" table:formula="of:=[$EuropeEastAsian.G34]" office:value-type="float" office:value="37" calcext:value-type="float">
            <text:p>37</text:p>
          </table:table-cell>
          <table:table-cell table:style-name="ce41" table:formula="of:=[$EuropeEastAsian.H34]" office:value-type="float" office:value="31949777" calcext:value-type="float">
            <text:p>31,949,777</text:p>
          </table:table-cell>
          <table:table-cell table:style-name="ce46" table:formula="of:=[.F34]*1000000/[.H34]" office:value-type="float" office:value="82.1914969860353" calcext:value-type="float">
            <text:p>82.19</text:p>
          </table:table-cell>
          <table:table-cell table:style-name="ce46" table:formula="of:=[.G34]*1000000/[.H34]" office:value-type="float" office:value="1.15806755083142" calcext:value-type="float">
            <text:p>1.16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3" calcext:value-type="float">
            <text:p>33</text:p>
          </table:table-cell>
          <table:table-cell table:style-name="ce24" office:value-type="string" calcext:value-type="string">
            <text:p>Japan</text:p>
          </table:table-cell>
          <table:table-cell table:style-name="ce24" office:value-type="string" calcext:value-type="string">
            <text:p>日本</text:p>
          </table:table-cell>
          <table:table-cell table:style-name="ce41" table:formula="of:=[$EuropeEastAsian.F35]" office:value-type="float" office:value="1866" calcext:value-type="float">
            <text:p>1,866</text:p>
          </table:table-cell>
          <table:table-cell table:style-name="ce41" table:formula="of:=[$EuropeEastAsian.G35]" office:value-type="float" office:value="54" calcext:value-type="float">
            <text:p>54</text:p>
          </table:table-cell>
          <table:table-cell table:style-name="ce41" table:formula="of:=[$EuropeEastAsian.H35]" office:value-type="float" office:value="126860301" calcext:value-type="float">
            <text:p>126,860,301</text:p>
          </table:table-cell>
          <table:table-cell table:style-name="ce46" table:formula="of:=[.F35]*1000000/[.H35]" office:value-type="float" office:value="14.709093272607" calcext:value-type="float">
            <text:p>14.71</text:p>
          </table:table-cell>
          <table:table-cell table:style-name="ce46" table:formula="of:=[.G35]*1000000/[.H35]" office:value-type="float" office:value="0.425665078628499" calcext:value-type="float">
            <text:p>0.4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34" calcext:value-type="float">
            <text:p>34</text:p>
          </table:table-cell>
          <table:table-cell table:style-name="ce24" office:value-type="string" calcext:value-type="string">
            <text:p>Philippines</text:p>
          </table:table-cell>
          <table:table-cell table:style-name="ce24" office:value-type="string" calcext:value-type="string">
            <text:p>菲律賓</text:p>
          </table:table-cell>
          <table:table-cell table:style-name="ce41" table:formula="of:=[$EuropeEastAsian.F36]" office:value-type="float" office:value="1546" calcext:value-type="float">
            <text:p>1,546</text:p>
          </table:table-cell>
          <table:table-cell table:style-name="ce41" table:formula="of:=[$EuropeEastAsian.G36]" office:value-type="float" office:value="78" calcext:value-type="float">
            <text:p>78</text:p>
          </table:table-cell>
          <table:table-cell table:style-name="ce41" table:formula="of:=[$EuropeEastAsian.H36]" office:value-type="float" office:value="108477674" calcext:value-type="float">
            <text:p>108,477,674</text:p>
          </table:table-cell>
          <table:table-cell table:style-name="ce46" table:formula="of:=[.F36]*1000000/[.H36]" office:value-type="float" office:value="14.2517805092318" calcext:value-type="float">
            <text:p>14.25</text:p>
          </table:table-cell>
          <table:table-cell table:style-name="ce46" table:formula="of:=[.G36]*1000000/[.H36]" office:value-type="float" office:value="0.719041966183751" calcext:value-type="float">
            <text:p>0.7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5" calcext:value-type="float">
            <text:p>35</text:p>
          </table:table-cell>
          <table:table-cell table:style-name="ce24" office:value-type="string" calcext:value-type="string">
            <text:p>Thailand</text:p>
          </table:table-cell>
          <table:table-cell table:style-name="ce24" office:value-type="string" calcext:value-type="string">
            <text:p>泰國</text:p>
          </table:table-cell>
          <table:table-cell table:style-name="ce41" table:formula="of:=[$EuropeEastAsian.F37]" office:value-type="float" office:value="1651" calcext:value-type="float">
            <text:p>1,651</text:p>
          </table:table-cell>
          <table:table-cell table:style-name="ce41" table:formula="of:=[$EuropeEastAsian.G37]" office:value-type="float" office:value="12" calcext:value-type="float">
            <text:p>12</text:p>
          </table:table-cell>
          <table:table-cell table:style-name="ce41" table:formula="of:=[$EuropeEastAsian.H37]" office:value-type="float" office:value="66487830" calcext:value-type="float">
            <text:p>66,487,830</text:p>
          </table:table-cell>
          <table:table-cell table:style-name="ce46" table:formula="of:=[.F37]*1000000/[.H37]" office:value-type="float" office:value="24.8316120408803" calcext:value-type="float">
            <text:p>24.83</text:p>
          </table:table-cell>
          <table:table-cell table:style-name="ce46" table:formula="of:=[.G37]*1000000/[.H37]" office:value-type="float" office:value="0.180484157777446" calcext:value-type="float">
            <text:p>0.1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24" office:value-type="string" calcext:value-type="string">
            <text:p>Indonesia</text:p>
          </table:table-cell>
          <table:table-cell table:style-name="ce24" office:value-type="string" calcext:value-type="string">
            <text:p>印尼</text:p>
          </table:table-cell>
          <table:table-cell table:style-name="ce41" table:formula="of:=[$EuropeEastAsian.F38]" office:value-type="float" office:value="1528" calcext:value-type="float">
            <text:p>1,528</text:p>
          </table:table-cell>
          <table:table-cell table:style-name="ce41" table:formula="of:=[$EuropeEastAsian.G38]" office:value-type="float" office:value="136" calcext:value-type="float">
            <text:p>136</text:p>
          </table:table-cell>
          <table:table-cell table:style-name="ce41" table:formula="of:=[$EuropeEastAsian.H38]" office:value-type="float" office:value="266911900" calcext:value-type="float">
            <text:p>266,911,900</text:p>
          </table:table-cell>
          <table:table-cell table:style-name="ce46" table:formula="of:=[.F38]*1000000/[.H38]" office:value-type="float" office:value="5.72473539021677" calcext:value-type="float">
            <text:p>5.72</text:p>
          </table:table-cell>
          <table:table-cell table:style-name="ce46" table:formula="of:=[.G38]*1000000/[.H38]" office:value-type="float" office:value="0.509531422165891" calcext:value-type="float">
            <text:p>0.5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48" calcext:value-type="float">
            <text:p>48</text:p>
          </table:table-cell>
          <table:table-cell table:style-name="ce370" office:value-type="string" calcext:value-type="string">
            <text:p>Singapore</text:p>
          </table:table-cell>
          <table:table-cell table:style-name="ce372" office:value-type="string" calcext:value-type="string">
            <text:p>新加玻</text:p>
          </table:table-cell>
          <table:table-cell table:style-name="ce41" table:formula="of:=[$EuropeEastAsian.F39]" office:value-type="float" office:value="879" calcext:value-type="float">
            <text:p>879</text:p>
          </table:table-cell>
          <table:table-cell table:style-name="ce41" table:formula="of:=[$EuropeEastAsian.G39]" office:value-type="float" office:value="3" calcext:value-type="float">
            <text:p>3</text:p>
          </table:table-cell>
          <table:table-cell table:style-name="ce41" table:formula="of:=[$EuropeEastAsian.H39]" office:value-type="float" office:value="5804337" calcext:value-type="float">
            <text:p>5,804,337</text:p>
          </table:table-cell>
          <table:table-cell table:style-name="ce46" table:formula="of:=[.F39]*1000000/[.H39]" office:value-type="float" office:value="151.438484705488" calcext:value-type="float">
            <text:p>151.44</text:p>
          </table:table-cell>
          <table:table-cell table:style-name="ce46" table:formula="of:=[.G39]*1000000/[.H39]" office:value-type="float" office:value="0.516854896605762" calcext:value-type="float">
            <text:p>0.5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371" office:value-type="string" calcext:value-type="string">
            <text:p>Hong Kong</text:p>
          </table:table-cell>
          <table:table-cell table:style-name="ce371" office:value-type="string" calcext:value-type="string">
            <text:p>香港</text:p>
          </table:table-cell>
          <table:table-cell table:style-name="ce41" table:formula="of:=[$EuropeEastAsian.F40]" office:value-type="float" office:value="682" calcext:value-type="float">
            <text:p>682</text:p>
          </table:table-cell>
          <table:table-cell table:style-name="ce41" table:formula="of:=[$EuropeEastAsian.G40]" office:value-type="float" office:value="4" calcext:value-type="float">
            <text:p>4</text:p>
          </table:table-cell>
          <table:table-cell table:style-name="ce41" table:formula="of:=[$EuropeEastAsian.H40]" office:value-type="float" office:value="7500700" calcext:value-type="float">
            <text:p>7,500,700</text:p>
          </table:table-cell>
          <table:table-cell table:style-name="ce46" table:formula="of:=[.F40]*1000000/[.H40]" office:value-type="float" office:value="90.9248470142787" calcext:value-type="float">
            <text:p>90.92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24" office:value-type="string" calcext:value-type="string">
            <text:p>Taiwan</text:p>
          </table:table-cell>
          <table:table-cell table:style-name="ce24" office:value-type="string" calcext:value-type="string">
            <text:p>台灣</text:p>
          </table:table-cell>
          <table:table-cell table:style-name="ce41" table:formula="of:=[$EuropeEastAsian.F41]" office:value-type="float" office:value="306" calcext:value-type="float">
            <text:p>306</text:p>
          </table:table-cell>
          <table:table-cell table:style-name="ce41" table:formula="of:=[$EuropeEastAsian.G41]" office:value-type="float" office:value="5" calcext:value-type="float">
            <text:p>5</text:p>
          </table:table-cell>
          <table:table-cell table:style-name="ce41" table:formula="of:=[$EuropeEastAsian.H41]" office:value-type="float" office:value="23773876" calcext:value-type="float">
            <text:p>23,773,876</text:p>
          </table:table-cell>
          <table:table-cell table:style-name="ce46" table:formula="of:=[.F41]*1000000/[.H41]" office:value-type="float" office:value="12.8712709698663" calcext:value-type="float">
            <text:p>12.87</text:p>
          </table:table-cell>
          <table:table-cell table:style-name="ce46" table:formula="of:=[.G41]*1000000/[.H41]" office:value-type="float" office:value="0.210314885128534" calcext:value-type="float">
            <text:p>0.2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5"/>
          <table:table-cell table:style-name="ce145"/>
          <table:table-cell table:style-name="ce33" table:number-columns-repeated="2"/>
          <table:table-cell table:style-name="ce42" table:number-columns-repeated="3"/>
          <table:table-cell table:style-name="ce47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總計</text:p>
          </table:table-cell>
          <table:table-cell table:style-name="ce146"/>
          <table:table-cell table:style-name="ce41" table:formula="of:=SUM([.F32:.F42])" office:value-type="float" office:value="102215" calcext:value-type="float">
            <text:p>102,215</text:p>
          </table:table-cell>
          <table:table-cell table:style-name="ce41" table:formula="of:=SUM([.G32:.G42])" office:value-type="float" office:value="3791" calcext:value-type="float">
            <text:p>3,791</text:p>
          </table:table-cell>
          <table:table-cell table:style-name="ce41" table:formula="of:=SUM([.H32:.H41])" office:value-type="float" office:value="2122775389" calcext:value-type="float">
            <text:p>2,122,775,389</text:p>
          </table:table-cell>
          <table:table-cell table:style-name="ce46" table:formula="of:=[.F43]*1000000/[.H43]" office:value-type="float" office:value="48.1515851981644" calcext:value-type="float">
            <text:p>48.15</text:p>
          </table:table-cell>
          <table:table-cell table:style-name="ce46" table:formula="of:=[.G43]*1000000/[.H43]" office:value-type="float" office:value="1.78586958358598" calcext:value-type="float">
            <text:p>1.7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7"/>
          <table:table-cell table:style-name="ce147" table:number-columns-repeated="3"/>
          <table:table-cell table:style-name="ce33" table:number-columns-repeated="3"/>
          <table:table-cell table:style-name="ce47" table:number-columns-repeated="2"/>
          <table:table-cell table:number-columns-repeated="54"/>
        </table:table-row>
        <table:table-row table:style-name="ro17" table:number-rows-repeated="2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4"/>
        </table:table-row>
        <table:table-row table:style-name="ro7">
          <table:table-cell table:style-name="ce8" table:number-columns-repeated="10"/>
          <table:table-cell table:number-columns-repeated="54"/>
        </table:table-row>
        <table:table-row table:style-name="ro2">
          <table:table-cell table:style-name="ce8"/>
          <table:table-cell table:style-name="ce108" office:value-type="string" calcext:value-type="string">
            <text:p>USA Top-10 total and East Asian Top-10 total comparison 美國前十位總計及東亞前十位總計比較</text:p>
          </table:table-cell>
          <table:table-cell table:style-name="ce148" table:number-columns-repeated="7"/>
          <table:table-cell table:style-name="ce289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131" office:value-type="string" calcext:value-type="string">
            <text:p>USA Top-10</text:p>
          </table:table-cell>
          <table:table-cell table:style-name="ce142" office:value-type="string" calcext:value-type="string">
            <text:p>East Asia 東亞</text:p>
          </table:table-cell>
          <table:table-cell table:style-name="ce19" table:number-columns-repeated="2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20]" office:value-type="float" office:value="965.258260141336" calcext:value-type="float">
            <text:p>965.26</text:p>
          </table:table-cell>
          <table:table-cell table:style-name="ce39" table:formula="of:=[.I43]" office:value-type="float" office:value="48.1515851981644" calcext:value-type="float">
            <text:p>48.15</text:p>
          </table:table-cell>
          <table:table-cell table:style-name="ce19"/>
          <table:table-cell table:style-name="ce205" table:formula="of:=[.F51]/[.G51]" office:value-type="float" office:value="20.0462405582056" calcext:value-type="float">
            <text:p>20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39" table:formula="of:=[.J20]" office:value-type="float" office:value="20.4918434293754" calcext:value-type="float">
            <text:p>20.49</text:p>
          </table:table-cell>
          <table:table-cell table:style-name="ce39" table:formula="of:=[.J43]" office:value-type="float" office:value="1.78586958358598" calcext:value-type="float">
            <text:p>1.79</text:p>
          </table:table-cell>
          <table:table-cell table:style-name="ce19" table:number-columns-repeated="2"/>
          <table:table-cell table:style-name="ce224" table:formula="of:=[.F52]/[.G52]" office:value-type="float" office:value="11.4744344255129" calcext:value-type="float">
            <text:p>1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49" table:number-columns-repeated="3"/>
          <table:table-cell table:style-name="ce190" table:number-columns-repeated="2"/>
          <table:table-cell table:style-name="ce149" table:number-columns-repeated="2"/>
          <table:table-cell table:style-name="ce290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 table:number-columns-repeated="7"/>
          <table:table-cell table:style-name="ce373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/>
          <table:table-cell table:style-name="ce141" office:value-type="string" calcext:value-type="string">
            <text:p><text:s/>10 times or more deaths 十倍或以上確診</text:p>
          </table:table-cell>
          <table:table-cell table:style-name="ce153"/>
          <table:table-cell table:style-name="ce8"/>
          <table:table-cell table:style-name="Default"/>
          <table:table-cell table:style-name="ce141" office:value-type="string" calcext:value-type="string">
            <text:p>10 times or more deaths 十倍或以上死亡</text:p>
          </table:table-cell>
          <table:table-cell table:style-name="ce153"/>
          <table:table-cell table:style-name="ce227"/>
          <table:table-cell table:number-columns-repeated="54"/>
        </table:table-row>
        <table:table-row table:style-name="ro2">
          <table:table-cell table:style-name="ce8"/>
          <table:table-cell table:style-name="ce368"/>
          <table:table-cell table:style-name="ce369" table:number-columns-repeated="7"/>
          <table:table-cell table:style-name="ce374"/>
          <table:table-cell table:number-columns-repeated="54"/>
        </table:table-row>
        <table:table-row table:style-name="ro2" table:number-rows-repeated="11">
          <table:table-cell table:style-name="ce8" table:number-columns-repeated="10"/>
          <table:table-cell table:number-columns-repeated="54"/>
        </table:table-row>
        <table:table-row table:style-name="ro2" table:number-rows-repeated="1047934">
          <table:table-cell table:number-columns-repeated="64"/>
        </table:table-row>
        <table:table-row table:style-name="ro8" table:number-rows-repeated="574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TopUSA_AsianRatio" table:style-name="ta1">
        <office:forms form:automatic-focus="false" form:apply-design-mode="false"/>
        <table:table-column table:style-name="co12" table:default-cell-style-name="Default"/>
        <table:table-column table:style-name="co33" table:default-cell-style-name="ce250"/>
        <table:table-column table:style-name="co34" table:default-cell-style-name="ce293"/>
        <table:table-column table:style-name="co26" table:default-cell-style-name="ce293"/>
        <table:table-column table:style-name="co35" table:number-columns-repeated="10" table:default-cell-style-name="ce507"/>
        <table:table-column table:style-name="co36" table:default-cell-style-name="Default"/>
        <table:table-column table:style-name="co11" table:number-columns-repeated="32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1" calcext:value-type="string">
            <text:p>2020-04-01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Top-10 USA and Top-10 East Asian countries <text:s/>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9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38">
          <table:table-cell/>
          <table:table-cell table:style-name="ce376" office:value-type="string" calcext:value-type="string">
            <text:p>Cases per million ratio </text:p>
            <text:p>每百萬確診倍數</text:p>
          </table:table-cell>
          <table:table-cell table:style-name="ce259"/>
          <table:table-cell table:style-name="ce379"/>
          <table:table-cell table:style-name="ce277" office:value-type="string" calcext:value-type="string">
            <text:p>中國大陸</text:p>
            <text:p>China</text:p>
          </table:table-cell>
          <table:table-cell table:style-name="ce277" office:value-type="string" calcext:value-type="string">
            <text:p>南韓</text:p>
            <text:p>South </text:p>
            <text:p>Korea</text:p>
          </table:table-cell>
          <table:table-cell table:style-name="ce277" office:value-type="string" calcext:value-type="string">
            <text:p>馬來西亞</text:p>
            <text:p>Malaysia</text:p>
          </table:table-cell>
          <table:table-cell table:style-name="ce277" office:value-type="string" calcext:value-type="string">
            <text:p>日本</text:p>
            <text:p>Japan</text:p>
          </table:table-cell>
          <table:table-cell table:style-name="ce277" office:value-type="string" calcext:value-type="string">
            <text:p>菲律賓</text:p>
            <text:p>Philippines</text:p>
          </table:table-cell>
          <table:table-cell table:style-name="ce277" office:value-type="string" calcext:value-type="string">
            <text:p>泰國</text:p>
            <text:p>Thailand</text:p>
          </table:table-cell>
          <table:table-cell table:style-name="ce277" office:value-type="string" calcext:value-type="string">
            <text:p>印尼</text:p>
            <text:p>Indonesia</text:p>
          </table:table-cell>
          <table:table-cell table:style-name="ce277" office:value-type="string" calcext:value-type="string">
            <text:p>新加玻</text:p>
            <text:p>Singapore</text:p>
          </table:table-cell>
          <table:table-cell table:style-name="ce277" office:value-type="string" calcext:value-type="string">
            <text:p>香港</text:p>
            <text:p>Hong Kong</text:p>
          </table:table-cell>
          <table:table-cell table:style-name="ce277" office:value-type="string" calcext:value-type="string">
            <text:p>台灣</text:p>
            <text:p>Taiwan</text:p>
          </table:table-cell>
          <table:table-cell table:style-name="ce401"/>
          <table:table-cell table:number-columns-repeated="32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8" table:formula="of:=[$EuropeEastAsian.I32]" office:value-type="float" office:value="56.8216815378104" calcext:value-type="float">
            <text:p>56.82</text:p>
          </table:table-cell>
          <table:table-cell table:style-name="ce278" table:formula="of:=[$EuropeEastAsian.I33]" office:value-type="float" office:value="188.598182757632" calcext:value-type="float">
            <text:p>188.60</text:p>
          </table:table-cell>
          <table:table-cell table:style-name="ce278" table:formula="of:=[$EuropeEastAsian.I34]" office:value-type="float" office:value="82.1914969860353" calcext:value-type="float">
            <text:p>82.19</text:p>
          </table:table-cell>
          <table:table-cell table:style-name="ce278" table:formula="of:=[$EuropeEastAsian.I35]" office:value-type="float" office:value="14.709093272607" calcext:value-type="float">
            <text:p>14.71</text:p>
          </table:table-cell>
          <table:table-cell table:style-name="ce278" table:formula="of:=[$EuropeEastAsian.I36]" office:value-type="float" office:value="14.2517805092318" calcext:value-type="float">
            <text:p>14.25</text:p>
          </table:table-cell>
          <table:table-cell table:style-name="ce278" table:formula="of:=[$EuropeEastAsian.I37]" office:value-type="float" office:value="24.8316120408803" calcext:value-type="float">
            <text:p>24.83</text:p>
          </table:table-cell>
          <table:table-cell table:style-name="ce278" table:formula="of:=[$EuropeEastAsian.I38]" office:value-type="float" office:value="5.72473539021677" calcext:value-type="float">
            <text:p>5.72</text:p>
          </table:table-cell>
          <table:table-cell table:style-name="ce278" table:formula="of:=[$EuropeEastAsian.I39]" office:value-type="float" office:value="151.438484705488" calcext:value-type="float">
            <text:p>151.44</text:p>
          </table:table-cell>
          <table:table-cell table:style-name="ce278" table:formula="of:=[$EuropeEastAsian.I40]" office:value-type="float" office:value="90.9248470142787" calcext:value-type="float">
            <text:p>90.92</text:p>
          </table:table-cell>
          <table:table-cell table:style-name="ce278" table:formula="of:=[$EuropeEastAsian.I41]" office:value-type="float" office:value="12.8712709698663" calcext:value-type="float">
            <text:p>12.87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9]" office:value-type="string" office:string-value="New York State" calcext:value-type="string">
            <text:p>New York State</text:p>
          </table:table-cell>
          <table:table-cell table:style-name="ce240" table:formula="of:=[$TopUSA_Asian.E9]" office:value-type="string" office:string-value="紐約州" calcext:value-type="string">
            <text:p>紐約州</text:p>
          </table:table-cell>
          <table:table-cell table:style-name="ce335" table:formula="of:=[$TopUSA_Asian.I9]" office:value-type="float" office:value="3852.70826151388" calcext:value-type="float">
            <text:p>3853</text:p>
          </table:table-cell>
          <table:table-cell table:formula="of:=[.$D7]/[.E$6]" office:value-type="float" office:value="67.803489042298" calcext:value-type="float">
            <text:p>68</text:p>
          </table:table-cell>
          <table:table-cell table:formula="of:=[.$D7]/[.F$6]" office:value-type="float" office:value="20.4281303519504" calcext:value-type="float">
            <text:p>20</text:p>
          </table:table-cell>
          <table:table-cell table:formula="of:=[.$D7]/[.G$6]" office:value-type="float" office:value="46.8747790561409" calcext:value-type="float">
            <text:p>47</text:p>
          </table:table-cell>
          <table:table-cell table:formula="of:=[.$D7]/[.H$6]" office:value-type="float" office:value="261.9269719833" calcext:value-type="float">
            <text:p>262</text:p>
          </table:table-cell>
          <table:table-cell table:formula="of:=[.$D7]/[.I$6]" office:value-type="float" office:value="270.331714624585" calcext:value-type="float">
            <text:p>270</text:p>
          </table:table-cell>
          <table:table-cell table:formula="of:=[.$D7]/[.J$6]" office:value-type="float" office:value="155.153368825639" calcext:value-type="float">
            <text:p>155</text:p>
          </table:table-cell>
          <table:table-cell table:formula="of:=[.$D7]/[.K$6]" office:value-type="float" office:value="672.993247530344" calcext:value-type="float">
            <text:p>673</text:p>
          </table:table-cell>
          <table:table-cell table:formula="of:=[.$D7]/[.L$6]" office:value-type="float" office:value="25.4407475682715" calcext:value-type="float">
            <text:p>25</text:p>
          </table:table-cell>
          <table:table-cell table:formula="of:=[.$D7]/[.M$6]" office:value-type="float" office:value="42.3724470045999" calcext:value-type="float">
            <text:p>42</text:p>
          </table:table-cell>
          <table:table-cell table:formula="of:=[.$D7]/[.N$6]" office:value-type="float" office:value="299.32617148172" calcext:value-type="float">
            <text:p>299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0]" office:value-type="string" office:string-value="New Jersey" calcext:value-type="string">
            <text:p>New Jersey</text:p>
          </table:table-cell>
          <table:table-cell table:style-name="ce240" table:formula="of:=[$TopUSA_Asian.E10]" office:value-type="string" office:string-value="新澤西州" calcext:value-type="string">
            <text:p>新澤西州</text:p>
          </table:table-cell>
          <table:table-cell table:style-name="ce311" table:formula="of:=[$TopUSA_Asian.I10]" office:value-type="float" office:value="2099.63306958022" calcext:value-type="float">
            <text:p>2100</text:p>
          </table:table-cell>
          <table:table-cell table:formula="of:=[.$D8]/[.E$6]" office:value-type="float" office:value="36.951266008963" calcext:value-type="float">
            <text:p>37</text:p>
          </table:table-cell>
          <table:table-cell table:formula="of:=[.$D8]/[.F$6]" office:value-type="float" office:value="11.1328382855017" calcext:value-type="float">
            <text:p>11</text:p>
          </table:table-cell>
          <table:table-cell table:formula="of:=[.$D8]/[.G$6]" office:value-type="float" office:value="25.5456238975299" calcext:value-type="float">
            <text:p>26</text:p>
          </table:table-cell>
          <table:table-cell table:formula="of:=[.$D8]/[.H$6]" office:value-type="float" office:value="142.74388167015" calcext:value-type="float">
            <text:p>143</text:p>
          </table:table-cell>
          <table:table-cell table:formula="of:=[.$D8]/[.I$6]" office:value-type="float" office:value="147.324263674995" calcext:value-type="float">
            <text:p>147</text:p>
          </table:table-cell>
          <table:table-cell table:formula="of:=[.$D8]/[.J$6]" office:value-type="float" office:value="84.5548434843293" calcext:value-type="float">
            <text:p>85</text:p>
          </table:table-cell>
          <table:table-cell table:formula="of:=[.$D8]/[.K$6]" office:value-type="float" office:value="366.765086324927" calcext:value-type="float">
            <text:p>367</text:p>
          </table:table-cell>
          <table:table-cell table:formula="of:=[.$D8]/[.L$6]" office:value-type="float" office:value="13.8645937567554" calcext:value-type="float">
            <text:p>14</text:p>
          </table:table-cell>
          <table:table-cell table:formula="of:=[.$D8]/[.M$6]" office:value-type="float" office:value="23.0919615322586" calcext:value-type="float">
            <text:p>23</text:p>
          </table:table-cell>
          <table:table-cell table:formula="of:=[.$D8]/[.N$6]" office:value-type="float" office:value="163.125543273528" calcext:value-type="float">
            <text:p>163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1]" office:value-type="string" office:string-value="Michigan" calcext:value-type="string">
            <text:p>Michigan</text:p>
          </table:table-cell>
          <table:table-cell table:style-name="ce240" table:formula="of:=[$TopUSA_Asian.E11]" office:value-type="string" office:string-value="密芝根州" calcext:value-type="string">
            <text:p>密芝根州</text:p>
          </table:table-cell>
          <table:table-cell table:style-name="ce311" table:formula="of:=[$TopUSA_Asian.I11]" office:value-type="float" office:value="942.773906676696" calcext:value-type="float">
            <text:p>943</text:p>
          </table:table-cell>
          <table:table-cell table:formula="of:=[.$D9]/[.E$6]" office:value-type="float" office:value="16.5917987845775" calcext:value-type="float">
            <text:p>17</text:p>
          </table:table-cell>
          <table:table-cell table:formula="of:=[.$D9]/[.F$6]" office:value-type="float" office:value="4.9988493679616" calcext:value-type="float">
            <text:p>5</text:p>
          </table:table-cell>
          <table:table-cell table:formula="of:=[.$D9]/[.G$6]" office:value-type="float" office:value="11.4704554759098" calcext:value-type="float">
            <text:p>11</text:p>
          </table:table-cell>
          <table:table-cell table:formula="of:=[.$D9]/[.H$6]" office:value-type="float" office:value="64.0946310696418" calcext:value-type="float">
            <text:p>64</text:p>
          </table:table-cell>
          <table:table-cell table:formula="of:=[.$D9]/[.I$6]" office:value-type="float" office:value="66.1513069237911" calcext:value-type="float">
            <text:p>66</text:p>
          </table:table-cell>
          <table:table-cell table:formula="of:=[.$D9]/[.J$6]" office:value-type="float" office:value="37.9666815478837" calcext:value-type="float">
            <text:p>38</text:p>
          </table:table-cell>
          <table:table-cell table:formula="of:=[.$D9]/[.K$6]" office:value-type="float" office:value="164.684276637107" calcext:value-type="float">
            <text:p>165</text:p>
          </table:table-cell>
          <table:table-cell table:formula="of:=[.$D9]/[.L$6]" office:value-type="float" office:value="6.22545787162468" calcext:value-type="float">
            <text:p>6</text:p>
          </table:table-cell>
          <table:table-cell table:formula="of:=[.$D9]/[.M$6]" office:value-type="float" office:value="10.368715897082" calcext:value-type="float">
            <text:p>10</text:p>
          </table:table-cell>
          <table:table-cell table:formula="of:=[.$D9]/[.N$6]" office:value-type="float" office:value="73.2463723966253" calcext:value-type="float">
            <text:p>73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2]" office:value-type="string" office:string-value="California" calcext:value-type="string">
            <text:p>California</text:p>
          </table:table-cell>
          <table:table-cell table:style-name="ce240" table:formula="of:=[$TopUSA_Asian.E12]" office:value-type="string" office:string-value="加利福尼亞州" calcext:value-type="string">
            <text:p>加利福尼亞州</text:p>
          </table:table-cell>
          <table:table-cell table:style-name="ce311" table:formula="of:=[$TopUSA_Asian.I12]" office:value-type="float" office:value="201.397843663636" calcext:value-type="float">
            <text:p>201</text:p>
          </table:table-cell>
          <table:table-cell table:formula="of:=[.$D10]/[.E$6]" office:value-type="float" office:value="3.54438373193199" calcext:value-type="float">
            <text:p>4</text:p>
          </table:table-cell>
          <table:table-cell table:formula="of:=[.$D10]/[.F$6]" office:value-type="float" office:value="1.06786736074998" calcext:value-type="float">
            <text:p>1</text:p>
          </table:table-cell>
          <table:table-cell table:formula="of:=[.$D10]/[.G$6]" office:value-type="float" office:value="2.45034889312034" calcext:value-type="float">
            <text:p>2</text:p>
          </table:table-cell>
          <table:table-cell table:formula="of:=[.$D10]/[.H$6]" office:value-type="float" office:value="13.6920638091746" calcext:value-type="float">
            <text:p>14</text:p>
          </table:table-cell>
          <table:table-cell table:formula="of:=[.$D10]/[.I$6]" office:value-type="float" office:value="14.1314163190471" calcext:value-type="float">
            <text:p>14</text:p>
          </table:table-cell>
          <table:table-cell table:formula="of:=[.$D10]/[.J$6]" office:value-type="float" office:value="8.11054245419405" calcext:value-type="float">
            <text:p>8</text:p>
          </table:table-cell>
          <table:table-cell table:formula="of:=[.$D10]/[.K$6]" office:value-type="float" office:value="35.1802886833533" calcext:value-type="float">
            <text:p>35</text:p>
          </table:table-cell>
          <table:table-cell table:formula="of:=[.$D10]/[.L$6]" office:value-type="float" office:value="1.3298986981764" calcext:value-type="float">
            <text:p>1</text:p>
          </table:table-cell>
          <table:table-cell table:formula="of:=[.$D10]/[.M$6]" office:value-type="float" office:value="2.21499238411705" calcext:value-type="float">
            <text:p>2</text:p>
          </table:table-cell>
          <table:table-cell table:formula="of:=[.$D10]/[.N$6]" office:value-type="float" office:value="15.6470828821133" calcext:value-type="float">
            <text:p>16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3]" office:value-type="string" office:string-value="Florida" calcext:value-type="string">
            <text:p>Florida</text:p>
          </table:table-cell>
          <table:table-cell table:style-name="ce240" table:formula="of:=[$TopUSA_Asian.E13]" office:value-type="string" office:string-value="佛羅里達州" calcext:value-type="string">
            <text:p>佛羅里達州</text:p>
          </table:table-cell>
          <table:table-cell table:style-name="ce311" table:formula="of:=[$TopUSA_Asian.I13]" office:value-type="float" office:value="380.590795821106" calcext:value-type="float">
            <text:p>381</text:p>
          </table:table-cell>
          <table:table-cell table:formula="of:=[.$D11]/[.E$6]" office:value-type="float" office:value="6.69798544359959" calcext:value-type="float">
            <text:p>7</text:p>
          </table:table-cell>
          <table:table-cell table:formula="of:=[.$D11]/[.F$6]" office:value-type="float" office:value="2.01799821321822" calcext:value-type="float">
            <text:p>2</text:p>
          </table:table-cell>
          <table:table-cell table:formula="of:=[.$D11]/[.G$6]" office:value-type="float" office:value="4.63053733996073" calcext:value-type="float">
            <text:p>5</text:p>
          </table:table-cell>
          <table:table-cell table:formula="of:=[.$D11]/[.H$6]" office:value-type="float" office:value="25.8745246064818" calcext:value-type="float">
            <text:p>26</text:p>
          </table:table-cell>
          <table:table-cell table:formula="of:=[.$D11]/[.I$6]" office:value-type="float" office:value="26.7047893120844" calcext:value-type="float">
            <text:p>27</text:p>
          </table:table-cell>
          <table:table-cell table:formula="of:=[.$D11]/[.J$6]" office:value-type="float" office:value="15.3268662217555" calcext:value-type="float">
            <text:p>15</text:p>
          </table:table-cell>
          <table:table-cell table:formula="of:=[.$D11]/[.K$6]" office:value-type="float" office:value="66.4818144208923" calcext:value-type="float">
            <text:p>66</text:p>
          </table:table-cell>
          <table:table-cell table:formula="of:=[.$D11]/[.L$6]" office:value-type="float" office:value="2.51317091927633" calcext:value-type="float">
            <text:p>3</text:p>
          </table:table-cell>
          <table:table-cell table:formula="of:=[.$D11]/[.M$6]" office:value-type="float" office:value="4.18577328770582" calcext:value-type="float">
            <text:p>4</text:p>
          </table:table-cell>
          <table:table-cell table:formula="of:=[.$D11]/[.N$6]" office:value-type="float" office:value="29.5690143352689" calcext:value-type="float">
            <text:p>30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4]" office:value-type="string" office:string-value="Massachusetts" calcext:value-type="string">
            <text:p>Massachusetts</text:p>
          </table:table-cell>
          <table:table-cell table:style-name="ce240" table:formula="of:=[$TopUSA_Asian.E14]" office:value-type="string" office:string-value="麻省" calcext:value-type="string">
            <text:p>麻省</text:p>
          </table:table-cell>
          <table:table-cell table:style-name="ce311" table:formula="of:=[$TopUSA_Asian.I14]" office:value-type="float" office:value="1040.92319448293" calcext:value-type="float">
            <text:p>1041</text:p>
          </table:table-cell>
          <table:table-cell table:formula="of:=[.$D12]/[.E$6]" office:value-type="float" office:value="18.3191198555128" calcext:value-type="float">
            <text:p>18</text:p>
          </table:table-cell>
          <table:table-cell table:formula="of:=[.$D12]/[.F$6]" office:value-type="float" office:value="5.51926417987081" calcext:value-type="float">
            <text:p>6</text:p>
          </table:table-cell>
          <table:table-cell table:formula="of:=[.$D12]/[.G$6]" office:value-type="float" office:value="12.664609268034" calcext:value-type="float">
            <text:p>13</text:p>
          </table:table-cell>
          <table:table-cell table:formula="of:=[.$D12]/[.H$6]" office:value-type="float" office:value="70.7673257073879" calcext:value-type="float">
            <text:p>71</text:p>
          </table:table-cell>
          <table:table-cell table:formula="of:=[.$D12]/[.I$6]" office:value-type="float" office:value="73.0381157504254" calcext:value-type="float">
            <text:p>73</text:p>
          </table:table-cell>
          <table:table-cell table:formula="of:=[.$D12]/[.J$6]" office:value-type="float" office:value="41.919275831519" calcext:value-type="float">
            <text:p>42</text:p>
          </table:table-cell>
          <table:table-cell table:formula="of:=[.$D12]/[.K$6]" office:value-type="float" office:value="181.829049472191" calcext:value-type="float">
            <text:p>182</text:p>
          </table:table-cell>
          <table:table-cell table:formula="of:=[.$D12]/[.L$6]" office:value-type="float" office:value="6.87357111705968" calcext:value-type="float">
            <text:p>7</text:p>
          </table:table-cell>
          <table:table-cell table:formula="of:=[.$D12]/[.M$6]" office:value-type="float" office:value="11.4481709748652" calcext:value-type="float">
            <text:p>11</text:p>
          </table:table-cell>
          <table:table-cell table:formula="of:=[.$D12]/[.N$6]" office:value-type="float" office:value="80.8718266377811" calcext:value-type="float">
            <text:p>81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5]" office:value-type="string" office:string-value="Illinois" calcext:value-type="string">
            <text:p>Illinois</text:p>
          </table:table-cell>
          <table:table-cell table:style-name="ce240" table:formula="of:=[$TopUSA_Asian.E15]" office:value-type="string" office:string-value="伊利諾州" calcext:value-type="string">
            <text:p>伊利諾州</text:p>
          </table:table-cell>
          <table:table-cell table:style-name="ce311" table:formula="of:=[$TopUSA_Asian.I15]" office:value-type="float" office:value="393.750296102328" calcext:value-type="float">
            <text:p>394</text:p>
          </table:table-cell>
          <table:table-cell table:formula="of:=[.$D13]/[.E$6]" office:value-type="float" office:value="6.92957838356681" calcext:value-type="float">
            <text:p>7</text:p>
          </table:table-cell>
          <table:table-cell table:formula="of:=[.$D13]/[.F$6]" office:value-type="float" office:value="2.08777354237998" calcext:value-type="float">
            <text:p>2</text:p>
          </table:table-cell>
          <table:table-cell table:formula="of:=[.$D13]/[.G$6]" office:value-type="float" office:value="4.79064514628841" calcext:value-type="float">
            <text:p>5</text:p>
          </table:table-cell>
          <table:table-cell table:formula="of:=[.$D13]/[.H$6]" office:value-type="float" office:value="26.7691752853057" calcext:value-type="float">
            <text:p>27</text:p>
          </table:table-cell>
          <table:table-cell table:formula="of:=[.$D13]/[.I$6]" office:value-type="float" office:value="27.6281476442379" calcext:value-type="float">
            <text:p>28</text:p>
          </table:table-cell>
          <table:table-cell table:formula="of:=[.$D13]/[.J$6]" office:value-type="float" office:value="15.8568157175659" calcext:value-type="float">
            <text:p>16</text:p>
          </table:table-cell>
          <table:table-cell table:formula="of:=[.$D13]/[.K$6]" office:value-type="float" office:value="68.7805233365413" calcext:value-type="float">
            <text:p>69</text:p>
          </table:table-cell>
          <table:table-cell table:formula="of:=[.$D13]/[.L$6]" office:value-type="float" office:value="2.60006759093026" calcext:value-type="float">
            <text:p>3</text:p>
          </table:table-cell>
          <table:table-cell table:formula="of:=[.$D13]/[.M$6]" office:value-type="float" office:value="4.33050270670782" calcext:value-type="float">
            <text:p>4</text:p>
          </table:table-cell>
          <table:table-cell table:formula="of:=[.$D13]/[.N$6]" office:value-type="float" office:value="30.5914075637256" calcext:value-type="float">
            <text:p>31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6]" office:value-type="string" office:string-value="Washington" calcext:value-type="string">
            <text:p>Washington</text:p>
          </table:table-cell>
          <table:table-cell table:style-name="ce240" table:formula="of:=[$TopUSA_Asian.E16]" office:value-type="string" office:string-value="華盛頓州" calcext:value-type="string">
            <text:p>華盛頓州</text:p>
          </table:table-cell>
          <table:table-cell table:style-name="ce311" table:formula="of:=[$TopUSA_Asian.I16]" office:value-type="float" office:value="472.55784738938" calcext:value-type="float">
            <text:p>473</text:p>
          </table:table-cell>
          <table:table-cell table:formula="of:=[.$D14]/[.E$6]" office:value-type="float" office:value="8.31650585833031" calcext:value-type="float">
            <text:p>8</text:p>
          </table:table-cell>
          <table:table-cell table:formula="of:=[.$D14]/[.F$6]" office:value-type="float" office:value="2.50563308977725" calcext:value-type="float">
            <text:p>3</text:p>
          </table:table-cell>
          <table:table-cell table:formula="of:=[.$D14]/[.G$6]" office:value-type="float" office:value="5.74947366477179" calcext:value-type="float">
            <text:p>6</text:p>
          </table:table-cell>
          <table:table-cell table:formula="of:=[.$D14]/[.H$6]" office:value-type="float" office:value="32.1269189494795" calcext:value-type="float">
            <text:p>32</text:p>
          </table:table-cell>
          <table:table-cell table:formula="of:=[.$D14]/[.I$6]" office:value-type="float" office:value="33.1578112000303" calcext:value-type="float">
            <text:p>33</text:p>
          </table:table-cell>
          <table:table-cell table:formula="of:=[.$D14]/[.J$6]" office:value-type="float" office:value="19.030494138335" calcext:value-type="float">
            <text:p>19</text:p>
          </table:table-cell>
          <table:table-cell table:formula="of:=[.$D14]/[.K$6]" office:value-type="float" office:value="82.5466707503989" calcext:value-type="float">
            <text:p>83</text:p>
          </table:table-cell>
          <table:table-cell table:formula="of:=[.$D14]/[.L$6]" office:value-type="float" office:value="3.12046074885385" calcext:value-type="float">
            <text:p>3</text:p>
          </table:table-cell>
          <table:table-cell table:formula="of:=[.$D14]/[.M$6]" office:value-type="float" office:value="5.19723555119285" calcext:value-type="float">
            <text:p>5</text:p>
          </table:table-cell>
          <table:table-cell table:formula="of:=[.$D14]/[.N$6]" office:value-type="float" office:value="36.7141557734054" calcext:value-type="float">
            <text:p>37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7]" office:value-type="string" office:string-value="Louisiana" calcext:value-type="string">
            <text:p>Louisiana</text:p>
          </table:table-cell>
          <table:table-cell table:style-name="ce240" table:formula="of:=[$TopUSA_Asian.E17]" office:value-type="string" office:string-value="路易斯安那州" calcext:value-type="string">
            <text:p>路易斯安那州</text:p>
          </table:table-cell>
          <table:table-cell table:style-name="ce311" table:formula="of:=[$TopUSA_Asian.I17]" office:value-type="float" office:value="584.806292546975" calcext:value-type="float">
            <text:p>585</text:p>
          </table:table-cell>
          <table:table-cell table:formula="of:=[.$D15]/[.E$6]" office:value-type="float" office:value="10.291956815073" calcext:value-type="float">
            <text:p>10</text:p>
          </table:table-cell>
          <table:table-cell table:formula="of:=[.$D15]/[.F$6]" office:value-type="float" office:value="3.1008055538823" calcext:value-type="float">
            <text:p>3</text:p>
          </table:table-cell>
          <table:table-cell table:formula="of:=[.$D15]/[.G$6]" office:value-type="float" office:value="7.11516779705735" calcext:value-type="float">
            <text:p>7</text:p>
          </table:table-cell>
          <table:table-cell table:formula="of:=[.$D15]/[.H$6]" office:value-type="float" office:value="39.7581469985012" calcext:value-type="float">
            <text:p>40</text:p>
          </table:table-cell>
          <table:table-cell table:formula="of:=[.$D15]/[.I$6]" office:value-type="float" office:value="41.0339109676969" calcext:value-type="float">
            <text:p>41</text:p>
          </table:table-cell>
          <table:table-cell table:formula="of:=[.$D15]/[.J$6]" office:value-type="float" office:value="23.5508790804322" calcext:value-type="float">
            <text:p>24</text:p>
          </table:table-cell>
          <table:table-cell table:formula="of:=[.$D15]/[.K$6]" office:value-type="float" office:value="102.154292327008" calcext:value-type="float">
            <text:p>102</text:p>
          </table:table-cell>
          <table:table-cell table:formula="of:=[.$D15]/[.L$6]" office:value-type="float" office:value="3.86167554227899" calcext:value-type="float">
            <text:p>4</text:p>
          </table:table-cell>
          <table:table-cell table:formula="of:=[.$D15]/[.M$6]" office:value-type="float" office:value="6.43175448461451" calcext:value-type="float">
            <text:p>6</text:p>
          </table:table-cell>
          <table:table-cell table:formula="of:=[.$D15]/[.N$6]" office:value-type="float" office:value="45.4350074608873" calcext:value-type="float">
            <text:p>45</text:p>
          </table:table-cell>
          <table:table-cell table:number-columns-repeated="33"/>
        </table:table-row>
        <table:table-row table:style-name="ro2">
          <table:table-cell/>
          <table:table-cell table:style-name="ce313" table:formula="of:=[$TopUSA_Asian.D18]" office:value-type="string" office:string-value="Pennsylvania" calcext:value-type="string">
            <text:p>Pennsylvania</text:p>
          </table:table-cell>
          <table:table-cell table:style-name="ce313" table:formula="of:=[$TopUSA_Asian.E18]" office:value-type="string" office:string-value="賓夕凡尼亞州" calcext:value-type="string">
            <text:p>賓夕凡尼亞州</text:p>
          </table:table-cell>
          <table:table-cell table:style-name="ce312" table:formula="of:=[$TopUSA_Asian.I18]" office:value-type="float" office:value="378.964563644176" calcext:value-type="float">
            <text:p>379</text:p>
          </table:table-cell>
          <table:table-cell table:formula="of:=[.$D16]/[.E$6]" office:value-type="float" office:value="6.66936552013168" calcext:value-type="float">
            <text:p>7</text:p>
          </table:table-cell>
          <table:table-cell table:formula="of:=[.$D16]/[.F$6]" office:value-type="float" office:value="2.00937547808286" calcext:value-type="float">
            <text:p>2</text:p>
          </table:table-cell>
          <table:table-cell table:formula="of:=[.$D16]/[.G$6]" office:value-type="float" office:value="4.61075144681406" calcext:value-type="float">
            <text:p>5</text:p>
          </table:table-cell>
          <table:table-cell table:formula="of:=[.$D16]/[.H$6]" office:value-type="float" office:value="25.7639649583247" calcext:value-type="float">
            <text:p>26</text:p>
          </table:table-cell>
          <table:table-cell table:formula="of:=[.$D16]/[.I$6]" office:value-type="float" office:value="26.5906820132892" calcext:value-type="float">
            <text:p>27</text:p>
          </table:table-cell>
          <table:table-cell table:formula="of:=[.$D16]/[.J$6]" office:value-type="float" office:value="15.2613758228941" calcext:value-type="float">
            <text:p>15</text:p>
          </table:table-cell>
          <table:table-cell table:formula="of:=[.$D16]/[.K$6]" office:value-type="float" office:value="66.1977432689384" calcext:value-type="float">
            <text:p>66</text:p>
          </table:table-cell>
          <table:table-cell table:formula="of:=[.$D16]/[.L$6]" office:value-type="float" office:value="2.50243235318401" calcext:value-type="float">
            <text:p>3</text:p>
          </table:table-cell>
          <table:table-cell table:formula="of:=[.$D16]/[.M$6]" office:value-type="float" office:value="4.16788783361564" calcext:value-type="float">
            <text:p>4</text:p>
          </table:table-cell>
          <table:table-cell table:formula="of:=[.$D16]/[.N$6]" office:value-type="float" office:value="29.4426684459828" calcext:value-type="float">
            <text:p>29</text:p>
          </table:table-cell>
          <table:table-cell table:number-columns-repeated="33"/>
        </table:table-row>
        <table:table-row table:style-name="ro24">
          <table:table-cell table:number-columns-repeated="4"/>
          <table:table-cell table:style-name="ce293" table:number-columns-repeated="9"/>
          <table:table-cell table:style-name="ce339"/>
          <table:table-cell table:number-columns-repeated="30"/>
          <table:table-cell table:style-name="ce327"/>
          <table:table-cell table:number-columns-repeated="2"/>
        </table:table-row>
        <table:table-row table:style-name="ro29">
          <table:table-cell table:number-columns-repeated="4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7:.N16];&quot;&gt;=&quot; &amp; 10) - COUNTIF([.E7:.N16];&quot;&gt;&quot; &amp; 100)" office:value-type="float" office:value="54" calcext:value-type="float">
            <text:p>54</text:p>
          </table:table-cell>
          <table:table-cell table:number-columns-repeated="30"/>
          <table:table-cell table:style-name="ce327" table:number-columns-repeated="3"/>
        </table:table-row>
        <table:table-row table:style-name="ro29">
          <table:table-cell table:number-columns-repeated="4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7:.N16];&quot;&gt;=&quot; &amp; 100) - COUNTIF([.E7:.N16];&quot;&gt;&quot; &amp; 500)" office:value-type="float" office:value="11" calcext:value-type="float">
            <text:p>11</text:p>
          </table:table-cell>
          <table:table-cell table:number-columns-repeated="33"/>
        </table:table-row>
        <table:table-row table:style-name="ro29">
          <table:table-cell table:number-columns-repeated="4"/>
          <table:table-cell table:style-name="Times500" office:value-type="string" calcext:value-type="string">
            <text:p><text:s/>500 times or more cases 五百倍或以上確診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7:.N16];&quot;&gt;=&quot; &amp; 500) - COUNTIF([.E7:.N16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29" table:visibility="collapse">
          <table:table-cell table:number-columns-repeated="4"/>
          <table:table-cell table:style-name="Times1000" office:value-type="string" calcext:value-type="string">
            <text:p><text:s/>1000 times or more cases 一千倍或以上確診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7:.N16];&quot;&gt;&quot; &amp; 1000)" office:value-type="float" office:value="0" calcext:value-type="float">
            <text:p>0</text:p>
          </table:table-cell>
          <table:table-cell table:style-name="ce380"/>
          <table:table-cell table:number-columns-repeated="32"/>
        </table:table-row>
        <table:table-row table:style-name="ro24">
          <table:table-cell/>
          <table:table-cell table:style-name="ce235"/>
          <table:table-cell table:style-name="ce261" table:number-columns-repeated="2"/>
          <table:table-cell table:style-name="ce388"/>
          <table:table-cell table:style-name="ce393"/>
          <table:table-cell table:style-name="ce388"/>
          <table:table-cell table:style-name="ce393" table:number-columns-repeated="6"/>
          <table:table-cell table:style-name="ce399"/>
          <table:table-cell table:style-name="ce380"/>
          <table:table-cell table:number-columns-repeated="32"/>
        </table:table-row>
        <table:table-row table:style-name="ro24">
          <table:table-cell/>
          <table:table-cell table:style-name="Default" table:number-columns-repeated="2"/>
          <table:table-cell table:style-name="ce380"/>
          <table:table-cell table:style-name="ce389"/>
          <table:table-cell table:style-name="ce394"/>
          <table:table-cell table:style-name="ce389"/>
          <table:table-cell table:style-name="ce394" table:number-columns-repeated="7"/>
          <table:table-cell table:style-name="ce380"/>
          <table:table-cell table:number-columns-repeated="32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1" calcext:value-type="string">
            <text:p>2020-04-01</text:p>
          </table:table-cell>
          <table:table-cell table:style-name="ce263"/>
          <table:table-cell table:number-columns-repeated="33"/>
        </table:table-row>
        <table:table-row table:style-name="ro26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Top-10 USA and Top-10 East Asian countries <text:s/>前十位美國地區及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9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39">
          <table:table-cell/>
          <table:table-cell table:style-name="ce376" office:value-type="string" calcext:value-type="string">
            <text:p>Deaths per million ratio </text:p>
            <text:p>每百萬死亡倍數</text:p>
          </table:table-cell>
          <table:table-cell table:style-name="ce259"/>
          <table:table-cell table:style-name="ce263"/>
          <table:table-cell table:style-name="ce277" office:value-type="string" calcext:value-type="string">
            <text:p>中國大陸</text:p>
            <text:p>China</text:p>
          </table:table-cell>
          <table:table-cell table:style-name="ce395" office:value-type="string" calcext:value-type="string">
            <text:p>南韓</text:p>
            <text:p>South </text:p>
            <text:p>Korea</text:p>
          </table:table-cell>
          <table:table-cell table:style-name="ce396" office:value-type="string" calcext:value-type="string">
            <text:p>馬來西亞</text:p>
            <text:p>Malaysia</text:p>
          </table:table-cell>
          <table:table-cell table:style-name="ce396" office:value-type="string" calcext:value-type="string">
            <text:p>日本</text:p>
            <text:p>Japan</text:p>
          </table:table-cell>
          <table:table-cell table:style-name="ce396" office:value-type="string" calcext:value-type="string">
            <text:p>菲律賓</text:p>
            <text:p>Philippines</text:p>
          </table:table-cell>
          <table:table-cell table:style-name="ce396" office:value-type="string" calcext:value-type="string">
            <text:p>泰國</text:p>
            <text:p>Thailand</text:p>
          </table:table-cell>
          <table:table-cell table:style-name="ce396" office:value-type="string" calcext:value-type="string">
            <text:p>印尼</text:p>
            <text:p>Indonesia</text:p>
          </table:table-cell>
          <table:table-cell table:style-name="ce396" office:value-type="string" calcext:value-type="string">
            <text:p>新加玻</text:p>
            <text:p>Singapore</text:p>
          </table:table-cell>
          <table:table-cell table:style-name="ce396" office:value-type="string" calcext:value-type="string">
            <text:p>香港</text:p>
            <text:p>Hong Kong</text:p>
          </table:table-cell>
          <table:table-cell table:style-name="ce400" office:value-type="string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8" table:formula="of:=[$EuropeEastAsian.J32]" office:value-type="float" office:value="2.30439224009974" calcext:value-type="float">
            <text:p>2.30</text:p>
          </table:table-cell>
          <table:table-cell table:style-name="ce278" table:formula="of:=[$EuropeEastAsian.J33]" office:value-type="float" office:value="3.08441288435006" calcext:value-type="float">
            <text:p>3.08</text:p>
          </table:table-cell>
          <table:table-cell table:style-name="ce278" table:formula="of:=[$EuropeEastAsian.J34]" office:value-type="float" office:value="1.15806755083142" calcext:value-type="float">
            <text:p>1.16</text:p>
          </table:table-cell>
          <table:table-cell table:style-name="ce278" table:formula="of:=[$EuropeEastAsian.J35]" office:value-type="float" office:value="0.425665078628499" calcext:value-type="float">
            <text:p>0.43</text:p>
          </table:table-cell>
          <table:table-cell table:style-name="ce278" table:formula="of:=[$EuropeEastAsian.J36]" office:value-type="float" office:value="0.719041966183751" calcext:value-type="float">
            <text:p>0.72</text:p>
          </table:table-cell>
          <table:table-cell table:style-name="ce278" table:formula="of:=[$EuropeEastAsian.J37]" office:value-type="float" office:value="0.180484157777446" calcext:value-type="float">
            <text:p>0.18</text:p>
          </table:table-cell>
          <table:table-cell table:style-name="ce278" table:formula="of:=[$EuropeEastAsian.J38]" office:value-type="float" office:value="0.509531422165891" calcext:value-type="float">
            <text:p>0.51</text:p>
          </table:table-cell>
          <table:table-cell table:style-name="ce278" table:formula="of:=[$EuropeEastAsian.J39]" office:value-type="float" office:value="0.516854896605762" calcext:value-type="float">
            <text:p>0.52</text:p>
          </table:table-cell>
          <table:table-cell table:style-name="ce278" table:formula="of:=[$EuropeEastAsian.J40]" office:value-type="float" office:value="0.533283560201048" calcext:value-type="float">
            <text:p>0.53</text:p>
          </table:table-cell>
          <table:table-cell table:style-name="ce278" table:formula="of:=[$EuropeEastAsian.J41]" office:value-type="float" office:value="0.210314885128534" calcext:value-type="float">
            <text:p>0.21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9]" office:value-type="string" office:string-value="New York State" calcext:value-type="string">
            <text:p>New York State</text:p>
          </table:table-cell>
          <table:table-cell table:style-name="ce311" table:formula="of:=[$TopUSA_Asian.E9]" office:value-type="string" office:string-value="紐約州" calcext:value-type="string">
            <text:p>紐約州</text:p>
          </table:table-cell>
          <table:table-cell table:style-name="ce381" table:formula="of:=[$TopUSA_Asian.J9]" office:value-type="float" office:value="78.7874900105087" calcext:value-type="float">
            <text:p>78.79</text:p>
          </table:table-cell>
          <table:table-cell table:style-name="ce510" table:formula="of:=[.$D31]/[.E$30]" office:value-type="float" office:value="34.1901385708097" calcext:value-type="float">
            <text:p>34</text:p>
          </table:table-cell>
          <table:table-cell table:style-name="ce510" table:formula="of:=[.$D31]/[.F$30]" office:value-type="float" office:value="25.543755964147" calcext:value-type="float">
            <text:p>26</text:p>
          </table:table-cell>
          <table:table-cell table:style-name="ce510" table:formula="of:=[.$D31]/[.G$30]" office:value-type="float" office:value="68.0335874655536" calcext:value-type="float">
            <text:p>68</text:p>
          </table:table-cell>
          <table:table-cell table:style-name="ce510" table:formula="of:=[.$D31]/[.H$30]" office:value-type="float" office:value="185.092679588289" calcext:value-type="float">
            <text:p>185</text:p>
          </table:table-cell>
          <table:table-cell table:style-name="ce510" table:formula="of:=[.$D31]/[.I$30]" office:value-type="float" office:value="109.572867392798" calcext:value-type="float">
            <text:p>110</text:p>
          </table:table-cell>
          <table:table-cell table:style-name="ce510" table:formula="of:=[.$D31]/[.J$30]" office:value-type="float" office:value="436.53410349545" calcext:value-type="float">
            <text:p>437</text:p>
          </table:table-cell>
          <table:table-cell table:style-name="ce510" table:formula="of:=[.$D31]/[.K$30]" office:value-type="float" office:value="154.627343050999" calcext:value-type="float">
            <text:p>155</text:p>
          </table:table-cell>
          <table:table-cell table:style-name="ce510" table:formula="of:=[.$D31]/[.L$30]" office:value-type="float" office:value="152.436381135042" calcext:value-type="float">
            <text:p>152</text:p>
          </table:table-cell>
          <table:table-cell table:style-name="ce510" table:formula="of:=[.$D31]/[.M$30]" office:value-type="float" office:value="147.740331580456" calcext:value-type="float">
            <text:p>148</text:p>
          </table:table-cell>
          <table:table-cell table:style-name="ce510" table:formula="of:=[.$D31]/[.N$30]" office:value-type="float" office:value="374.616803572215" calcext:value-type="float">
            <text:p>375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0]" office:value-type="string" office:string-value="New Jersey" calcext:value-type="string">
            <text:p>New Jersey</text:p>
          </table:table-cell>
          <table:table-cell table:style-name="ce311" table:formula="of:=[$TopUSA_Asian.E10]" office:value-type="string" office:string-value="新澤西州" calcext:value-type="string">
            <text:p>新澤西州</text:p>
          </table:table-cell>
          <table:table-cell table:style-name="ce382" table:formula="of:=[$TopUSA_Asian.J10]" office:value-type="float" office:value="29.9851320912451" calcext:value-type="float">
            <text:p>29.99</text:p>
          </table:table-cell>
          <table:table-cell table:style-name="ce510" table:formula="of:=[.$D32]/[.E$30]" office:value-type="float" office:value="13.0121650166411" calcext:value-type="float">
            <text:p>13</text:p>
          </table:table-cell>
          <table:table-cell table:style-name="ce510" table:formula="of:=[.$D32]/[.F$30]" office:value-type="float" office:value="9.72150396705515" calcext:value-type="float">
            <text:p>10</text:p>
          </table:table-cell>
          <table:table-cell table:style-name="ce510" table:formula="of:=[.$D32]/[.G$30]" office:value-type="float" office:value="25.8923860440763" calcext:value-type="float">
            <text:p>26</text:p>
          </table:table-cell>
          <table:table-cell table:style-name="ce510" table:formula="of:=[.$D32]/[.H$30]" office:value-type="float" office:value="70.4430163448169" calcext:value-type="float">
            <text:p>70</text:p>
          </table:table-cell>
          <table:table-cell table:style-name="ce510" table:formula="of:=[.$D32]/[.I$30]" office:value-type="float" office:value="41.7015049210388" calcext:value-type="float">
            <text:p>42</text:p>
          </table:table-cell>
          <table:table-cell table:style-name="ce510" table:formula="of:=[.$D32]/[.J$30]" office:value-type="float" office:value="166.137197084187" calcext:value-type="float">
            <text:p>166</text:p>
          </table:table-cell>
          <table:table-cell table:style-name="ce510" table:formula="of:=[.$D32]/[.K$30]" office:value-type="float" office:value="58.8484454281265" calcext:value-type="float">
            <text:p>59</text:p>
          </table:table-cell>
          <table:table-cell table:style-name="ce510" table:formula="of:=[.$D32]/[.L$30]" office:value-type="float" office:value="58.0146038823671" calcext:value-type="float">
            <text:p>58</text:p>
          </table:table-cell>
          <table:table-cell table:style-name="ce510" table:formula="of:=[.$D32]/[.M$30]" office:value-type="float" office:value="56.2273700692005" calcext:value-type="float">
            <text:p>56</text:p>
          </table:table-cell>
          <table:table-cell table:style-name="ce510" table:formula="of:=[.$D32]/[.N$30]" office:value-type="float" office:value="142.572562436176" calcext:value-type="float">
            <text:p>143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1]" office:value-type="string" office:string-value="Michigan" calcext:value-type="string">
            <text:p>Michigan</text:p>
          </table:table-cell>
          <table:table-cell table:style-name="ce311" table:formula="of:=[$TopUSA_Asian.E11]" office:value-type="string" office:string-value="密芝根州" calcext:value-type="string">
            <text:p>密芝根州</text:p>
          </table:table-cell>
          <table:table-cell table:style-name="ce382" table:formula="of:=[$TopUSA_Asian.J11]" office:value-type="float" office:value="34.0384408131612" calcext:value-type="float">
            <text:p>34.04</text:p>
          </table:table-cell>
          <table:table-cell table:style-name="ce510" table:formula="of:=[.$D33]/[.E$30]" office:value-type="float" office:value="14.7711141449113" calcext:value-type="float">
            <text:p>15</text:p>
          </table:table-cell>
          <table:table-cell table:style-name="ce510" table:formula="of:=[.$D33]/[.F$30]" office:value-type="float" office:value="11.0356304714807" calcext:value-type="float">
            <text:p>11</text:p>
          </table:table-cell>
          <table:table-cell table:style-name="ce510" table:formula="of:=[.$D33]/[.G$30]" office:value-type="float" office:value="29.3924484704918" calcext:value-type="float">
            <text:p>29</text:p>
          </table:table-cell>
          <table:table-cell table:style-name="ce510" table:formula="of:=[.$D33]/[.H$30]" office:value-type="float" office:value="79.9653119838576" calcext:value-type="float">
            <text:p>80</text:p>
          </table:table-cell>
          <table:table-cell table:style-name="ce510" table:formula="of:=[.$D33]/[.I$30]" office:value-type="float" office:value="47.3386011025435" calcext:value-type="float">
            <text:p>47</text:p>
          </table:table-cell>
          <table:table-cell table:style-name="ce510" table:formula="of:=[.$D33]/[.J$30]" office:value-type="float" office:value="188.595172187544" calcext:value-type="float">
            <text:p>189</text:p>
          </table:table-cell>
          <table:table-cell table:style-name="ce510" table:formula="of:=[.$D33]/[.K$30]" office:value-type="float" office:value="66.8034184594" calcext:value-type="float">
            <text:p>67</text:p>
          </table:table-cell>
          <table:table-cell table:style-name="ce510" table:formula="of:=[.$D33]/[.L$30]" office:value-type="float" office:value="65.8568604780472" calcext:value-type="float">
            <text:p>66</text:p>
          </table:table-cell>
          <table:table-cell table:style-name="ce510" table:formula="of:=[.$D33]/[.M$30]" office:value-type="float" office:value="63.8280332518195" calcext:value-type="float">
            <text:p>64</text:p>
          </table:table-cell>
          <table:table-cell table:style-name="ce510" table:formula="of:=[.$D33]/[.N$30]" office:value-type="float" office:value="161.845134225087" calcext:value-type="float">
            <text:p>162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2]" office:value-type="string" office:string-value="California" calcext:value-type="string">
            <text:p>California</text:p>
          </table:table-cell>
          <table:table-cell table:style-name="ce311" table:formula="of:=[$TopUSA_Asian.E12]" office:value-type="string" office:string-value="加利福尼亞州" calcext:value-type="string">
            <text:p>加利福尼亞州</text:p>
          </table:table-cell>
          <table:table-cell table:style-name="ce382" table:formula="of:=[$TopUSA_Asian.J12]" office:value-type="float" office:value="3.17530846820413" calcext:value-type="float">
            <text:p>3.18</text:p>
          </table:table-cell>
          <table:table-cell table:style-name="ce391" table:formula="of:=[.$D34]/[.E$30]" office:value-type="float" office:value="1.37793749386463" calcext:value-type="float">
            <text:p>1.4</text:p>
          </table:table-cell>
          <table:table-cell table:style-name="ce391" table:formula="of:=[.$D34]/[.F$30]" office:value-type="float" office:value="1.02946933087826" calcext:value-type="float">
            <text:p>1.0</text:p>
          </table:table-cell>
          <table:table-cell table:style-name="ce510" table:formula="of:=[.$D34]/[.G$30]" office:value-type="float" office:value="2.7419026341982" calcext:value-type="float">
            <text:p>3</text:p>
          </table:table-cell>
          <table:table-cell table:style-name="ce510" table:formula="of:=[.$D34]/[.H$30]" office:value-type="float" office:value="7.45964051933749" calcext:value-type="float">
            <text:p>7</text:p>
          </table:table-cell>
          <table:table-cell table:style-name="ce510" table:formula="of:=[.$D34]/[.I$30]" office:value-type="float" office:value="4.41602662645239" calcext:value-type="float">
            <text:p>4</text:p>
          </table:table-cell>
          <table:table-cell table:style-name="ce510" table:formula="of:=[.$D34]/[.J$30]" office:value-type="float" office:value="17.5932808026264" calcext:value-type="float">
            <text:p>18</text:p>
          </table:table-cell>
          <table:table-cell table:style-name="ce510" table:formula="of:=[.$D34]/[.K$30]" office:value-type="float" office:value="6.23182070834157" calcext:value-type="float">
            <text:p>6</text:p>
          </table:table-cell>
          <table:table-cell table:style-name="ce510" table:formula="of:=[.$D34]/[.L$30]" office:value-type="float" office:value="6.14352014280351" calcext:value-type="float">
            <text:p>6</text:p>
          </table:table-cell>
          <table:table-cell table:style-name="ce510" table:formula="of:=[.$D34]/[.M$30]" office:value-type="float" office:value="5.95425905686467" calcext:value-type="float">
            <text:p>6</text:p>
          </table:table-cell>
          <table:table-cell table:style-name="ce510" table:formula="of:=[.$D34]/[.N$30]" office:value-type="float" office:value="15.097877956967" calcext:value-type="float">
            <text:p>15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3]" office:value-type="string" office:string-value="Florida" calcext:value-type="string">
            <text:p>Florida</text:p>
          </table:table-cell>
          <table:table-cell table:style-name="ce311" table:formula="of:=[$TopUSA_Asian.E13]" office:value-type="string" office:string-value="佛羅里達州" calcext:value-type="string">
            <text:p>佛羅里達州</text:p>
          </table:table-cell>
          <table:table-cell table:style-name="ce382" table:formula="of:=[$TopUSA_Asian.J13]" office:value-type="float" office:value="7.58432908617691" calcext:value-type="float">
            <text:p>7.58</text:p>
          </table:table-cell>
          <table:table-cell table:style-name="ce510" table:formula="of:=[.$D35]/[.E$30]" office:value-type="float" office:value="3.29124918674811" calcext:value-type="float">
            <text:p>3</text:p>
          </table:table-cell>
          <table:table-cell table:style-name="ce510" table:formula="of:=[.$D35]/[.F$30]" office:value-type="float" office:value="2.45892147729602" calcext:value-type="float">
            <text:p>2</text:p>
          </table:table-cell>
          <table:table-cell table:style-name="ce510" table:formula="of:=[.$D35]/[.G$30]" office:value-type="float" office:value="6.54912494589098" calcext:value-type="float">
            <text:p>7</text:p>
          </table:table-cell>
          <table:table-cell table:style-name="ce510" table:formula="of:=[.$D35]/[.H$30]" office:value-type="float" office:value="17.8175976065826" calcext:value-type="float">
            <text:p>18</text:p>
          </table:table-cell>
          <table:table-cell table:style-name="ce510" table:formula="of:=[.$D35]/[.I$30]" office:value-type="float" office:value="10.5478253605002" calcext:value-type="float">
            <text:p>11</text:p>
          </table:table-cell>
          <table:table-cell table:style-name="ce510" table:formula="of:=[.$D35]/[.J$30]" office:value-type="float" office:value="42.0221319121488" calcext:value-type="float">
            <text:p>42</text:p>
          </table:table-cell>
          <table:table-cell table:style-name="ce510" table:formula="of:=[.$D35]/[.K$30]" office:value-type="float" office:value="14.8849094604172" calcext:value-type="float">
            <text:p>15</text:p>
          </table:table-cell>
          <table:table-cell table:style-name="ce510" table:formula="of:=[.$D35]/[.L$30]" office:value-type="float" office:value="14.6740006450243" calcext:value-type="float">
            <text:p>15</text:p>
          </table:table-cell>
          <table:table-cell table:style-name="ce510" table:formula="of:=[.$D35]/[.M$30]" office:value-type="float" office:value="14.2219442941718" calcext:value-type="float">
            <text:p>14</text:p>
          </table:table-cell>
          <table:table-cell table:style-name="ce510" table:formula="of:=[.$D35]/[.N$30]" office:value-type="float" office:value="36.0617798475927" calcext:value-type="float">
            <text:p>36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4]" office:value-type="string" office:string-value="Massachusetts" calcext:value-type="string">
            <text:p>Massachusetts</text:p>
          </table:table-cell>
          <table:table-cell table:style-name="ce311" table:formula="of:=[$TopUSA_Asian.E14]" office:value-type="string" office:string-value="麻省" calcext:value-type="string">
            <text:p>麻省</text:p>
          </table:table-cell>
          <table:table-cell table:style-name="ce382" table:formula="of:=[$TopUSA_Asian.J14]" office:value-type="float" office:value="21.0272450461451" calcext:value-type="float">
            <text:p>21.03</text:p>
          </table:table-cell>
          <table:table-cell table:style-name="ce510" table:formula="of:=[.$D36]/[.E$30]" office:value-type="float" office:value="9.12485499657602" calcext:value-type="float">
            <text:p>9</text:p>
          </table:table-cell>
          <table:table-cell table:style-name="ce510" table:formula="of:=[.$D36]/[.F$30]" office:value-type="float" office:value="6.81726015114087" calcext:value-type="float">
            <text:p>7</text:p>
          </table:table-cell>
          <table:table-cell table:style-name="ce510" table:formula="of:=[.$D36]/[.G$30]" office:value-type="float" office:value="18.1571835175322" calcext:value-type="float">
            <text:p>18</text:p>
          </table:table-cell>
          <table:table-cell table:style-name="ce510" table:formula="of:=[.$D36]/[.H$30]" office:value-type="float" office:value="49.3985673287912" calcext:value-type="float">
            <text:p>49</text:p>
          </table:table-cell>
          <table:table-cell table:style-name="ce510" table:formula="of:=[.$D36]/[.I$30]" office:value-type="float" office:value="29.2434183747929" calcext:value-type="float">
            <text:p>29</text:p>
          </table:table-cell>
          <table:table-cell table:style-name="ce510" table:formula="of:=[.$D36]/[.J$30]" office:value-type="float" office:value="116.504657833037" calcext:value-type="float">
            <text:p>117</text:p>
          </table:table-cell>
          <table:table-cell table:style-name="ce510" table:formula="of:=[.$D36]/[.K$30]" office:value-type="float" office:value="41.2678082870013" calcext:value-type="float">
            <text:p>41</text:p>
          </table:table-cell>
          <table:table-cell table:style-name="ce510" table:formula="of:=[.$D36]/[.L$30]" office:value-type="float" office:value="40.6830721431356" calcext:value-type="float">
            <text:p>41</text:p>
          </table:table-cell>
          <table:table-cell table:style-name="ce510" table:formula="of:=[.$D36]/[.M$30]" office:value-type="float" office:value="39.4297642294052" calcext:value-type="float">
            <text:p>39</text:p>
          </table:table-cell>
          <table:table-cell table:style-name="ce510" table:formula="of:=[.$D36]/[.N$30]" office:value-type="float" office:value="99.9798232697336" calcext:value-type="float">
            <text:p>100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5]" office:value-type="string" office:string-value="Illinois" calcext:value-type="string">
            <text:p>Illinois</text:p>
          </table:table-cell>
          <table:table-cell table:style-name="ce311" table:formula="of:=[$TopUSA_Asian.E15]" office:value-type="string" office:string-value="伊利諾州" calcext:value-type="string">
            <text:p>伊利諾州</text:p>
          </table:table-cell>
          <table:table-cell table:style-name="ce382" table:formula="of:=[$TopUSA_Asian.J15]" office:value-type="float" office:value="4.97159464775667" calcext:value-type="float">
            <text:p>4.97</text:p>
          </table:table-cell>
          <table:table-cell table:style-name="ce510" table:formula="of:=[.$D37]/[.E$30]" office:value-type="float" office:value="2.15744288721502" calcext:value-type="float">
            <text:p>2</text:p>
          </table:table-cell>
          <table:table-cell table:style-name="ce510" table:formula="of:=[.$D37]/[.F$30]" office:value-type="float" office:value="1.61184472837017" calcext:value-type="float">
            <text:p>2</text:p>
          </table:table-cell>
          <table:table-cell table:style-name="ce510" table:formula="of:=[.$D37]/[.G$30]" office:value-type="float" office:value="4.29300919811403" calcext:value-type="float">
            <text:p>4</text:p>
          </table:table-cell>
          <table:table-cell table:style-name="ce510" table:formula="of:=[.$D37]/[.H$30]" office:value-type="float" office:value="11.679592471563" calcext:value-type="float">
            <text:p>12</text:p>
          </table:table-cell>
          <table:table-cell table:style-name="ce510" table:formula="of:=[.$D37]/[.I$30]" office:value-type="float" office:value="6.91419260845504" calcext:value-type="float">
            <text:p>7</text:p>
          </table:table-cell>
          <table:table-cell table:style-name="ce510" table:formula="of:=[.$D37]/[.J$30]" office:value-type="float" office:value="27.5458783140796" calcext:value-type="float">
            <text:p>28</text:p>
          </table:table-cell>
          <table:table-cell table:style-name="ce510" table:formula="of:=[.$D37]/[.K$30]" office:value-type="float" office:value="9.75718951075415" calcext:value-type="float">
            <text:p>10</text:p>
          </table:table-cell>
          <table:table-cell table:style-name="ce510" table:formula="of:=[.$D37]/[.L$30]" office:value-type="float" office:value="9.618936920992" calcext:value-type="float">
            <text:p>10</text:p>
          </table:table-cell>
          <table:table-cell table:style-name="ce510" table:formula="of:=[.$D37]/[.M$30]" office:value-type="float" office:value="9.32260999360711" calcext:value-type="float">
            <text:p>9</text:p>
          </table:table-cell>
          <table:table-cell table:style-name="ce510" table:formula="of:=[.$D37]/[.N$30]" office:value-type="float" office:value="23.6388149356061" calcext:value-type="float">
            <text:p>24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6]" office:value-type="string" office:string-value="Washington" calcext:value-type="string">
            <text:p>Washington</text:p>
          </table:table-cell>
          <table:table-cell table:style-name="ce311" table:formula="of:=[$TopUSA_Asian.E16]" office:value-type="string" office:string-value="華盛頓州" calcext:value-type="string">
            <text:p>華盛頓州</text:p>
          </table:table-cell>
          <table:table-cell table:style-name="ce382" table:formula="of:=[$TopUSA_Asian.J16]" office:value-type="float" office:value="16.8987310179588" calcext:value-type="float">
            <text:p>16.90</text:p>
          </table:table-cell>
          <table:table-cell table:style-name="ce510" table:formula="of:=[.$D38]/[.E$30]" office:value-type="float" office:value="7.33327023234003" calcext:value-type="float">
            <text:p>7</text:p>
          </table:table-cell>
          <table:table-cell table:style-name="ce510" table:formula="of:=[.$D38]/[.F$30]" office:value-type="float" office:value="5.47875127344361" calcext:value-type="float">
            <text:p>5</text:p>
          </table:table-cell>
          <table:table-cell table:style-name="ce510" table:formula="of:=[.$D38]/[.G$30]" office:value-type="float" office:value="14.5921807461288" calcext:value-type="float">
            <text:p>15</text:p>
          </table:table-cell>
          <table:table-cell table:style-name="ce510" table:formula="of:=[.$D38]/[.H$30]" office:value-type="float" office:value="39.6995945084497" calcext:value-type="float">
            <text:p>40</text:p>
          </table:table-cell>
          <table:table-cell table:style-name="ce510" table:formula="of:=[.$D38]/[.I$30]" office:value-type="float" office:value="23.5017312099977" calcext:value-type="float">
            <text:p>24</text:p>
          </table:table-cell>
          <table:table-cell table:style-name="ce510" table:formula="of:=[.$D38]/[.J$30]" office:value-type="float" office:value="93.6299962614807" calcext:value-type="float">
            <text:p>94</text:p>
          </table:table-cell>
          <table:table-cell table:style-name="ce510" table:formula="of:=[.$D38]/[.K$30]" office:value-type="float" office:value="33.1652382617081" calcext:value-type="float">
            <text:p>33</text:p>
          </table:table-cell>
          <table:table-cell table:style-name="ce510" table:formula="of:=[.$D38]/[.L$30]" office:value-type="float" office:value="32.6953099001952" calcext:value-type="float">
            <text:p>33</text:p>
          </table:table-cell>
          <table:table-cell table:style-name="ce510" table:formula="of:=[.$D38]/[.M$30]" office:value-type="float" office:value="31.6880779366008" calcext:value-type="float">
            <text:p>32</text:p>
          </table:table-cell>
          <table:table-cell table:style-name="ce510" table:formula="of:=[.$D38]/[.N$30]" office:value-type="float" office:value="80.3496671556611" calcext:value-type="float">
            <text:p>80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7]" office:value-type="string" office:string-value="Louisiana" calcext:value-type="string">
            <text:p>Louisiana</text:p>
          </table:table-cell>
          <table:table-cell table:style-name="ce311" table:formula="of:=[$TopUSA_Asian.E17]" office:value-type="string" office:string-value="路易斯安那州" calcext:value-type="string">
            <text:p>路易斯安那州</text:p>
          </table:table-cell>
          <table:table-cell table:style-name="ce382" table:formula="of:=[$TopUSA_Asian.J17]" office:value-type="float" office:value="26.6886965664936" calcext:value-type="float">
            <text:p>26.69</text:p>
          </table:table-cell>
          <table:table-cell table:style-name="ce510" table:formula="of:=[.$D39]/[.E$30]" office:value-type="float" office:value="11.5816639641776" calcext:value-type="float">
            <text:p>12</text:p>
          </table:table-cell>
          <table:table-cell table:style-name="ce510" table:formula="of:=[.$D39]/[.F$30]" office:value-type="float" office:value="8.65276393504543" calcext:value-type="float">
            <text:p>9</text:p>
          </table:table-cell>
          <table:table-cell table:style-name="ce510" table:formula="of:=[.$D39]/[.G$30]" office:value-type="float" office:value="23.0458892897334" calcext:value-type="float">
            <text:p>23</text:p>
          </table:table-cell>
          <table:table-cell table:style-name="ce510" table:formula="of:=[.$D39]/[.H$30]" office:value-type="float" office:value="62.6988162911675" calcext:value-type="float">
            <text:p>63</text:p>
          </table:table-cell>
          <table:table-cell table:style-name="ce510" table:formula="of:=[.$D39]/[.I$30]" office:value-type="float" office:value="37.1170221233976" calcext:value-type="float">
            <text:p>37</text:p>
          </table:table-cell>
          <table:table-cell table:style-name="ce510" table:formula="of:=[.$D39]/[.J$30]" office:value-type="float" office:value="147.872793352884" calcext:value-type="float">
            <text:p>148</text:p>
          </table:table-cell>
          <table:table-cell table:style-name="ce510" table:formula="of:=[.$D39]/[.K$30]" office:value-type="float" office:value="52.3789022726933" calcext:value-type="float">
            <text:p>52</text:p>
          </table:table-cell>
          <table:table-cell table:style-name="ce510" table:formula="of:=[.$D39]/[.L$30]" office:value-type="float" office:value="51.6367296542239" calcext:value-type="float">
            <text:p>52</text:p>
          </table:table-cell>
          <table:table-cell table:style-name="ce510" table:formula="of:=[.$D39]/[.M$30]" office:value-type="float" office:value="50.0459765840746" calcext:value-type="float">
            <text:p>50</text:p>
          </table:table-cell>
          <table:table-cell table:style-name="ce510" table:formula="of:=[.$D39]/[.N$30]" office:value-type="float" office:value="126.898752554689" calcext:value-type="float">
            <text:p>127</text:p>
          </table:table-cell>
          <table:table-cell table:number-columns-repeated="33"/>
        </table:table-row>
        <table:table-row table:style-name="ro2">
          <table:table-cell/>
          <table:table-cell table:style-name="ce312" table:formula="of:=[$TopUSA_Asian.D18]" office:value-type="string" office:string-value="Pennsylvania" calcext:value-type="string">
            <text:p>Pennsylvania</text:p>
          </table:table-cell>
          <table:table-cell table:style-name="ce312" table:formula="of:=[$TopUSA_Asian.E18]" office:value-type="string" office:string-value="賓夕凡尼亞州" calcext:value-type="string">
            <text:p>賓夕凡尼亞州</text:p>
          </table:table-cell>
          <table:table-cell table:style-name="ce383" table:formula="of:=[$TopUSA_Asian.J18]" office:value-type="float" office:value="4.92974757579663" calcext:value-type="float">
            <text:p>4.93</text:p>
          </table:table-cell>
          <table:table-cell table:style-name="ce510" table:formula="of:=[.$D40]/[.E$30]" office:value-type="float" office:value="2.13928318712931" calcext:value-type="float">
            <text:p>2</text:p>
          </table:table-cell>
          <table:table-cell table:style-name="ce510" table:formula="of:=[.$D40]/[.F$30]" office:value-type="float" office:value="1.59827745526858" calcext:value-type="float">
            <text:p>2</text:p>
          </table:table-cell>
          <table:table-cell table:style-name="ce510" table:formula="of:=[.$D40]/[.G$30]" office:value-type="float" office:value="4.256873938189" calcext:value-type="float">
            <text:p>4</text:p>
          </table:table-cell>
          <table:table-cell table:style-name="ce510" table:formula="of:=[.$D40]/[.H$30]" office:value-type="float" office:value="11.5812826170293" calcext:value-type="float">
            <text:p>12</text:p>
          </table:table-cell>
          <table:table-cell table:style-name="ce510" table:formula="of:=[.$D40]/[.I$30]" office:value-type="float" office:value="6.85599423627637" calcext:value-type="float">
            <text:p>7</text:p>
          </table:table-cell>
          <table:table-cell table:style-name="ce510" table:formula="of:=[.$D40]/[.J$30]" office:value-type="float" office:value="27.3140182302065" calcext:value-type="float">
            <text:p>27</text:p>
          </table:table-cell>
          <table:table-cell table:style-name="ce510" table:formula="of:=[.$D40]/[.K$30]" office:value-type="float" office:value="9.67506097041377" calcext:value-type="float">
            <text:p>10</text:p>
          </table:table-cell>
          <table:table-cell table:style-name="ce510" table:formula="of:=[.$D40]/[.L$30]" office:value-type="float" office:value="9.53797208495223" calcext:value-type="float">
            <text:p>10</text:p>
          </table:table-cell>
          <table:table-cell table:style-name="ce510" table:formula="of:=[.$D40]/[.M$30]" office:value-type="float" office:value="9.24413941044445" calcext:value-type="float">
            <text:p>9</text:p>
          </table:table-cell>
          <table:table-cell table:style-name="ce510" table:formula="of:=[.$D40]/[.N$30]" office:value-type="float" office:value="23.4398415156579" calcext:value-type="float">
            <text:p>23</text:p>
          </table:table-cell>
          <table:table-cell table:number-columns-repeated="33"/>
        </table:table-row>
        <table:table-row table:style-name="ro40">
          <table:table-cell table:number-columns-repeated="4"/>
          <table:table-cell table:style-name="ce293" table:number-columns-repeated="9"/>
          <table:table-cell table:style-name="ce339"/>
          <table:table-cell table:number-columns-repeated="33"/>
        </table:table-row>
        <table:table-row table:style-name="ro29">
          <table:table-cell table:number-columns-repeated="4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1:.N40];&quot;&gt;=&quot; &amp; 10) - COUNTIF([.E31:.N40];&quot;&gt;&quot; &amp; 100)" office:value-type="float" office:value="55" calcext:value-type="float">
            <text:p>55</text:p>
          </table:table-cell>
          <table:table-cell table:number-columns-repeated="33"/>
        </table:table-row>
        <table:table-row table:style-name="ro29">
          <table:table-cell table:number-columns-repeated="4"/>
          <table:table-cell table:style-name="Times100" office:value-type="string" calcext:value-type="string">
            <text:p><text:span text:style-name="T3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1:.N40];&quot;&gt;=&quot; &amp; 100) - COUNTIF([.E31:.N40];&quot;&gt;&quot; &amp; 500)" office:value-type="float" office:value="14" calcext:value-type="float">
            <text:p>14</text:p>
          </table:table-cell>
          <table:table-cell table:number-columns-repeated="33"/>
        </table:table-row>
        <table:table-row table:style-name="ro29" table:visibility="collapse">
          <table:table-cell table:number-columns-repeated="4"/>
          <table:table-cell table:style-name="Times500" office:value-type="string" calcext:value-type="string">
            <text:p><text:span text:style-name="T3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1:.N40];&quot;&gt;=&quot; &amp; 500) - COUNTIF([.E31:.N40];&quot;&gt;&quot; &amp; 1000)" office:value-type="float" office:value="0" calcext:value-type="float">
            <text:p>0</text:p>
          </table:table-cell>
          <table:table-cell table:number-columns-repeated="33"/>
        </table:table-row>
        <table:table-row table:style-name="ro29" table:visibility="collapse">
          <table:table-cell table:number-columns-repeated="4"/>
          <table:table-cell table:style-name="Times1000" office:value-type="string" calcext:value-type="string">
            <text:p><text:span text:style-name="T4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1:.N40];&quot;&gt;&quot; &amp; 1000)" office:value-type="float" office:value="0" calcext:value-type="float">
            <text:p>0</text:p>
          </table:table-cell>
          <table:table-cell table:number-columns-repeated="33"/>
        </table:table-row>
        <table:table-row table:style-name="ro19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TopUSA_AsianRatio.E31:TopUSA_AsianRatio.N40">
            <calcext:condition calcext:apply-style-name="Default" calcext:value="&lt;10" calcext:base-cell-address="TopUSA_AsianRatio.E31"/>
            <calcext:condition calcext:apply-style-name="Times10" calcext:value="&lt;100" calcext:base-cell-address="TopUSA_AsianRatio.E31"/>
            <calcext:condition calcext:apply-style-name="Times100" calcext:value="&lt;500" calcext:base-cell-address="TopUSA_AsianRatio.E31"/>
            <calcext:condition calcext:apply-style-name="Times500" calcext:value="&lt;1000" calcext:base-cell-address="TopUSA_AsianRatio.E31"/>
            <calcext:condition calcext:apply-style-name="Times1000" calcext:value="&gt;=1000" calcext:base-cell-address="TopUSA_AsianRatio.E31"/>
          </calcext:conditional-format>
          <calcext:conditional-format calcext:target-range-address="TopUSA_AsianRatio.E31:TopUSA_AsianRatio.N40 TopUSA_AsianRatio.E7:TopUSA_AsianRatio.N16">
            <calcext:condition calcext:apply-style-name="Default" calcext:value="&lt;10" calcext:base-cell-address="TopUSA_AsianRatio.E7"/>
            <calcext:condition calcext:apply-style-name="Times10" calcext:value="&lt;=100" calcext:base-cell-address="TopUSA_AsianRatio.E7"/>
            <calcext:condition calcext:apply-style-name="Times100" calcext:value="&lt;500" calcext:base-cell-address="TopUSA_AsianRatio.E7"/>
            <calcext:condition calcext:apply-style-name="Times500" calcext:value="&lt;1000" calcext:base-cell-address="TopUSA_AsianRatio.E7"/>
            <calcext:condition calcext:apply-style-name="Times1000" calcext:value="&gt;=1000" calcext:base-cell-address="TopUSA_AsianRatio.E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gnm="http://www.gnumeric.org/odf-extension/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" loext:min-decimal-places="1" number:min-integer-digits="1" number:grouping="true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1" loext:min-decimal-places="1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Times10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Times100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Times500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Times1000" style:family="table-cell" style:parent-style-name="Default" style:data-style-name="N1">
      <style:table-cell-properties fo:background-color="#ff3333" fo:border="none"/>
      <style:text-properties fo:color="#ffffff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00/00/00</text:date>, <text:time style:data-style-name="N2" text:time-value="17:50:47.215022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14:33:37.778944543</meta:creation-date>
    <dc:date>2020-03-22T14:52:15.234742967</dc:date>
    <meta:editing-duration>PT18M42S</meta:editing-duration>
    <meta:editing-cycles>4</meta:editing-cycles>
    <meta:generator>LibreOffice/6.3.5.2$Linux_X86_64 LibreOffice_project/30$Build-2</meta:generator>
    <dc:title>Tables</dc:title>
    <meta:document-statistic meta:table-count="8" meta:cell-count="1749" meta:object-count="0"/>
  </office:meta>
</office:document-meta>
</file>